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ourier New" svg:font-family="'Courier New', monospace"/>
    <style:font-face style:name="Helvetica Neue" svg:font-family="'Helvetica Neue', Helvetica, Ari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onsolas" svg:font-family="Consolas" style:font-family-generic="swiss" style:font-pitch="fixed"/>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2681in" table:align="margins" fo:background-color="#ffffff">
        <style:background-image/>
      </style:table-properties>
    </style:style>
    <style:style style:name="Table1.A" style:family="table-column">
      <style:table-column-properties style:column-width="1.1458in" style:rel-column-width="10334*"/>
    </style:style>
    <style:style style:name="Table1.B" style:family="table-column">
      <style:table-column-properties style:column-width="0.4375in" style:rel-column-width="3945*"/>
    </style:style>
    <style:style style:name="Table1.E" style:family="table-column">
      <style:table-column-properties style:column-width="1.1174in" style:rel-column-width="10072*"/>
    </style:style>
    <style:style style:name="Table1.F" style:family="table-column">
      <style:table-column-properties style:column-width="1.3438in" style:rel-column-width="12115*"/>
    </style:style>
    <style:style style:name="Table1.G" style:family="table-column">
      <style:table-column-properties style:column-width="2.3486in" style:rel-column-width="21179*"/>
    </style:style>
    <style:style style:name="Table1.A1" style:family="table-cell">
      <style:table-cell-properties style:vertical-align="middle" fo:padding-left="0in" fo:padding-right="0in" fo:padding-top="0.0833in" fo:padding-bottom="0in" fo:border-left="none" fo:border-right="none" fo:border-top="0.05pt solid #dddddd" fo:border-bottom="none"/>
    </style:style>
    <style:style style:name="Table2" style:family="table">
      <style:table-properties style:width="7.2681in" table:align="margins" fo:background-color="#ffffff">
        <style:background-image/>
      </style:table-properties>
    </style:style>
    <style:style style:name="Table2.A" style:family="table-column">
      <style:table-column-properties style:column-width="1.4174in" style:rel-column-width="12781*"/>
    </style:style>
    <style:style style:name="Table2.B" style:family="table-column">
      <style:table-column-properties style:column-width="2.2771in" style:rel-column-width="20531*"/>
    </style:style>
    <style:style style:name="Table2.C" style:family="table-column">
      <style:table-column-properties style:column-width="3.5736in" style:rel-column-width="32223*"/>
    </style:style>
    <style:style style:name="Table2.A1" style:family="table-cell">
      <style:table-cell-properties style:vertical-align="middle" fo:background-color="#dee7e5" fo:padding="0.0403in" fo:border-left="0.05pt solid #50938a" fo:border-right="none" fo:border-top="0.05pt solid #50938a" fo:border-bottom="0.05pt solid #50938a">
        <style:background-image/>
      </style:table-cell-properties>
    </style:style>
    <style:style style:name="Table2.B1" style:family="table-cell">
      <style:table-cell-properties style:vertical-align="middle" fo:background-color="#dee7e5" fo:padding="0.0403in" fo:border-left="none" fo:border-right="none" fo:border-top="0.05pt solid #50938a" fo:border-bottom="0.05pt solid #50938a">
        <style:background-image/>
      </style:table-cell-properties>
    </style:style>
    <style:style style:name="Table2.C1" style:family="table-cell">
      <style:table-cell-properties style:vertical-align="middle" fo:background-color="#dee7e5" fo:padding="0.0403in" fo:border-left="none" fo:border-right="0.05pt solid #50938a" fo:border-top="0.05pt solid #50938a" fo:border-bottom="0.05pt solid #50938a">
        <style:background-image/>
      </style:table-cell-properties>
    </style:style>
    <style:style style:name="Table2.A2" style:family="table-cell">
      <style:table-cell-properties style:vertical-align="middle" fo:padding="0.0403in" fo:border-left="0.05pt solid #50938a" fo:border-right="none" fo:border-top="none" fo:border-bottom="0.05pt solid #50938a"/>
    </style:style>
    <style:style style:name="Table2.B2" style:family="table-cell">
      <style:table-cell-properties style:vertical-align="middle" fo:padding="0.0403in" fo:border-left="none" fo:border-right="none" fo:border-top="none" fo:border-bottom="0.05pt solid #50938a"/>
    </style:style>
    <style:style style:name="Table2.C2" style:family="table-cell">
      <style:table-cell-properties style:vertical-align="middle" fo:padding="0.0403in" fo:border-left="none" fo:border-right="0.05pt solid #50938a" fo:border-top="none" fo:border-bottom="0.05pt solid #50938a"/>
    </style:style>
    <style:style style:name="Table2.A3" style:family="table-cell">
      <style:table-cell-properties style:vertical-align="middle" fo:padding="0.0403in" fo:border-left="0.05pt solid #50938a" fo:border-right="none" fo:border-top="none" fo:border-bottom="0.05pt solid #50938a"/>
    </style:style>
    <style:style style:name="Table2.B3" style:family="table-cell">
      <style:table-cell-properties style:vertical-align="middle" fo:padding="0.0403in" fo:border-left="none" fo:border-right="none" fo:border-top="none" fo:border-bottom="0.05pt solid #50938a"/>
    </style:style>
    <style:style style:name="Table2.C3" style:family="table-cell">
      <style:table-cell-properties style:vertical-align="middle" fo:padding="0.0403in" fo:border-left="none" fo:border-right="0.05pt solid #50938a" fo:border-top="none" fo:border-bottom="0.05pt solid #50938a"/>
    </style:style>
    <style:style style:name="Table2.A4" style:family="table-cell">
      <style:table-cell-properties style:vertical-align="middle" fo:padding="0.0403in" fo:border-left="0.05pt solid #50938a" fo:border-right="none" fo:border-top="none" fo:border-bottom="0.05pt solid #50938a"/>
    </style:style>
    <style:style style:name="Table2.B4" style:family="table-cell">
      <style:table-cell-properties style:vertical-align="middle" fo:padding="0.0403in" fo:border-left="none" fo:border-right="none" fo:border-top="none" fo:border-bottom="0.05pt solid #50938a"/>
    </style:style>
    <style:style style:name="Table2.C4" style:family="table-cell">
      <style:table-cell-properties style:vertical-align="middle" fo:padding="0.0403in" fo:border-left="none" fo:border-right="0.05pt solid #50938a" fo:border-top="none" fo:border-bottom="0.05pt solid #50938a"/>
    </style:style>
    <style:style style:name="Table2.A5" style:family="table-cell">
      <style:table-cell-properties style:vertical-align="middle" fo:padding="0.0403in" fo:border-left="0.05pt solid #50938a" fo:border-right="none" fo:border-top="none" fo:border-bottom="0.05pt solid #50938a"/>
    </style:style>
    <style:style style:name="Table2.B5" style:family="table-cell">
      <style:table-cell-properties style:vertical-align="middle" fo:padding="0.0403in" fo:border-left="none" fo:border-right="none" fo:border-top="none" fo:border-bottom="0.05pt solid #50938a"/>
    </style:style>
    <style:style style:name="Table2.C5" style:family="table-cell">
      <style:table-cell-properties style:vertical-align="middle" fo:padding="0.0403in" fo:border-left="none" fo:border-right="0.05pt solid #50938a" fo:border-top="none" fo:border-bottom="0.05pt solid #50938a"/>
    </style:style>
    <style:style style:name="Table2.A6" style:family="table-cell">
      <style:table-cell-properties style:vertical-align="middle" fo:padding="0.0403in" fo:border-left="0.05pt solid #50938a" fo:border-right="none" fo:border-top="none" fo:border-bottom="0.05pt solid #50938a"/>
    </style:style>
    <style:style style:name="Table2.B6" style:family="table-cell">
      <style:table-cell-properties style:vertical-align="middle" fo:padding="0.0403in" fo:border-left="none" fo:border-right="none" fo:border-top="none" fo:border-bottom="0.05pt solid #50938a"/>
    </style:style>
    <style:style style:name="Table2.C6" style:family="table-cell">
      <style:table-cell-properties style:vertical-align="middle" fo:padding="0.0403in" fo:border-left="none" fo:border-right="0.05pt solid #50938a" fo:border-top="none" fo:border-bottom="0.05pt solid #50938a"/>
    </style:style>
    <style:style style:name="Table2.A7" style:family="table-cell">
      <style:table-cell-properties style:vertical-align="middle" fo:padding="0.0403in" fo:border-left="0.05pt solid #50938a" fo:border-right="none" fo:border-top="none" fo:border-bottom="0.05pt solid #50938a"/>
    </style:style>
    <style:style style:name="Table2.B7" style:family="table-cell">
      <style:table-cell-properties style:vertical-align="middle" fo:padding="0.0403in" fo:border-left="none" fo:border-right="none" fo:border-top="none" fo:border-bottom="0.05pt solid #50938a"/>
    </style:style>
    <style:style style:name="Table2.C7" style:family="table-cell">
      <style:table-cell-properties style:vertical-align="middle" fo:padding="0.0403in" fo:border-left="none" fo:border-right="0.05pt solid #50938a" fo:border-top="none" fo:border-bottom="0.05pt solid #50938a"/>
    </style:style>
    <style:style style:name="Table2.A8" style:family="table-cell">
      <style:table-cell-properties style:vertical-align="middle" fo:padding="0.0403in" fo:border-left="0.05pt solid #50938a" fo:border-right="none" fo:border-top="none" fo:border-bottom="0.05pt solid #50938a"/>
    </style:style>
    <style:style style:name="Table2.B8" style:family="table-cell">
      <style:table-cell-properties style:vertical-align="middle" fo:padding="0.0403in" fo:border-left="none" fo:border-right="none" fo:border-top="none" fo:border-bottom="0.05pt solid #50938a"/>
    </style:style>
    <style:style style:name="Table2.C8" style:family="table-cell">
      <style:table-cell-properties style:vertical-align="middle" fo:padding="0.0403in" fo:border-left="none" fo:border-right="0.05pt solid #50938a" fo:border-top="none" fo:border-bottom="0.05pt solid #50938a"/>
    </style:style>
    <style:style style:name="Table2.A9" style:family="table-cell">
      <style:table-cell-properties style:vertical-align="middle" fo:padding="0.0403in" fo:border-left="0.05pt solid #50938a" fo:border-right="none" fo:border-top="none" fo:border-bottom="0.05pt solid #50938a"/>
    </style:style>
    <style:style style:name="Table2.B9" style:family="table-cell">
      <style:table-cell-properties style:vertical-align="middle" fo:padding="0.0403in" fo:border-left="none" fo:border-right="none" fo:border-top="none" fo:border-bottom="0.05pt solid #50938a"/>
    </style:style>
    <style:style style:name="Table2.C9" style:family="table-cell">
      <style:table-cell-properties style:vertical-align="middle" fo:padding="0.0403in" fo:border-left="none" fo:border-right="0.05pt solid #50938a" fo:border-top="none" fo:border-bottom="0.05pt solid #50938a"/>
    </style:style>
    <style:style style:name="Table2.A10" style:family="table-cell">
      <style:table-cell-properties style:vertical-align="middle" fo:padding="0.0403in" fo:border-left="0.05pt solid #50938a" fo:border-right="none" fo:border-top="none" fo:border-bottom="0.05pt solid #50938a"/>
    </style:style>
    <style:style style:name="Table2.B10" style:family="table-cell">
      <style:table-cell-properties style:vertical-align="middle" fo:padding="0.0403in" fo:border-left="none" fo:border-right="none" fo:border-top="none" fo:border-bottom="0.05pt solid #50938a"/>
    </style:style>
    <style:style style:name="Table2.C10" style:family="table-cell">
      <style:table-cell-properties style:vertical-align="middle" fo:padding="0.0403in" fo:border-left="none" fo:border-right="0.05pt solid #50938a" fo:border-top="none" fo:border-bottom="0.05pt solid #50938a"/>
    </style:style>
    <style:style style:name="Table2.A11" style:family="table-cell">
      <style:table-cell-properties style:vertical-align="middle" fo:padding="0.0403in" fo:border-left="0.05pt solid #50938a" fo:border-right="none" fo:border-top="none" fo:border-bottom="0.05pt solid #50938a"/>
    </style:style>
    <style:style style:name="Table2.B11" style:family="table-cell">
      <style:table-cell-properties style:vertical-align="middle" fo:padding="0.0403in" fo:border-left="none" fo:border-right="none" fo:border-top="none" fo:border-bottom="0.05pt solid #50938a"/>
    </style:style>
    <style:style style:name="Table2.C11" style:family="table-cell">
      <style:table-cell-properties style:vertical-align="middle" fo:padding="0.0403in" fo:border-left="none" fo:border-right="0.05pt solid #50938a" fo:border-top="none" fo:border-bottom="0.05pt solid #50938a"/>
    </style:style>
    <style:style style:name="Table3" style:family="table">
      <style:table-properties style:width="7.2681in" table:align="margins" fo:background-color="#ffffff">
        <style:background-image/>
      </style:table-properties>
    </style:style>
    <style:style style:name="Table3.A" style:family="table-column">
      <style:table-column-properties style:column-width="0.7632in" style:rel-column-width="6882*"/>
    </style:style>
    <style:style style:name="Table3.B" style:family="table-column">
      <style:table-column-properties style:column-width="6.5049in" style:rel-column-width="58653*"/>
    </style:style>
    <style:style style:name="Table3.A1" style:family="table-cell">
      <style:table-cell-properties style:vertical-align="middle" fo:background-color="#dee7e5" fo:padding="0.0403in" fo:border-left="0.05pt solid #50938a" fo:border-right="none" fo:border-top="0.05pt solid #50938a" fo:border-bottom="0.05pt solid #50938a">
        <style:background-image/>
      </style:table-cell-properties>
    </style:style>
    <style:style style:name="Table3.B1" style:family="table-cell">
      <style:table-cell-properties style:vertical-align="middle" fo:background-color="#dee7e5" fo:padding="0.0403in" fo:border-left="none" fo:border-right="0.05pt solid #50938a" fo:border-top="0.05pt solid #50938a" fo:border-bottom="0.05pt solid #50938a">
        <style:background-image/>
      </style:table-cell-properties>
    </style:style>
    <style:style style:name="Table3.A2" style:family="table-cell">
      <style:table-cell-properties style:vertical-align="middle" fo:padding="0.0403in" fo:border-left="0.05pt solid #50938a" fo:border-right="none" fo:border-top="none" fo:border-bottom="0.05pt solid #50938a"/>
    </style:style>
    <style:style style:name="Table3.B2" style:family="table-cell">
      <style:table-cell-properties style:vertical-align="middle" fo:padding="0.0403in" fo:border-left="none" fo:border-right="0.05pt solid #50938a" fo:border-top="none" fo:border-bottom="0.05pt solid #50938a"/>
    </style:style>
    <style:style style:name="Table3.A3" style:family="table-cell">
      <style:table-cell-properties style:vertical-align="middle" fo:padding="0.0403in" fo:border-left="0.05pt solid #50938a" fo:border-right="none" fo:border-top="none" fo:border-bottom="0.05pt solid #50938a"/>
    </style:style>
    <style:style style:name="Table3.B3" style:family="table-cell">
      <style:table-cell-properties style:vertical-align="middle" fo:padding="0.0403in" fo:border-left="none" fo:border-right="0.05pt solid #50938a" fo:border-top="none" fo:border-bottom="0.05pt solid #50938a"/>
    </style:style>
    <style:style style:name="Table4" style:family="table">
      <style:table-properties style:width="7.2681in" table:align="margins" fo:background-color="#ffffff">
        <style:background-image/>
      </style:table-properties>
    </style:style>
    <style:style style:name="Table4.A" style:family="table-column">
      <style:table-column-properties style:column-width="0.6563in" style:rel-column-width="5917*"/>
    </style:style>
    <style:style style:name="Table4.B" style:family="table-column">
      <style:table-column-properties style:column-width="6.6118in" style:rel-column-width="59618*"/>
    </style:style>
    <style:style style:name="Table4.A1" style:family="table-cell">
      <style:table-cell-properties style:vertical-align="middle" fo:background-color="#dee7e5" fo:padding="0.0403in" fo:border-left="1.5pt solid #50938a" fo:border-right="none" fo:border-top="1.5pt solid #50938a" fo:border-bottom="1.5pt solid #50938a">
        <style:background-image/>
      </style:table-cell-properties>
    </style:style>
    <style:style style:name="Table4.B1" style:family="table-cell">
      <style:table-cell-properties style:vertical-align="middle" fo:background-color="#dee7e5" fo:padding="0.0403in" fo:border-left="none" fo:border-right="1.5pt solid #50938a" fo:border-top="1.5pt solid #50938a" fo:border-bottom="1.5pt solid #50938a">
        <style:background-image/>
      </style:table-cell-properties>
    </style:style>
    <style:style style:name="Table4.A2" style:family="table-cell">
      <style:table-cell-properties style:vertical-align="middle" fo:padding="0.0403in" fo:border-left="1.5pt solid #50938a" fo:border-right="none" fo:border-top="none" fo:border-bottom="1.5pt solid #50938a"/>
    </style:style>
    <style:style style:name="Table4.B2" style:family="table-cell">
      <style:table-cell-properties style:vertical-align="middle" fo:padding="0.0403in" fo:border-left="none" fo:border-right="1.5pt solid #50938a" fo:border-top="none" fo:border-bottom="1.5pt solid #50938a"/>
    </style:style>
    <style:style style:name="Table5" style:family="table">
      <style:table-properties style:width="7.2681in" table:align="margins" fo:background-color="#ffffff">
        <style:background-image/>
      </style:table-properties>
    </style:style>
    <style:style style:name="Table5.A" style:family="table-column">
      <style:table-column-properties style:column-width="0.6646in" style:rel-column-width="5992*"/>
    </style:style>
    <style:style style:name="Table5.B" style:family="table-column">
      <style:table-column-properties style:column-width="6.6035in" style:rel-column-width="59543*"/>
    </style:style>
    <style:style style:name="Table5.A1" style:family="table-cell">
      <style:table-cell-properties style:vertical-align="middle" fo:background-color="#dee7e5" fo:padding="0.0403in" fo:border-left="0.05pt solid #50938a" fo:border-right="none" fo:border-top="0.05pt solid #50938a" fo:border-bottom="0.05pt solid #50938a">
        <style:background-image/>
      </style:table-cell-properties>
    </style:style>
    <style:style style:name="Table5.B1" style:family="table-cell">
      <style:table-cell-properties style:vertical-align="middle" fo:background-color="#dee7e5" fo:padding="0.0403in" fo:border-left="none" fo:border-right="0.05pt solid #50938a" fo:border-top="0.05pt solid #50938a" fo:border-bottom="0.05pt solid #50938a">
        <style:background-image/>
      </style:table-cell-properties>
    </style:style>
    <style:style style:name="Table5.A2" style:family="table-cell">
      <style:table-cell-properties style:vertical-align="middle" fo:padding="0.0403in" fo:border-left="0.05pt solid #50938a" fo:border-right="none" fo:border-top="none" fo:border-bottom="0.05pt solid #50938a"/>
    </style:style>
    <style:style style:name="Table5.B2" style:family="table-cell">
      <style:table-cell-properties style:vertical-align="middle" fo:padding="0.0403in" fo:border-left="none" fo:border-right="0.05pt solid #50938a" fo:border-top="none" fo:border-bottom="0.05pt solid #50938a"/>
    </style:style>
    <style:style style:name="Table5.A3" style:family="table-cell">
      <style:table-cell-properties style:vertical-align="middle" fo:padding="0.0403in" fo:border-left="0.05pt solid #50938a" fo:border-right="none" fo:border-top="none" fo:border-bottom="0.05pt solid #50938a"/>
    </style:style>
    <style:style style:name="Table5.B3" style:family="table-cell">
      <style:table-cell-properties style:vertical-align="middle" fo:padding="0.0403in" fo:border-left="none" fo:border-right="0.05pt solid #50938a" fo:border-top="none" fo:border-bottom="0.05pt solid #50938a"/>
    </style:style>
    <style:style style:name="Table5.A4" style:family="table-cell">
      <style:table-cell-properties style:vertical-align="middle" fo:padding="0.0403in" fo:border-left="0.05pt solid #50938a" fo:border-right="none" fo:border-top="none" fo:border-bottom="0.05pt solid #50938a"/>
    </style:style>
    <style:style style:name="Table5.B4" style:family="table-cell">
      <style:table-cell-properties style:vertical-align="middle" fo:padding="0.0403in" fo:border-left="none" fo:border-right="0.05pt solid #50938a" fo:border-top="none" fo:border-bottom="0.05pt solid #50938a"/>
    </style:style>
    <style:style style:name="P1" style:family="paragraph" style:parent-style-name="Text_20_body">
      <style:paragraph-properties fo:margin-left="0in" fo:margin-right="0in" fo:margin-top="0in" fo:margin-bottom="0.1043in" style:contextual-spacing="false"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none" fo:font-weight="normal" officeooo:paragraph-rsid="00050074" style:text-blinking="false" fo:background-color="transparent"/>
    </style:style>
    <style:style style:name="P2" style:family="paragraph" style:parent-style-name="Text_20_body">
      <style:paragraph-properties fo:margin-left="0in" fo:margin-right="0in" fo:margin-top="0in" fo:margin-bottom="0.1043in" style:contextual-spacing="false" style:line-height-at-least="0.2083in" fo:orphans="2" fo:widows="2" fo:text-indent="0in" style:auto-text-indent="false"/>
      <style:text-properties fo:font-variant="normal" fo:text-transform="none" fo:color="#333333" loext:opacity="100%" style:text-line-through-style="none" style:text-line-through-type="none" style:font-name="Lato" fo:font-size="18pt" fo:letter-spacing="normal" fo:language="zxx" fo:country="none" fo:font-style="normal" style:text-underline-style="solid" style:text-underline-width="auto" style:text-underline-color="font-color" fo:font-weight="normal" officeooo:paragraph-rsid="00050074" style:text-blinking="false" fo:background-color="transparent" style:font-name-asian="Noto Sans CJK SC" style:font-size-asian="18pt" style:language-asian="zxx" style:country-asian="none" style:font-weight-asian="bold" style:font-name-complex="Lohit Devanagari" style:font-size-complex="18pt" style:language-complex="zxx" style:country-complex="none" style:font-weight-complex="bold" loext:padding="0in" loext:border="none"/>
    </style:style>
    <style:style style:name="P3"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4" style:family="paragraph" style:parent-style-name="Text_20_body">
      <style:paragraph-properties fo:margin-left="0in" fo:margin-right="0in" fo:margin-top="0in" fo:margin-bottom="0.1043in" style:contextual-spacing="false" fo:orphans="2" fo:widows="2" fo:text-indent="0in" style:auto-text-indent="false"/>
    </style:style>
    <style:style style:name="P5" style:family="paragraph" style:parent-style-name="Text_20_body">
      <style:paragraph-properties fo:margin-left="0in" fo:margin-right="0in" fo:margin-top="0in" fo:margin-bottom="0.1043in" style:contextual-spacing="false" fo:orphans="2" fo:widows="2" fo:text-indent="0in" style:auto-text-indent="false"/>
      <style:text-properties officeooo:paragraph-rsid="004aae48"/>
    </style:style>
    <style:style style:name="P6" style:family="paragraph" style:parent-style-name="Text_20_body">
      <style:paragraph-properties fo:margin-left="0in" fo:margin-right="0in" fo:margin-top="0in" fo:margin-bottom="0.1043in" style:contextual-spacing="false" fo:orphans="2" fo:widows="2" fo:text-indent="0in" style:auto-text-indent="false"/>
      <style:text-properties officeooo:paragraph-rsid="004c50f5"/>
    </style:style>
    <style:style style:name="P7" style:family="paragraph" style:parent-style-name="Text_20_body">
      <style:paragraph-properties fo:margin-left="0in" fo:margin-right="0in" fo:margin-top="0in" fo:margin-bottom="0.1043in" style:contextual-spacing="false" fo:orphans="2" fo:widows="2" fo:text-indent="0in" style:auto-text-indent="false"/>
      <style:text-properties officeooo:paragraph-rsid="00553270"/>
    </style:style>
    <style:style style:name="P8" style:family="paragraph" style:parent-style-name="Text_20_body">
      <style:paragraph-properties fo:margin-left="0in" fo:margin-right="0in" fo:margin-top="0in" fo:margin-bottom="0.1043in" style:contextual-spacing="false" fo:orphans="2" fo:widows="2" fo:text-indent="0in" style:auto-text-indent="false"/>
      <style:text-properties style:font-name="Lato" fo:font-size="13pt" style:font-size-asian="13pt" style:font-size-complex="13pt"/>
    </style:style>
    <style:style style:name="P9" style:family="paragraph" style:parent-style-name="Text_20_body">
      <style:paragraph-properties fo:margin-left="0in" fo:margin-right="0in" fo:margin-top="0in" fo:margin-bottom="0.1043in" style:contextual-spacing="false" fo:orphans="2" fo:widows="2" fo:text-indent="0in" style:auto-text-indent="false"/>
      <style:text-properties style:font-name="Lato" fo:font-size="13pt" officeooo:paragraph-rsid="003c0a98" style:font-size-asian="13pt" style:font-size-complex="13pt"/>
    </style:style>
    <style:style style:name="P10" style:family="paragraph" style:parent-style-name="Heading_20_2">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Lato" fo:font-size="22.5pt" fo:letter-spacing="normal" fo:font-style="normal" fo:font-weight="normal" officeooo:paragraph-rsid="003c0a98" style:font-name-asian="Noto Sans CJK SC" style:font-size-asian="13pt" style:font-weight-asian="bold" style:font-name-complex="Lohit Devanagari" style:font-size-complex="13pt" style:font-weight-complex="bold"/>
    </style:style>
    <style:style style:name="P11" style:family="paragraph" style:parent-style-name="Heading_20_2">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Lato" fo:font-size="22.5pt" fo:letter-spacing="normal" fo:font-style="normal" fo:font-weight="normal" officeooo:paragraph-rsid="003c0a98" style:font-size-asian="13pt" style:font-size-complex="13pt"/>
    </style:style>
    <style:style style:name="P12" style:family="paragraph" style:parent-style-name="Heading_20_2">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Helvetica Neue" fo:font-size="22.5pt" fo:letter-spacing="normal" fo:font-style="normal" fo:font-weight="normal" officeooo:paragraph-rsid="003c0a98" style:font-size-asian="13pt" style:font-size-complex="13pt"/>
    </style:style>
    <style:style style:name="P13" style:family="paragraph" style:parent-style-name="Heading_20_2">
      <style:paragraph-properties fo:margin-left="0in" fo:margin-right="0in" fo:margin-top="0in" fo:margin-bottom="0.1043in" style:contextual-spacing="false" fo:line-height="110%" fo:orphans="2" fo:widows="2" fo:text-indent="0in" style:auto-text-indent="false"/>
    </style:style>
    <style:style style:name="P14" style:family="paragraph" style:parent-style-name="Preformatted_20_Text">
      <loext:graphic-properties draw:fill="solid" draw:fill-color="#333333" draw:opacity="100%"/>
      <style:paragraph-properties fo:margin-left="0in" fo:margin-right="0in" fo:margin-top="0in" fo:margin-bottom="0.1043in" style:contextual-spacing="false" fo:line-height="142%" fo:orphans="2" fo:widows="2" fo:text-indent="0in" style:auto-text-indent="false" fo:background-color="#333333" fo:padding="0.0598in" fo:border="none"/>
    </style:style>
    <style:style style:name="P15" style:family="paragraph" style:parent-style-name="Preformatted_20_Text">
      <loext:graphic-properties draw:fill="solid" draw:fill-color="#f5f5f5" draw:opacity="100%"/>
      <style:paragraph-properties fo:margin-left="0in" fo:margin-right="0in" fo:margin-top="0in" fo:margin-bottom="0.1043in" style:contextual-spacing="false" fo:line-height="142%" fo:orphans="2" fo:widows="2" fo:text-indent="0in" style:auto-text-indent="false" fo:background-color="#f5f5f5" fo:padding="0.0598in" fo:border="0.06pt solid #cccccc"/>
      <style:text-properties fo:font-variant="normal" fo:text-transform="none" fo:color="#333333" loext:opacity="100%" style:font-name="Consolas" fo:font-size="12pt" fo:letter-spacing="normal" fo:font-style="normal" fo:font-weight="normal" style:font-size-asian="12pt" style:font-size-complex="12pt"/>
    </style:style>
    <style:style style:name="P16" style:family="paragraph" style:parent-style-name="Preformatted_20_Text">
      <loext:graphic-properties draw:fill="solid" draw:fill-color="#f5f5f5" draw:opacity="100%"/>
      <style:paragraph-properties fo:margin-left="0in" fo:margin-right="0in" fo:margin-top="0in" fo:margin-bottom="0.1043in" style:contextual-spacing="false" fo:line-height="142%" fo:orphans="2" fo:widows="2" fo:text-indent="0in" style:auto-text-indent="false" fo:background-color="#f5f5f5" fo:padding="0.0598in" fo:border="0.06pt solid #cccccc"/>
      <style:text-properties fo:font-variant="normal" fo:text-transform="none" fo:color="#333333" loext:opacity="100%" style:font-name="Consolas" fo:font-size="12pt" fo:letter-spacing="normal" fo:font-style="normal" fo:font-weight="normal" officeooo:paragraph-rsid="004795b3" style:font-size-asian="12pt" style:font-size-complex="12pt"/>
    </style:style>
    <style:style style:name="P17" style:family="paragraph" style:parent-style-name="Preformatted_20_Text">
      <loext:graphic-properties draw:fill="solid" draw:fill-color="#f5f5f5" draw:opacity="100%"/>
      <style:paragraph-properties fo:margin-left="0in" fo:margin-right="0in" fo:margin-top="0in" fo:margin-bottom="0.1043in" style:contextual-spacing="false" fo:line-height="142%" fo:orphans="2" fo:widows="2" fo:text-indent="0in" style:auto-text-indent="false" fo:background-color="#f5f5f5" fo:padding="0.0598in" fo:border="0.06pt solid #cccccc"/>
      <style:text-properties fo:font-variant="normal" fo:text-transform="none" fo:color="#333333" loext:opacity="100%" style:font-name="Consolas" fo:font-size="13pt" fo:letter-spacing="normal" fo:font-style="normal" fo:font-weight="normal" style:font-size-asian="13pt" style:font-size-complex="13pt"/>
    </style:style>
    <style:style style:name="P18" style:family="paragraph" style:parent-style-name="Preformatted_20_Text">
      <loext:graphic-properties draw:fill="solid" draw:fill-color="#f5f5f5" draw:opacity="100%"/>
      <style:paragraph-properties fo:margin-left="0in" fo:margin-right="0in" fo:margin-top="0in" fo:margin-bottom="0.1043in" style:contextual-spacing="false" fo:line-height="142%" fo:orphans="2" fo:widows="2" fo:text-indent="0in" style:auto-text-indent="false" fo:background-color="#f5f5f5" fo:padding="0.0598in" fo:border="0.06pt solid #cccccc"/>
      <style:text-properties fo:font-variant="normal" fo:text-transform="none" fo:color="#333333" loext:opacity="100%" style:font-name="Lato" fo:font-size="13pt" fo:letter-spacing="normal" fo:font-style="normal" fo:font-weight="normal" style:font-size-asian="13pt" style:font-size-complex="13pt"/>
    </style:style>
    <style:style style:name="P19" style:family="paragraph" style:parent-style-name="Text_20_body">
      <loext:graphic-properties draw:fill="solid" draw:fill-color="#e0ffff" draw:opacity="100%"/>
      <style:paragraph-properties fo:margin-left="0in" fo:margin-right="0in" fo:margin-top="0in" fo:margin-bottom="0.1043in" style:contextual-spacing="false" fo:orphans="2" fo:widows="2" fo:text-indent="0in" style:auto-text-indent="false" fo:background-color="#e0ffff" fo:padding="0.0598in" fo:border="0.06pt solid #000000"/>
      <style:text-properties style:font-name="Lato" fo:font-size="13pt" officeooo:paragraph-rsid="003c0a98" style:font-size-asian="13pt" style:font-size-complex="13pt"/>
    </style:style>
    <style:style style:name="P20" style:family="paragraph" style:parent-style-name="Text_20_body">
      <loext:graphic-properties draw:fill="solid" draw:fill-color="#e0ffff" draw:opacity="100%"/>
      <style:paragraph-properties fo:margin-left="0in" fo:margin-right="0in" fo:margin-top="0in" fo:margin-bottom="0.1043in" style:contextual-spacing="false" fo:orphans="2" fo:widows="2" fo:text-indent="0in" style:auto-text-indent="false" fo:background-color="#e0ffff" fo:padding="0.0598in" fo:border="0.06pt solid #000000"/>
    </style:style>
    <style:style style:name="P21" style:family="paragraph" style:parent-style-name="Text_20_body">
      <loext:graphic-properties draw:fill="solid" draw:fill-color="#fffff0" draw:opacity="100%"/>
      <style:paragraph-properties fo:margin-left="0in" fo:margin-right="0in" fo:margin-top="0in" fo:margin-bottom="0.1043in" style:contextual-spacing="false" fo:orphans="2" fo:widows="2" fo:text-indent="0in" style:auto-text-indent="false" fo:background-color="#fffff0" fo:padding="0.0598in" fo:border="0.06pt solid #000000"/>
    </style:style>
    <style:style style:name="P22" style:family="paragraph" style:parent-style-name="Heading_20_3">
      <style:paragraph-properties fo:margin-left="0in" fo:margin-right="0in" fo:margin-top="0in" fo:margin-bottom="0.1043in" style:contextual-spacing="false" fo:line-height="110%" fo:orphans="2" fo:widows="2" fo:text-indent="0in" style:auto-text-indent="false"/>
      <style:text-properties fo:font-variant="normal" fo:text-transform="none" fo:color="#333333" loext:opacity="100%" style:font-name="Lato" fo:font-size="18pt" fo:letter-spacing="normal" fo:font-style="normal" fo:font-weight="normal"/>
    </style:style>
    <style:style style:name="P23" style:family="paragraph" style:parent-style-name="Preformatted_20_Text">
      <loext:graphic-properties draw:fill="solid" draw:fill-color="#f5f5f5" draw:opacity="100%"/>
      <style:paragraph-properties fo:margin-left="0in" fo:margin-right="0in" fo:margin-top="0in" fo:margin-bottom="0.1043in" style:contextual-spacing="false" fo:line-height="142%" fo:orphans="2" fo:widows="2" fo:text-indent="0in" style:auto-text-indent="false" fo:background-color="#f5f5f5" fo:padding="0.0799in" fo:border="0.06pt solid #cccccc"/>
      <style:text-properties fo:font-variant="normal" fo:text-transform="none" fo:color="#333333" loext:opacity="100%" style:font-name="Consolas" fo:font-size="13pt" fo:letter-spacing="normal" fo:font-style="normal" fo:font-weight="normal" style:font-size-asian="13pt" style:font-size-complex="13pt"/>
    </style:style>
    <style:style style:name="P24" style:family="paragraph" style:parent-style-name="Preformatted_20_Text">
      <loext:graphic-properties draw:fill="solid" draw:fill-color="#f5f5f5" draw:opacity="100%"/>
      <style:paragraph-properties fo:margin-left="0in" fo:margin-right="0in" fo:margin-top="0in" fo:margin-bottom="0.1043in" style:contextual-spacing="false" fo:line-height="142%" fo:orphans="2" fo:widows="2" fo:text-indent="0in" style:auto-text-indent="false" fo:background-color="#f5f5f5" fo:padding="0.0799in" fo:border="0.06pt solid #cccccc"/>
      <style:text-properties fo:font-variant="normal" fo:text-transform="none" fo:color="#333333" loext:opacity="100%" style:font-name="Consolas" fo:font-size="12pt" fo:letter-spacing="normal" fo:font-style="normal" fo:font-weight="normal" style:font-size-asian="12pt" style:font-size-complex="12pt"/>
    </style:style>
    <style:style style:name="P25" style:family="paragraph" style:parent-style-name="Preformatted_20_Text">
      <loext:graphic-properties draw:fill="solid" draw:fill-color="#f5f5f5" draw:opacity="100%"/>
      <style:paragraph-properties fo:margin-left="0in" fo:margin-right="0in" fo:margin-top="0in" fo:margin-bottom="0.1043in" style:contextual-spacing="false" fo:line-height="142%" fo:orphans="2" fo:widows="2" fo:text-indent="0in" style:auto-text-indent="false" fo:background-color="#f5f5f5" fo:padding="0.0799in" fo:border="0.06pt solid #cccccc"/>
    </style:style>
    <style:style style:name="P26" style:family="paragraph" style:parent-style-name="Standard">
      <style:paragraph-properties fo:margin-left="0in" fo:margin-right="0in"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none" fo:font-weight="normal" officeooo:paragraph-rsid="00050074" style:text-blinking="false" fo:background-color="transparent" loext:padding="0in" loext:border="none"/>
    </style:style>
    <style:style style:name="P27" style:family="paragraph" style:parent-style-name="Standard">
      <style:paragraph-properties fo:margin-left="0in" fo:margin-right="0in"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solid" style:text-underline-width="auto" style:text-underline-color="font-color" fo:font-weight="normal" style:text-blinking="false" fo:background-color="transparent" loext:padding="0in" loext:border="none"/>
    </style:style>
    <style:style style:name="P28" style:family="paragraph" style:parent-style-name="Standard">
      <style:paragraph-properties fo:margin-left="0in" fo:margin-right="0in"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solid" style:text-underline-width="auto" style:text-underline-color="font-color" fo:font-weight="normal" officeooo:paragraph-rsid="0019e536" style:text-blinking="false" fo:background-color="transparent" loext:padding="0in" loext:border="none"/>
    </style:style>
    <style:style style:name="P29" style:family="paragraph" style:parent-style-name="Standard">
      <style:paragraph-properties fo:margin-left="0in" fo:margin-right="0in" style:line-height-at-least="0.2083in" fo:orphans="2" fo:widows="2" fo:text-indent="0in" style:auto-text-indent="false"/>
      <style:text-properties fo:font-variant="normal" fo:text-transform="none" fo:color="#333333" loext:opacity="100%" style:text-line-through-style="none" style:text-line-through-type="none" style:font-name="Lato" fo:font-size="18pt" fo:letter-spacing="normal" fo:language="zxx" fo:country="none" fo:font-style="normal" style:text-underline-style="solid" style:text-underline-width="auto" style:text-underline-color="font-color" fo:font-weight="normal" officeooo:paragraph-rsid="00050074" style:text-blinking="false" fo:background-color="transparent" style:font-name-asian="Noto Sans CJK SC" style:font-size-asian="18pt" style:language-asian="zxx" style:country-asian="none" style:font-weight-asian="bold" style:font-name-complex="Lohit Devanagari" style:font-size-complex="18pt" style:language-complex="zxx" style:country-complex="none" style:font-weight-complex="bold" loext:padding="0in" loext:border="none"/>
    </style:style>
    <style:style style:name="P30" style:family="paragraph" style:parent-style-name="List_20_Contents">
      <style:paragraph-properties fo:margin-left="0in" fo:margin-right="0in" fo:line-height="142%"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31" style:family="paragraph" style:parent-style-name="List_20_Contents">
      <style:paragraph-properties fo:margin-left="0in" fo:margin-right="0in" fo:line-height="142%" fo:orphans="2" fo:widows="2" fo:text-indent="0in" style:auto-text-indent="false"/>
      <style:text-properties fo:font-variant="normal" fo:text-transform="none" fo:color="#333333" loext:opacity="100%" style:font-name="Lato" fo:font-size="13pt" fo:letter-spacing="normal" fo:font-style="normal" fo:font-weight="bold" style:font-size-asian="13pt" style:font-weight-asian="bold" style:font-size-complex="13pt" style:font-weight-complex="bold"/>
    </style:style>
    <style:style style:name="P32" style:family="paragraph" style:parent-style-name="List_20_Contents">
      <style:paragraph-properties fo:margin-left="0in" fo:margin-right="0in" fo:line-height="142%" fo:orphans="2" fo:widows="2" fo:text-indent="0in" style:auto-text-indent="false"/>
      <style:text-properties fo:font-variant="normal" fo:text-transform="none" fo:color="#005b99" loext:opacity="100%" style:text-line-through-style="none" style:text-line-through-type="none" style:font-name="Lato" fo:font-size="13pt" fo:letter-spacing="normal" fo:font-style="normal" style:text-underline-style="none" fo:font-weight="normal" style:text-blinking="false" fo:background-color="transparent" style:font-size-asian="13pt" style:font-size-complex="13pt"/>
    </style:style>
    <style:style style:name="P33" style:family="paragraph" style:parent-style-name="List_20_Contents">
      <style:paragraph-properties fo:margin-left="0in" fo:margin-right="0in" fo:line-height="142%" fo:orphans="2" fo:widows="2" fo:text-indent="0in" style:auto-text-indent="false"/>
    </style:style>
    <style:style style:name="P34" style:family="paragraph" style:parent-style-name="Standard">
      <style:paragraph-properties fo:margin-left="0in" fo:margin-right="0in" fo:margin-top="0in" fo:margin-bottom="0.0402in" style:contextual-spacing="false" style:line-height-at-least="0.2083in" fo:orphans="2" fo:widows="2" fo:text-indent="0in" style:auto-text-indent="false"/>
    </style:style>
    <style:style style:name="P35" style:family="paragraph" style:parent-style-name="Standard">
      <style:paragraph-properties fo:margin-left="0in" fo:margin-right="0in" fo:margin-top="0in" fo:margin-bottom="0.0402in" style:contextual-spacing="false" style:line-height-at-least="0.2083in" fo:orphans="2" fo:widows="2" fo:text-indent="0in" style:auto-text-indent="false"/>
      <style:text-properties fo:font-variant="normal" fo:text-transform="none" fo:color="#333333" loext:opacity="100%" style:text-line-through-style="none" style:text-line-through-type="none" style:font-name="Lato" fo:font-size="18pt" fo:letter-spacing="normal" fo:language="zxx" fo:country="none" fo:font-style="normal" style:text-underline-style="solid" style:text-underline-width="auto" style:text-underline-color="font-color" fo:font-weight="normal" style:text-blinking="false" fo:background-color="transparent" style:font-name-asian="Noto Sans CJK SC" style:font-size-asian="18pt" style:language-asian="zxx" style:country-asian="none" style:font-weight-asian="bold" style:font-name-complex="Lohit Devanagari" style:font-size-complex="18pt" style:language-complex="zxx" style:country-complex="none" style:font-weight-complex="bold" loext:padding="0in" loext:border="none"/>
    </style:style>
    <style:style style:name="P36" style:family="paragraph" style:parent-style-name="Heading_20_2">
      <style:paragraph-properties fo:margin-left="0in" fo:margin-right="0in" fo:margin-top="0in" fo:margin-bottom="0.1402in" style:contextual-spacing="false" style:line-height-at-least="0.2083in" fo:orphans="2" fo:widows="2" fo:text-indent="0in" style:auto-text-indent="false"/>
      <style:text-properties fo:font-variant="normal" fo:text-transform="none" fo:color="#333333" loext:opacity="100%" style:font-name="Lato" fo:font-size="22.5pt" fo:letter-spacing="normal" fo:font-style="normal" fo:font-weight="normal" style:font-name-asian="Noto Sans CJK SC" style:font-size-asian="13pt" style:font-weight-asian="bold" style:font-name-complex="Lohit Devanagari" style:font-size-complex="13pt" style:font-weight-complex="bold"/>
    </style:style>
    <style:style style:name="P37" style:family="paragraph" style:parent-style-name="Text_20_body">
      <style:paragraph-properties fo:margin-left="0in" fo:margin-right="0in" fo:margin-top="0in" fo:margin-bottom="0.1402in" style:contextual-spacing="false" style:line-height-at-least="0.2083in"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38" style:family="paragraph" style:parent-style-name="List_20_Heading">
      <style:paragraph-properties fo:margin-left="0in" fo:margin-right="0in" fo:line-height="142%" fo:orphans="2" fo:widows="2" fo:text-indent="0in" style:auto-text-indent="false"/>
      <style:text-properties fo:font-variant="normal" fo:text-transform="none" fo:color="#333333" loext:opacity="100%" style:font-name="Lato" fo:font-size="13pt" fo:letter-spacing="normal" fo:font-style="normal" fo:font-weight="bold" style:font-size-asian="13pt" style:font-weight-asian="bold" style:font-size-complex="13pt" style:font-weight-complex="bold"/>
    </style:style>
    <style:style style:name="P39" style:family="paragraph" style:parent-style-name="List_20_Heading">
      <style:paragraph-properties fo:margin-left="0in" fo:margin-right="0in" fo:line-height="142%" fo:orphans="2" fo:widows="2" fo:text-indent="0in" style:auto-text-indent="false"/>
      <style:text-properties fo:font-variant="normal" fo:text-transform="none" fo:color="#333333" loext:opacity="100%" style:font-name="Lato" fo:font-size="13pt" fo:letter-spacing="normal" fo:font-style="normal" fo:font-weight="bold" officeooo:paragraph-rsid="0046ef33" style:font-size-asian="13pt" style:font-weight-asian="bold" style:font-size-complex="13pt" style:font-weight-complex="bold"/>
    </style:style>
    <style:style style:name="P40" style:family="paragraph" style:parent-style-name="Preformatted_20_Text">
      <loext:graphic-properties draw:fill="solid" draw:fill-color="#333333" draw:opacity="100%"/>
      <style:paragraph-properties fo:margin-left="0in" fo:margin-right="0in" fo:margin-top="0in" fo:margin-bottom="0in" style:contextual-spacing="false" fo:line-height="142%" fo:orphans="2" fo:widows="2" fo:text-indent="0in" style:auto-text-indent="false" fo:background-color="#333333" fo:padding="0.0598in" fo:border="none"/>
    </style:style>
    <style:style style:name="P41" style:family="paragraph" style:parent-style-name="Text_20_body">
      <style:paragraph-properties fo:margin-left="0in" fo:margin-right="0in" fo:margin-top="0in" fo:margin-bottom="0in" style:contextual-spacing="false" fo:orphans="2" fo:widows="2" fo:text-indent="0in" style:auto-text-indent="false"/>
      <style:text-properties officeooo:paragraph-rsid="004aae48"/>
    </style:style>
    <style:style style:name="P42" style:family="paragraph" style:parent-style-name="Preformatted_20_Text">
      <loext:graphic-properties draw:fill="solid" draw:fill-color="#f5f5f5" draw:opacity="100%"/>
      <style:paragraph-properties fo:margin-left="0in" fo:margin-right="0in" fo:margin-top="0in" fo:margin-bottom="0in" style:contextual-spacing="false" fo:line-height="142%" fo:text-align="center" style:justify-single-word="false" fo:text-indent="0in" style:auto-text-indent="false" fo:background-color="#f5f5f5" fo:padding-left="0.0937in" fo:padding-right="0in" fo:padding-top="0.0937in" fo:padding-bottom="0.0937in" fo:border-left="0.06pt solid #cccccc" fo:border-right="none" fo:border-top="0.06pt solid #cccccc" fo:border-bottom="0.06pt solid #cccccc"/>
      <style:text-properties fo:color="#333333" loext:opacity="100%" style:font-name="Lato" fo:font-size="13pt" style:font-size-asian="13pt" style:font-size-complex="13pt"/>
    </style:style>
    <style:style style:name="P43" style:family="paragraph" style:parent-style-name="Table_20_Contents">
      <style:paragraph-properties fo:margin-left="0in" fo:margin-right="0in" fo:margin-top="0in" fo:margin-bottom="0in" style:contextual-spacing="false" fo:line-height="142%" fo:text-align="center" style:justify-single-word="false" fo:text-indent="0in" style:auto-text-indent="false"/>
      <style:text-properties style:font-name="Lato" fo:font-size="13pt" style:font-size-asian="13pt" style:font-size-complex="13pt"/>
    </style:style>
    <style:style style:name="P44" style:family="paragraph" style:parent-style-name="Text_20_body">
      <loext:graphic-properties draw:fill="solid" draw:fill-color="#e0ffff" draw:opacity="100%"/>
      <style:paragraph-properties fo:margin-left="0in" fo:margin-right="0in" fo:margin-top="0in" fo:margin-bottom="0in" style:contextual-spacing="false" fo:orphans="2" fo:widows="2" fo:text-indent="0in" style:auto-text-indent="false" fo:background-color="#e0ffff" fo:padding="0.0598in" fo:border="0.06pt solid #000000"/>
    </style:style>
    <style:style style:name="P45" style:family="paragraph" style:parent-style-name="Text_20_body">
      <loext:graphic-properties draw:fill="solid" draw:fill-color="#fffff0" draw:opacity="100%"/>
      <style:paragraph-properties fo:margin-left="0in" fo:margin-right="0in" fo:margin-top="0in" fo:margin-bottom="0in" style:contextual-spacing="false" fo:orphans="2" fo:widows="2" fo:text-indent="0in" style:auto-text-indent="false" fo:background-color="#fffff0" fo:padding="0.0598in" fo:border="0.06pt solid #000000"/>
    </style:style>
    <style:style style:name="P46" style:family="paragraph" style:parent-style-name="Text_20_body">
      <loext:graphic-properties draw:fill="solid" draw:fill-color="#ffffd7" draw:opacity="100%"/>
      <style:paragraph-properties fo:margin-left="0in" fo:margin-right="0in" fo:margin-top="0in" fo:margin-bottom="0in" style:contextual-spacing="false" fo:orphans="2" fo:widows="2" fo:text-indent="0in" style:auto-text-indent="false" fo:background-color="#ffffd7" fo:padding="0.0598in" fo:border="0.06pt solid #000000"/>
    </style:style>
    <style:style style:name="P47" style:family="paragraph" style:parent-style-name="Text_20_body">
      <style:paragraph-properties fo:margin-left="0in" fo:margin-right="0in" style:line-height-at-least="0.2083in" fo:orphans="2" fo:widows="2" fo:text-indent="0in" style:auto-text-indent="false"/>
      <style:text-properties fo:font-variant="normal" fo:text-transform="none" fo:color="#333333" loext:opacity="100%" style:text-line-through-style="none" style:text-line-through-type="none" style:font-name="Lato" fo:font-size="16pt" fo:letter-spacing="normal" fo:language="zxx" fo:country="none" fo:font-style="normal" style:text-underline-style="solid" style:text-underline-width="auto" style:text-underline-color="font-color" fo:font-weight="normal" officeooo:paragraph-rsid="00050074" style:text-blinking="false" fo:background-color="transparent" style:font-name-asian="Noto Sans CJK SC" style:font-size-asian="16pt" style:language-asian="zxx" style:country-asian="none" style:font-weight-asian="bold" style:font-name-complex="Lohit Devanagari" style:font-size-complex="16pt" style:language-complex="zxx" style:country-complex="none" style:font-weight-complex="bold" loext:padding="0in" loext:border="none"/>
    </style:style>
    <style:style style:name="P48" style:family="paragraph" style:parent-style-name="Text_20_body">
      <style:paragraph-properties fo:margin-left="0in" fo:margin-right="0in" fo:orphans="2" fo:widows="2" fo:text-indent="0in" style:auto-text-indent="false"/>
      <style:text-properties fo:font-variant="normal" fo:text-transform="none" fo:color="#333333" loext:opacity="100%" style:font-name="Lato" fo:font-size="13pt" fo:letter-spacing="normal" style:font-size-asian="13pt" style:font-size-complex="13pt" loext:padding="0in" loext:border="none"/>
    </style:style>
    <style:style style:name="P49" style:family="paragraph" style:parent-style-name="Text_20_body">
      <style:paragraph-properties fo:margin-left="0in" fo:margin-right="0in" fo:orphans="2" fo:widows="2" fo:text-indent="0in" style:auto-text-indent="false"/>
      <style:text-properties fo:font-variant="normal" fo:text-transform="none" fo:color="#333333" loext:opacity="100%" style:font-name="Lato" fo:font-size="13pt" fo:letter-spacing="normal" style:font-size-asian="13pt" style:font-size-complex="13pt"/>
    </style:style>
    <style:style style:name="P50" style:family="paragraph" style:parent-style-name="Text_20_body">
      <loext:graphic-properties draw:fill="solid" draw:fill-color="#e0ffff" draw:opacity="100%"/>
      <style:paragraph-properties fo:margin-left="0in" fo:margin-right="0in" fo:margin-top="0.052in" fo:margin-bottom="0in" style:contextual-spacing="false" fo:orphans="2" fo:widows="2" fo:text-indent="0in" style:auto-text-indent="false" fo:background-color="#e0ffff" fo:padding="0.0598in" fo:border="0.06pt solid #000000"/>
    </style:style>
    <style:style style:name="P51" style:family="paragraph" style:parent-style-name="Text_20_body">
      <loext:graphic-properties draw:fill="solid" draw:fill-color="#ffffd7" draw:opacity="100%"/>
      <style:paragraph-properties fo:margin-left="0in" fo:margin-right="0in" fo:margin-top="0.052in" fo:margin-bottom="0in" style:contextual-spacing="false" fo:orphans="2" fo:widows="2" fo:text-indent="0in" style:auto-text-indent="false" fo:background-color="#ffffd7" fo:padding="0.0598in" fo:border="0.06pt solid #000000"/>
    </style:style>
    <style:style style:name="P52" style:family="paragraph" style:parent-style-name="List_20_Heading">
      <style:paragraph-properties fo:margin-left="0in" fo:margin-right="0in" fo:margin-top="0in" fo:margin-bottom="0.0598in" style:contextual-spacing="false" style:line-height-at-least="0.2083in" fo:orphans="2" fo:widows="2" fo:text-indent="0in" style:auto-text-indent="false"/>
      <style:text-properties fo:font-variant="normal" fo:text-transform="none" fo:color="#333333" loext:opacity="100%" style:text-line-through-style="none" style:text-line-through-type="none" style:font-name="Lato" fo:font-size="13pt" fo:letter-spacing="normal" fo:font-style="normal" style:text-underline-style="none" fo:font-weight="bold" officeooo:paragraph-rsid="00050074" style:text-blinking="false" fo:background-color="transparent" style:font-size-asian="13pt" style:font-weight-asian="bold" style:font-size-complex="13pt" style:font-weight-complex="bold"/>
    </style:style>
    <style:style style:name="P53" style:family="paragraph" style:parent-style-name="Preformatted_20_Text">
      <loext:graphic-properties draw:fill="solid" draw:fill-color="#333333" draw:opacity="100%"/>
      <style:paragraph-properties fo:margin-left="0in" fo:margin-right="0in" fo:margin-top="0in" fo:margin-bottom="0.0799in" style:contextual-spacing="false" fo:line-height="142%" fo:orphans="2" fo:widows="2" fo:text-indent="0in" style:auto-text-indent="false" fo:background-color="#333333" fo:padding="0.0598in" fo:border="none"/>
    </style:style>
    <style:style style:name="P54" style:family="paragraph" style:parent-style-name="Preformatted_20_Text">
      <loext:graphic-properties draw:fill="solid" draw:fill-color="#333333" draw:opacity="100%"/>
      <style:paragraph-properties fo:margin-left="0in" fo:margin-right="0in" fo:margin-top="0in" fo:margin-bottom="0.0201in" style:contextual-spacing="false" fo:line-height="142%" fo:orphans="2" fo:widows="2" fo:text-indent="0in" style:auto-text-indent="false" fo:background-color="#333333" fo:padding="0.0598in" fo:border="none"/>
    </style:style>
    <style:style style:name="P55" style:family="paragraph" style:parent-style-name="Preformatted_20_Text">
      <loext:graphic-properties draw:fill="solid" draw:fill-color="#333333" draw:opacity="100%"/>
      <style:paragraph-properties fo:margin-top="0in" fo:margin-bottom="0.1043in" style:contextual-spacing="false" fo:line-height="142%" fo:orphans="2" fo:widows="2" fo:background-color="#333333" fo:padding="0.0598in" fo:border="none"/>
    </style:style>
    <style:style style:name="P56" style:family="paragraph" style:parent-style-name="Preformatted_20_Text">
      <loext:graphic-properties draw:fill="solid" draw:fill-color="#333333" draw:opacity="100%"/>
      <style:paragraph-properties fo:margin-top="0in" fo:margin-bottom="0.1043in" style:contextual-spacing="false" fo:line-height="142%" fo:orphans="2" fo:widows="2" fo:background-color="#333333" fo:padding="0.0598in" fo:border="none"/>
      <style:text-properties fo:font-variant="normal" fo:text-transform="none" fo:color="#eeeeee" loext:opacity="100%" style:font-name="Consolas" fo:font-size="11pt" fo:letter-spacing="normal" fo:font-style="normal" fo:font-weight="normal" style:font-size-asian="11pt" style:font-size-complex="11pt"/>
    </style:style>
    <style:style style:name="P57" style:family="paragraph" style:parent-style-name="Preformatted_20_Text">
      <loext:graphic-properties draw:fill="solid" draw:fill-color="#333333" draw:opacity="100%"/>
      <style:paragraph-properties fo:margin-top="0in" fo:margin-bottom="0.1043in" style:contextual-spacing="false" fo:line-height="142%" fo:orphans="2" fo:widows="2" fo:background-color="#333333" fo:padding="0.0598in" fo:border="none"/>
      <style:text-properties fo:font-variant="normal" fo:text-transform="none" fo:color="#eeeeee" loext:opacity="100%" style:font-name="Consolas" fo:font-size="12pt" fo:letter-spacing="normal" fo:font-style="normal" fo:font-weight="normal" style:font-size-asian="12pt" style:font-size-complex="12pt"/>
    </style:style>
    <style:style style:name="P58" style:family="paragraph" style:parent-style-name="Preformatted_20_Text">
      <loext:graphic-properties draw:fill="solid" draw:fill-color="#333333" draw:opacity="100%"/>
      <style:paragraph-properties fo:margin-top="0in" fo:margin-bottom="0.1043in" style:contextual-spacing="false" fo:line-height="142%" fo:orphans="2" fo:widows="2" fo:background-color="#333333" fo:padding="0.0598in" fo:border="none"/>
      <style:text-properties fo:font-variant="normal" fo:text-transform="none" fo:color="#eeeeee" loext:opacity="100%" style:font-name="Consolas" fo:font-size="12pt" fo:letter-spacing="normal" style:font-size-asian="12pt" style:font-size-complex="12pt"/>
    </style:style>
    <style:style style:name="P59" style:family="paragraph" style:parent-style-name="Preformatted_20_Text">
      <loext:graphic-properties draw:fill="solid" draw:fill-color="#f5f5f5" draw:opacity="100%"/>
      <style:paragraph-properties fo:margin-top="0in" fo:margin-bottom="0.1043in" style:contextual-spacing="false" fo:line-height="142%" fo:orphans="2" fo:widows="2" fo:background-color="#f5f5f5" fo:padding="0.0799in" fo:border="0.06pt solid #cccccc"/>
      <style:text-properties fo:font-variant="normal" fo:text-transform="none" fo:color="#333333" loext:opacity="100%" style:font-name="Consolas" fo:font-size="12pt" fo:letter-spacing="normal" fo:font-style="normal" fo:font-weight="normal" style:font-size-asian="12pt" style:font-size-complex="12pt"/>
    </style:style>
    <style:style style:name="P60"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598in" fo:border="none"/>
    </style:style>
    <style:style style:name="P61"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598in" fo:border="none"/>
      <style:text-properties fo:font-variant="normal" fo:text-transform="none" fo:color="#eeeeee" loext:opacity="100%" style:font-name="Consolas" fo:font-size="12pt" fo:letter-spacing="normal" fo:font-style="normal" fo:font-weight="normal" style:font-size-asian="12pt" style:font-size-complex="12pt"/>
    </style:style>
    <style:style style:name="P62"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598in" fo:border="none"/>
      <style:text-properties fo:font-variant="normal" fo:text-transform="none" fo:color="#eeeeee" loext:opacity="100%" style:font-name="Consolas" fo:font-size="12pt" fo:letter-spacing="normal" style:font-size-asian="12pt" style:font-size-complex="12pt"/>
    </style:style>
    <style:style style:name="P63"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598in" fo:border="none"/>
      <style:text-properties style:font-name="Consolas" fo:font-size="12pt" style:font-size-asian="12pt" style:font-size-complex="12pt"/>
    </style:style>
    <style:style style:name="P64" style:family="paragraph" style:parent-style-name="Text_20_body">
      <loext:graphic-properties draw:fill="solid" draw:fill-color="#fffff0" draw:opacity="100%"/>
      <style:paragraph-properties fo:background-color="#fffff0" fo:padding="0.0598in" fo:border="0.06pt solid #000000"/>
    </style:style>
    <style:style style:name="P65" style:family="paragraph" style:parent-style-name="Text_20_body">
      <loext:graphic-properties draw:fill="solid" draw:fill-color="#ffffd7" draw:opacity="100%"/>
      <style:paragraph-properties fo:background-color="#ffffd7" fo:padding="0.0598in" fo:border="0.06pt solid #000000"/>
    </style:style>
    <style:style style:name="P66" style:family="paragraph" style:parent-style-name="Preformatted_20_Text">
      <loext:graphic-properties draw:fill="solid" draw:fill-color="#333333" draw:opacity="100%"/>
      <style:paragraph-properties fo:margin-top="0in" fo:margin-bottom="0.0799in" style:contextual-spacing="false" fo:line-height="142%" fo:orphans="2" fo:widows="2" fo:background-color="#333333" fo:padding="0.0598in" fo:border="none"/>
      <style:text-properties fo:font-variant="normal" fo:text-transform="none" fo:color="#eeeeee" loext:opacity="100%" style:font-name="Consolas" fo:font-size="12pt" fo:letter-spacing="normal" fo:font-style="normal" fo:font-weight="normal" style:font-size-asian="12pt" style:font-size-complex="12pt"/>
    </style:style>
    <style:style style:name="P67" style:family="paragraph" style:parent-style-name="Preformatted_20_Text">
      <loext:graphic-properties draw:fill="solid" draw:fill-color="#333333" draw:opacity="100%"/>
      <style:paragraph-properties fo:margin-top="0in" fo:margin-bottom="0.0201in" style:contextual-spacing="false" fo:line-height="142%" fo:orphans="2" fo:widows="2" fo:background-color="#333333" fo:padding="0.0598in" fo:border="none"/>
      <style:text-properties fo:font-variant="normal" fo:text-transform="none" fo:color="#eeeeee" loext:opacity="100%" style:font-name="Consolas" fo:font-size="12pt" fo:letter-spacing="normal" fo:font-style="normal" fo:font-weight="normal" style:font-size-asian="12pt" style:font-size-complex="12pt"/>
    </style:style>
    <style:style style:name="P68" style:family="paragraph" style:parent-style-name="Preformatted_20_Text">
      <loext:graphic-properties draw:fill="solid" draw:fill-color="#333333" draw:opacity="100%"/>
      <style:paragraph-properties fo:margin-top="0in" fo:margin-bottom="0.0201in" style:contextual-spacing="false" fo:line-height="142%" fo:orphans="2" fo:widows="2" fo:background-color="#333333" fo:padding="0.0598in" fo:border="none"/>
      <style:text-properties fo:font-variant="normal" fo:text-transform="none" fo:color="#eeeeee" loext:opacity="100%" style:font-name="Consolas" fo:font-size="12pt" fo:letter-spacing="normal" style:font-size-asian="12pt" style:font-size-complex="12pt"/>
    </style:style>
    <style:style style:name="P69" style:family="paragraph" style:parent-style-name="Preformatted_20_Text">
      <loext:graphic-properties draw:fill="solid" draw:fill-color="#333333" draw:opacity="100%"/>
      <style:paragraph-properties fo:margin-top="0in" fo:margin-bottom="0.0201in" style:contextual-spacing="false" fo:line-height="142%" fo:orphans="2" fo:widows="2" fo:background-color="#333333" fo:padding="0.0598in" fo:border="none"/>
    </style:style>
    <style:style style:name="P70" style:family="paragraph" style:parent-style-name="Text_20_body">
      <style:text-properties style:font-name="Lato" fo:font-size="13pt" style:font-size-asian="13pt" style:font-size-complex="13pt"/>
    </style:style>
    <style:style style:name="P71" style:family="paragraph" style:parent-style-name="Table_20_Contents">
      <style:paragraph-properties fo:line-height="142%"/>
    </style:style>
    <style:style style:name="P72" style:family="paragraph" style:parent-style-name="Table_20_Contents">
      <style:paragraph-properties fo:line-height="142%"/>
      <style:text-properties style:font-name="Lato" fo:font-size="13pt" style:font-size-asian="13pt" style:font-size-complex="13pt"/>
    </style:style>
    <style:style style:name="P73" style:family="paragraph" style:parent-style-name="Table_20_Contents">
      <style:paragraph-properties fo:margin-top="0.1in" fo:margin-bottom="0in" style:contextual-spacing="false" fo:line-height="100%"/>
      <style:text-properties style:font-name="Lato" fo:font-size="13pt" style:font-size-asian="13pt" style:font-size-complex="13pt"/>
    </style:style>
    <style:style style:name="P74" style:family="paragraph" style:parent-style-name="Table_20_Contents">
      <style:paragraph-properties fo:margin-top="0.1in" fo:margin-bottom="0in" style:contextual-spacing="false" fo:line-height="100%"/>
    </style:style>
    <style:style style:name="P75" style:family="paragraph" style:parent-style-name="Table_20_Heading">
      <style:paragraph-properties fo:margin-top="0.1in" fo:margin-bottom="0in" style:contextual-spacing="false" fo:line-height="100%" fo:text-align="start" style:justify-single-word="false"/>
      <style:text-properties style:font-name="Lato" fo:font-size="13pt" style:font-size-asian="13pt" style:font-size-complex="13pt"/>
    </style:style>
    <style:style style:name="P76" style:family="paragraph" style:parent-style-name="Table_20_Heading">
      <style:paragraph-properties fo:line-height="142%" fo:text-align="start" style:justify-single-word="false"/>
      <style:text-properties style:font-name="Lato" fo:font-size="13pt" style:font-size-asian="13pt" style:font-size-complex="13pt"/>
    </style:style>
    <style:style style:name="P77" style:family="paragraph" style:parent-style-name="Heading_20_2">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Lato" fo:font-size="22.5pt" fo:letter-spacing="normal" fo:font-style="normal" fo:font-weight="normal" officeooo:paragraph-rsid="003c0a98" style:font-size-asian="13pt" style:font-size-complex="13pt"/>
    </style:style>
    <style:style style:name="P78"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T1" style:family="text">
      <style:text-properties fo:color="#333333" loext:opacity="100%" fo:language="zxx" fo:country="none" style:text-underline-style="solid" style:text-underline-width="auto" style:text-underline-color="font-color" style:font-name-asian="Noto Sans CJK SC" style:font-size-asian="18pt" style:language-asian="zxx" style:country-asian="none" style:font-weight-asian="bold" style:font-name-complex="Lohit Devanagari" style:font-size-complex="18pt" style:language-complex="zxx" style:country-complex="none" style:font-weight-complex="bold"/>
    </style:style>
    <style:style style:name="T2" style:family="text">
      <style:text-properties fo:color="#333333" loext:opacity="100%" fo:language="zxx" fo:country="none" style:text-underline-style="solid" style:text-underline-width="auto" style:text-underline-color="font-color" style:font-name-asian="Noto Sans CJK SC" style:font-size-asian="18pt" style:language-asian="zxx" style:country-asian="none" style:font-weight-asian="bold" style:font-name-complex="Lohit Devanagari" style:font-size-complex="18pt" style:language-complex="zxx" style:country-complex="none" style:font-weight-complex="bold" loext:padding="0in" loext:border="none"/>
    </style:style>
    <style:style style:name="T3" style:family="text">
      <style:text-properties fo:font-variant="normal" fo:text-transform="none" fo:color="#333333" loext:opacity="100%" style:text-line-through-style="none" style:text-line-through-type="none" style:font-name="Lato" fo:font-size="18pt" fo:letter-spacing="normal" fo:language="zxx" fo:country="none" fo:font-style="normal" style:text-underline-style="solid" style:text-underline-width="auto" style:text-underline-color="font-color" fo:font-weight="normal" style:text-blinking="false" fo:background-color="transparent" loext:char-shading-value="0" style:font-name-asian="Noto Sans CJK SC" style:font-size-asian="18pt" style:language-asian="zxx" style:country-asian="none" style:font-weight-asian="bold" style:font-name-complex="Lohit Devanagari" style:font-size-complex="18pt" style:language-complex="zxx" style:country-complex="none" style:font-weight-complex="bold" loext:padding="0in" loext:border="none"/>
    </style:style>
    <style:style style:name="T4" style:family="text">
      <style:text-properties fo:font-variant="normal" fo:text-transform="none" fo:color="#333333" loext:opacity="100%" fo:letter-spacing="normal" fo:font-style="normal" fo:font-weight="bold"/>
    </style:style>
    <style:style style:name="T5" style:family="text">
      <style:text-properties fo:font-variant="normal" fo:text-transform="none" fo:color="#333333" loext:opacity="100%" style:font-name="Lato" fo:font-size="13pt" fo:letter-spacing="normal" fo:font-style="normal" fo:font-weight="normal" style:font-size-asian="13pt" style:font-size-complex="13pt"/>
    </style:style>
    <style:style style:name="T6" style:family="text">
      <style:text-properties fo:font-variant="normal" fo:text-transform="none" fo:color="#333333" loext:opacity="100%" style:font-name="Lato" fo:font-size="13pt" fo:letter-spacing="normal" fo:font-style="normal" fo:font-weight="normal" style:font-size-asian="13pt" style:font-size-complex="13pt" loext:padding="0in" loext:border="none"/>
    </style:style>
    <style:style style:name="T7" style:family="text">
      <style:text-properties fo:font-variant="normal" fo:text-transform="none" fo:color="#333333" loext:opacity="100%" style:font-name="Lato" fo:font-size="13pt" fo:letter-spacing="normal" fo:font-style="normal" fo:font-weight="bold" style:font-size-asian="13pt" style:font-size-complex="13pt"/>
    </style:style>
    <style:style style:name="T8" style:family="text">
      <style:text-properties fo:font-variant="normal" fo:text-transform="none" fo:color="#333333" loext:opacity="100%" style:font-name="Lato" fo:font-size="22.5pt" fo:letter-spacing="normal" fo:font-style="normal" fo:font-weight="normal" style:font-size-asian="13pt" style:font-size-complex="13pt"/>
    </style:style>
    <style:style style:name="T9" style:family="text">
      <style:text-properties fo:font-variant="normal" fo:text-transform="none" fo:color="#333333" loext:opacity="100%" style:font-name="Lato" fo:font-size="10.5pt" fo:letter-spacing="normal" fo:font-style="normal" fo:font-weight="normal"/>
    </style:style>
    <style:style style:name="T10" style:family="text">
      <style:text-properties fo:font-variant="normal" fo:text-transform="none" fo:color="#333333" loext:opacity="100%" style:font-name="Helvetica Neue" fo:font-size="10.5pt" fo:letter-spacing="normal" fo:font-style="normal" fo:font-weight="normal"/>
    </style:style>
    <style:style style:name="T11" style:family="text">
      <style:text-properties fo:font-variant="normal" fo:text-transform="none" fo:color="#333333" loext:opacity="100%" style:font-name="Consolas" fo:font-size="12pt" fo:letter-spacing="normal" fo:font-style="normal" fo:font-weight="normal" style:font-size-asian="12pt" style:font-size-complex="12pt"/>
    </style:style>
    <style:style style:name="T12" style:family="text">
      <style:text-properties fo:font-variant="normal" fo:text-transform="none" fo:color="#005b99" loext:opacity="100%" style:text-line-through-style="none" style:text-line-through-type="none" style:font-name="Lato" fo:font-size="13pt" fo:letter-spacing="normal" fo:font-style="normal" style:text-underline-style="none" fo:font-weight="normal" style:text-blinking="false" fo:background-color="transparent" loext:char-shading-value="0" style:font-size-asian="13pt" style:font-size-complex="13pt"/>
    </style:style>
    <style:style style:name="T13" style:family="text">
      <style:text-properties fo:font-variant="normal" fo:text-transform="none" fo:color="#c7254e" loext:opacity="100%" style:font-name="Lato" fo:font-size="13pt" fo:letter-spacing="normal" fo:font-style="normal" fo:font-weight="normal" fo:background-color="#f9f2f4" loext:char-shading-value="0" style:font-size-asian="13pt" style:font-size-complex="13pt" loext:padding="0in" loext:border="none"/>
    </style:style>
    <style:style style:name="T14" style:family="text">
      <style:text-properties fo:font-variant="normal" fo:text-transform="none" fo:color="#8ae234" loext:opacity="100%" style:font-name="Lato" fo:font-size="13pt" fo:letter-spacing="normal" fo:font-style="normal" fo:font-weight="bold" style:font-size-asian="13pt" style:font-size-complex="13pt"/>
    </style:style>
    <style:style style:name="T15" style:family="text">
      <style:text-properties fo:font-variant="normal" fo:text-transform="none" fo:color="#8ae234" loext:opacity="100%" style:font-name="Consolas" fo:font-size="12pt" fo:letter-spacing="normal" fo:font-style="normal" fo:font-weight="bold" style:font-size-asian="12pt" style:font-size-complex="12pt"/>
    </style:style>
    <style:style style:name="T16" style:family="text">
      <style:text-properties fo:font-variant="normal" fo:text-transform="none" fo:color="#8ae234" loext:opacity="100%" style:font-name="Consolas" fo:font-size="11pt" fo:letter-spacing="normal" fo:font-style="normal" fo:font-weight="bold" style:font-size-asian="11pt" style:font-size-complex="11pt"/>
    </style:style>
    <style:style style:name="T17" style:family="text">
      <style:text-properties fo:font-variant="normal" fo:text-transform="none" fo:color="#eeeeee" loext:opacity="100%" style:font-name="Lato" fo:font-size="13pt" fo:letter-spacing="normal" style:font-size-asian="13pt" style:font-size-complex="13pt"/>
    </style:style>
    <style:style style:name="T18" style:family="text">
      <style:text-properties fo:font-variant="normal" fo:text-transform="none" fo:color="#eeeeee" loext:opacity="100%" style:font-name="Consolas" fo:font-size="12pt" fo:letter-spacing="normal" fo:font-style="normal" fo:font-weight="bold" style:font-size-asian="12pt" style:font-size-complex="12pt"/>
    </style:style>
    <style:style style:name="T19" style:family="text">
      <style:text-properties fo:font-variant="normal" fo:text-transform="none" fo:color="#eeeeee" loext:opacity="100%" style:font-name="Consolas" fo:font-size="12pt" fo:letter-spacing="normal" fo:font-style="normal" fo:font-weight="normal" style:font-size-asian="12pt" style:font-size-complex="12pt"/>
    </style:style>
    <style:style style:name="T20" style:family="text">
      <style:text-properties fo:font-variant="normal" fo:text-transform="none" fo:color="#eeeeee" loext:opacity="100%" style:font-name="Consolas" fo:font-size="11pt" fo:letter-spacing="normal" fo:font-style="normal" fo:font-weight="bold" style:font-size-asian="11pt" style:font-size-complex="11pt"/>
    </style:style>
    <style:style style:name="T21" style:family="text">
      <style:text-properties fo:font-variant="normal" fo:text-transform="none" fo:color="#eeeeee" loext:opacity="100%" style:font-name="Consolas" fo:font-size="11pt" fo:letter-spacing="normal" fo:font-style="normal" fo:font-weight="normal" style:font-size-asian="11pt" style:font-size-complex="11pt"/>
    </style:style>
    <style:style style:name="T22" style:family="text">
      <style:text-properties fo:font-variant="normal" fo:text-transform="none" fo:color="#729fcf" loext:opacity="100%" style:font-name="Consolas" fo:font-size="12pt" fo:letter-spacing="normal" fo:font-style="normal" fo:font-weight="bold" style:font-size-asian="12pt" style:font-size-complex="12pt"/>
    </style:style>
    <style:style style:name="T23" style:family="text">
      <style:text-properties fo:font-variant="normal" fo:text-transform="none" fo:color="#729fcf" loext:opacity="100%" style:font-name="Consolas" fo:font-size="11pt" fo:letter-spacing="normal" fo:font-style="normal" fo:font-weight="bold" style:font-size-asian="11pt" style:font-size-complex="11pt"/>
    </style:style>
    <style:style style:name="T24" style:family="text">
      <style:text-properties fo:font-style="normal" fo:font-weight="normal"/>
    </style:style>
    <style:style style:name="T25" style:family="text">
      <style:text-properties officeooo:rsid="003c0a98"/>
    </style:style>
    <style:style style:name="T26" style:family="text">
      <style:text-properties style:font-name="Lato" fo:font-size="13pt" fo:font-style="normal" style:font-size-asian="13pt" style:font-style-asian="normal" style:font-size-complex="13pt" style:font-style-complex="normal"/>
    </style:style>
    <style:style style:name="T27" style:family="text">
      <style:text-properties style:font-name="Lato" fo:font-size="13pt" fo:font-style="normal" fo:font-weight="bold" style:font-size-asian="13pt" style:font-style-asian="normal" style:font-weight-asian="bold" style:font-size-complex="13pt" style:font-style-complex="normal" style:font-weight-complex="bold"/>
    </style:style>
    <style:style style:name="T28" style:family="text">
      <style:text-properties style:font-name="Lato" fo:font-size="13pt" style:font-size-asian="13pt" style:font-size-complex="13pt"/>
    </style:style>
    <style:style style:name="T29" style:family="text">
      <style:text-properties fo:color="#c7254e" loext:opacity="100%" style:font-name="Lato" fo:font-size="13pt" fo:background-color="#f9f2f4" loext:char-shading-value="0" style:font-size-asian="13pt" style:font-size-complex="13pt" loext:padding="0in" loext:border="none"/>
    </style:style>
    <style:style style:name="T30" style:family="text">
      <style:text-properties officeooo:rsid="0058c04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NDG Introduction to Linux I - Chapter <text:span text:style-name="T25">7 </text:span><text:span text:style-name="T30">Text Utilities</text:span></text:p>
      <text:p text:style-name="P27"/>
      <text:p text:style-name="P27"/>
      <text:p text:style-name="P26"><text:a xlink:type="simple" xlink:href="https://content.netdevgroup.com/contents/lpic1-s1/yKFwE7mjZp/#objectives" text:style-name="Internet_20_link" text:visited-style-name="Visited_20_Internet_20_Link"><text:span text:style-name="T1">Objectives</text:span></text:a></text:p>
      <text:p text:style-name="P29"/>
      <text:p text:style-name="P47"/>
      <text:p text:style-name="P1"><text:a xlink:type="simple" xlink:href="https://content.netdevgroup.com/contents/lpic1-s1/yKFwE7mjZp/#terms" text:style-name="Internet_20_link" text:visited-style-name="Visited_20_Internet_20_Link"><text:span text:style-name="T2">Key Terms</text:span></text:a></text:p>
      <text:p text:style-name="P2"/>
      <text:p text:style-name="P52">cat</text:p>
      <text:p text:style-name="P33"><text:span text:style-name="T5">Displays the contents of one or more files (concatenate) to standard output.<text:line-break/></text:span><text:a xlink:type="simple" xlink:href="https://content.netdevgroup.com/contents/lpic1-s1/uEE4Wn7Z98/7.2" text:style-name="Internet_20_link" text:visited-style-name="Visited_20_Internet_20_Link"><text:span text:style-name="T12">Section 7.2</text:span></text:a></text:p>
      <text:p text:style-name="P32"/>
      <text:p text:style-name="P38">cut</text:p>
      <text:p text:style-name="P33"><text:span text:style-name="T5">Command used to extract fields of information from a text file.<text:line-break/></text:span><text:a xlink:type="simple" xlink:href="https://content.netdevgroup.com/contents/lpic1-s1/uEE4Wn7Z98/7.9" text:style-name="Internet_20_link" text:visited-style-name="Visited_20_Internet_20_Link"><text:span text:style-name="T12">Section 7.9</text:span></text:a></text:p>
      <text:p text:style-name="P32"/>
      <text:p text:style-name="P39">head</text:p>
      <text:p text:style-name="P33"><text:span text:style-name="T5">Prints the first ten lines of a file by default. The number of lines can be set to any desired value.<text:line-break/></text:span><text:a xlink:type="simple" xlink:href="https://content.netdevgroup.com/contents/lpic1-s1/uEE4Wn7Z98/7.5" text:style-name="Internet_20_link" text:visited-style-name="Visited_20_Internet_20_Link"><text:span text:style-name="T12">Section 7.5</text:span></text:a></text:p>
      <text:p text:style-name="P32"/>
      <text:p text:style-name="P38">less</text:p>
      <text:p text:style-name="P33"><text:span text:style-name="T5">Pager command used to view file contents one page of data at a time.<text:line-break/></text:span><text:a xlink:type="simple" xlink:href="https://content.netdevgroup.com/contents/lpic1-s1/uEE4Wn7Z98/7.2" text:style-name="Internet_20_link" text:visited-style-name="Visited_20_Internet_20_Link"><text:span text:style-name="T12">Section 7.2</text:span></text:a></text:p>
      <text:p text:style-name="P32"/>
      <text:p text:style-name="P38">nl</text:p>
      <text:p text:style-name="P33"><text:span text:style-name="T5">Prepend a number to the lines of a file incrementing each line by 1 by default.<text:line-break/></text:span><text:a xlink:type="simple" xlink:href="https://content.netdevgroup.com/contents/lpic1-s1/uEE4Wn7Z98/7.4" text:style-name="Internet_20_link" text:visited-style-name="Visited_20_Internet_20_Link"><text:span text:style-name="T12">Section 7.4</text:span></text:a></text:p>
      <text:p text:style-name="P32"/>
      <text:p text:style-name="P38">od</text:p>
      <text:p text:style-name="P33"><text:span text:style-name="T5">Performs an octal dump of data by default. Often used to display the contents of files with non-printable characters.<text:line-break/></text:span><text:a xlink:type="simple" xlink:href="https://content.netdevgroup.com/contents/lpic1-s1/uEE4Wn7Z98/7.12" text:style-name="Internet_20_link" text:visited-style-name="Visited_20_Internet_20_Link"><text:span text:style-name="T12">Section 7.12</text:span></text:a></text:p>
      <text:p text:style-name="P32"/>
      <text:p text:style-name="P38"><text:soft-page-break/>paste</text:p>
      <text:p text:style-name="P33"><text:span text:style-name="T5">Merge the lines of one or more files, line by line, separating the output by tabs by default.<text:line-break/></text:span><text:a xlink:type="simple" xlink:href="https://content.netdevgroup.com/contents/lpic1-s1/uEE4Wn7Z98/7.7" text:style-name="Internet_20_link" text:visited-style-name="Visited_20_Internet_20_Link"><text:span text:style-name="T12">Section 7.7</text:span></text:a></text:p>
      <text:p text:style-name="P32"/>
      <text:p text:style-name="P38">sed</text:p>
      <text:p text:style-name="P33"><text:span text:style-name="T5">A non-interactive editor that can be used to modify text.<text:line-break/></text:span><text:a xlink:type="simple" xlink:href="https://content.netdevgroup.com/contents/lpic1-s1/uEE4Wn7Z98/7.14" text:style-name="Internet_20_link" text:visited-style-name="Visited_20_Internet_20_Link"><text:span text:style-name="T12">Section 7.14</text:span></text:a></text:p>
      <text:p text:style-name="P32"/>
      <text:p text:style-name="P38">sort</text:p>
      <text:p text:style-name="P33"><text:span text:style-name="T5">Command used to display a file sorted on a specific field of data.<text:line-break/></text:span><text:a xlink:type="simple" xlink:href="https://content.netdevgroup.com/contents/lpic1-s1/uEE4Wn7Z98/7.9" text:style-name="Internet_20_link" text:visited-style-name="Visited_20_Internet_20_Link"><text:span text:style-name="T12">Section 7.9</text:span></text:a></text:p>
      <text:p text:style-name="P32"/>
      <text:p text:style-name="P38">split</text:p>
      <text:p text:style-name="P33"><text:span text:style-name="T5">Command used to take one file and break it into multiple parts. By default it breaks the file up into 1000 line sections.<text:line-break/></text:span><text:a xlink:type="simple" xlink:href="https://content.netdevgroup.com/contents/lpic1-s1/uEE4Wn7Z98/7.3" text:style-name="Internet_20_link" text:visited-style-name="Visited_20_Internet_20_Link"><text:span text:style-name="T12">Section 7.3</text:span></text:a></text:p>
      <text:p text:style-name="P32"/>
      <text:p text:style-name="P38">tail</text:p>
      <text:p text:style-name="P33"><text:span text:style-name="T5">Prints the last ten lines of a file by default. The number of lines can be set to any desired value.<text:line-break/></text:span><text:a xlink:type="simple" xlink:href="https://content.netdevgroup.com/contents/lpic1-s1/uEE4Wn7Z98/7.6" text:style-name="Internet_20_link" text:visited-style-name="Visited_20_Internet_20_Link"><text:span text:style-name="T12">Section 7.6</text:span></text:a></text:p>
      <text:p text:style-name="P32"/>
      <text:p text:style-name="P38">tr</text:p>
      <text:p text:style-name="P33"><text:span text:style-name="T5">Command used to translate one set of characters to another.<text:line-break/></text:span><text:a xlink:type="simple" xlink:href="https://content.netdevgroup.com/contents/lpic1-s1/uEE4Wn7Z98/7.13" text:style-name="Internet_20_link" text:visited-style-name="Visited_20_Internet_20_Link"><text:span text:style-name="T12">Section 7.13</text:span></text:a></text:p>
      <text:p text:style-name="P38">uniq</text:p>
      <text:p text:style-name="P31"/>
      <text:p text:style-name="P33"><text:span text:style-name="T5">Command to remove duplicate lines that are currently consecutive.<text:line-break/></text:span><text:a xlink:type="simple" xlink:href="https://content.netdevgroup.com/contents/lpic1-s1/uEE4Wn7Z98/7.11" text:style-name="Internet_20_link" text:visited-style-name="Visited_20_Internet_20_Link"><text:span text:style-name="T12">Section 7.11</text:span></text:a></text:p>
      <text:p text:style-name="P32"/>
      <text:p text:style-name="P38">wc</text:p>
      <text:p text:style-name="P33"><text:span text:style-name="T5">Print newline, word, and byte counts for each FILE, and a total line if more than one FILE is specified.<text:line-break/></text:span><text:a xlink:type="simple" xlink:href="https://content.netdevgroup.com/contents/lpic1-s1/uEE4Wn7Z98/7.15" text:style-name="Internet_20_link" text:visited-style-name="Visited_20_Internet_20_Link"><text:span text:style-name="T12">Section 7.15</text:span></text:a></text:p>
      <text:p text:style-name="P30"/>
      <text:p text:style-name="P34"><text:soft-page-break/><text:a xlink:type="simple" xlink:href="https://content.netdevgroup.com/contents/lpic1-s1/yKFwE7mjZp/#content" text:style-name="Internet_20_link" text:visited-style-name="Visited_20_Internet_20_Link"><text:span text:style-name="T3">Content</text:span></text:a></text:p>
      <text:p text:style-name="P35"/>
      <text:h text:style-name="P36" text:outline-level="2">7.1 Introduction</text:h>
      <text:p text:style-name="P3">A core philosophy that started with UNIX, and lives on in Linux, is that commands should read text as input and write text as output. To remain true to this philosophy, a large number of commands have been designed with the primary purpose of processing text files. As you will see, many of these commands act as filters, as they somehow alter the text that they read before they produce their output.</text:p>
      <text:p text:style-name="P37"/>
      <text:h text:style-name="P10" text:outline-level="2">7.2 Viewing File Contents</text:h>
      <text:p text:style-name="P4"><text:span text:style-name="T5">With a single file argument, the </text:span><text:span text:style-name="Source_20_Text"><text:span text:style-name="T13">cat</text:span></text:span><text:span text:style-name="T5"> command will simply output the contents of a file:</text:span></text:p>
      <text:p text:style-name="P16">cat [OPTION]... [FILE]...</text:p>
      <text:p text:style-name="P8"/>
      <text:p text:style-name="P40"><text:span text:style-name="Strong_20_Emphasis"><text:span text:style-name="T15">sysadmin@localhost</text:span></text:span><text:span text:style-name="Strong_20_Emphasis"><text:span text:style-name="T18">:</text:span></text:span><text:span text:style-name="Strong_20_Emphasis"><text:span text:style-name="T22">~</text:span></text:span><text:span text:style-name="Strong_20_Emphasis"><text:span text:style-name="T18">$</text:span></text:span><text:span text:style-name="T19"> cd Documents <text:s text:c="31"/></text:span></text:p>
      <text:p text:style-name="P60"><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text:s text:c="34"/></text:span></text:p>
      <text:p text:style-name="P60"><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cat alpha-first.txt</text:span></text:p>
      <text:p text:style-name="P61">A is for Animal</text:p>
      <text:p text:style-name="P61">B is for Bear‌⁠​​⁠​ </text:p>
      <text:p text:style-name="P61">C is for Cat</text:p>
      <text:p text:style-name="P61">D is for Dog</text:p>
      <text:p text:style-name="P61">E is for Elephant</text:p>
      <text:p text:style-name="P61">F is for Flower</text:p>
      <text:p text:style-name="P60"><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cat alpha-second.txt</text:span></text:p>
      <text:p text:style-name="P61">G is for Grapes</text:p>
      <text:p text:style-name="P61">H is for Happy</text:p>
      <text:p text:style-name="P61">I is for Ink</text:p>
      <text:p text:style-name="P61">J is for Juice</text:p>
      <text:p text:style-name="P61">K is for Kangaroo</text:p>
      <text:p text:style-name="P61">L is for Lol</text:p>
      <text:p text:style-name="P61">M is for Monkey</text:p>
      <text:p text:style-name="P3"/>
      <text:p text:style-name="P3"/>
      <text:p text:style-name="P4"><text:soft-page-break/><text:span text:style-name="T5">However, the </text:span><text:span text:style-name="Source_20_Text"><text:span text:style-name="T13">cat</text:span></text:span><text:span text:style-name="T5"> command gets its name from the word </text:span><text:span text:style-name="Variable"><text:span text:style-name="T5">concatenate</text:span></text:span><text:span text:style-name="T5">, meaning to merge or append. This command has the ability to accept two or more files as input and then output the concatenation (merging) of those files:</text:span></text:p>
      <text:p text:style-name="P40"><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cat alpha-first.txt alpha-second.txt</text:span></text:p>
      <text:p text:style-name="P61">A is for Animal</text:p>
      <text:p text:style-name="P61">B is for Bear</text:p>
      <text:p text:style-name="P61">C is for Cat</text:p>
      <text:p text:style-name="P61">D is for Dog</text:p>
      <text:p text:style-name="P61">E is for Elephant</text:p>
      <text:p text:style-name="P61">F is for Flower</text:p>
      <text:p text:style-name="P61">G is for Grapes</text:p>
      <text:p text:style-name="P61">H is for Happy</text:p>
      <text:p text:style-name="P61">I is for Ink</text:p>
      <text:p text:style-name="P61">J is for Juice</text:p>
      <text:p text:style-name="P61">K is for Kangaroo</text:p>
      <text:p text:style-name="P61">L is for Lol</text:p>
      <text:p text:style-name="P61">M is for Monkey</text:p>
      <text:p text:style-name="P4"><text:span text:style-name="T5">While the </text:span><text:span text:style-name="Source_20_Text"><text:span text:style-name="T13">cat</text:span></text:span><text:span text:style-name="T5"> command is often used to quickly view the contents of small files, using it to display the contents of larger files will result in frustration since the data will be displayed much too quickly and will scroll off the screen. To display the file one page at a time, use a </text:span><text:span text:style-name="Variable"><text:span text:style-name="T5">pager</text:span></text:span><text:span text:style-name="T5">, either the </text:span><text:span text:style-name="Source_20_Text"><text:span text:style-name="T13">more</text:span></text:span><text:span text:style-name="T5"> or the </text:span><text:span text:style-name="Source_20_Text"><text:span text:style-name="T13">less</text:span></text:span><text:span text:style-name="T5"> command.</text:span></text:p>
      <text:p text:style-name="P4"><text:span text:style-name="T5">To view a file with the </text:span><text:span text:style-name="Source_20_Text"><text:span text:style-name="T13">less</text:span></text:span><text:span text:style-name="T5"> command, pass the file name as an argument:</text:span></text:p>
      <text:p text:style-name="P15">less FILE</text:p>
      <text:p text:style-name="P40"><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less words</text:span></text:p>
      <text:p text:style-name="P4"><text:span text:style-name="T5">The </text:span><text:span text:style-name="Source_20_Text"><text:span text:style-name="T13">more</text:span></text:span><text:span text:style-name="T5"> and </text:span><text:span text:style-name="Source_20_Text"><text:span text:style-name="T13">less</text:span></text:span><text:span text:style-name="T5"> commands allow users to navigate the document using keystroke commands. For example, when using </text:span><text:span text:style-name="Source_20_Text"><text:span text:style-name="T13">less</text:span></text:span><text:span text:style-name="T5"> as a pager, to advance forward a page, press the </text:span><text:span text:style-name="Strong_20_Emphasis"><text:span text:style-name="T7">Spacebar</text:span></text:span><text:span text:style-name="T5">:</text:span></text:p>
      <text:p text:style-name="P48"/>
      <text:p text:style-name="P48"/>
      <text:p text:style-name="P4"><text:span text:style-name="T5">The </text:span><text:span text:style-name="Source_20_Text"><text:span text:style-name="T13">less</text:span></text:span><text:span text:style-name="T5"> command might look familiar since it is the pager generally used to view man pages. As you may recall, the </text:span><text:span text:style-name="Source_20_Text"><text:span text:style-name="T13">less</text:span></text:span><text:span text:style-name="T5"> command requires the use of movement commands to navigate a file. When viewing a file with the </text:span><text:span text:style-name="Source_20_Text"><text:span text:style-name="T13">less</text:span></text:span><text:span text:style-name="T5"> command, use the </text:span><text:span text:style-name="Strong_20_Emphasis"><text:span text:style-name="T7">H</text:span></text:span><text:span text:style-name="T5"> key or </text:span><text:span text:style-name="Strong_20_Emphasis"><text:span text:style-name="T7">Shift + H</text:span></text:span><text:span text:style-name="T5"> to display a help screen with a summary of the </text:span><text:span text:style-name="Source_20_Text"><text:span text:style-name="T13">less</text:span></text:span><text:span text:style-name="T5"> commands:</text:span></text:p>
      <text:p text:style-name="P3"/>
      <text:p text:style-name="P3"/>
      <text:p text:style-name="P40"><text:soft-page-break/><text:span text:style-name="T17"><text:s text:c="15"/></text:span><text:span text:style-name="T19">SUMMARY OF LESS COMMANDS <text:s text:c="36"/></text:span></text:p>
      <text:p text:style-name="P62"><text:s text:c="6"/><text:span text:style-name="T24">Commands marked with * may be preceded by a number, N. <text:s text:c="5"/></text:span></text:p>
      <text:p text:style-name="P63"/>
      <text:p text:style-name="P62"><text:s text:c="6"/><text:span text:style-name="T24">Notes in parentheses indicate the behavior if N is given. <text:s text:c="16"/></text:span></text:p>
      <text:p text:style-name="P62"><text:s text:c="71"/></text:p>
      <text:p text:style-name="P62"><text:s text:c="2"/><text:span text:style-name="T24">h <text:s/>H <text:s text:c="16"/>Display this help. <text:s text:c="29"/></text:span></text:p>
      <text:p text:style-name="P62"><text:s text:c="2"/><text:span text:style-name="T24">q <text:s/>:q <text:s/>Q <text:s/>:Q <text:s/>ZZ <text:s text:c="4"/>Exit. <text:s text:c="42"/></text:span></text:p>
      <text:p text:style-name="P62"><text:s/><text:span text:style-name="T24">------------------------------------------------------------------------ </text:span></text:p>
      <text:p text:style-name="P62"><text:s text:c="27"/><text:span text:style-name="T24">MOVING <text:s text:c="46"/></text:span></text:p>
      <text:p text:style-name="P62"><text:s text:c="72"/></text:p>
      <text:p text:style-name="P62"><text:s text:c="2"/><text:span text:style-name="T24">e <text:s/>^E <text:s/>j <text:s/>^N <text:s/>CR <text:s/>* <text:s/>Forward <text:s/>one line <text:s text:c="2"/>(or N lines). <text:s text:c="16"/></text:span></text:p>
      <text:p text:style-name="P62"><text:s text:c="2"/><text:span text:style-name="T24">y <text:s/>^Y <text:s/>k <text:s/>^K <text:s/>^P <text:s/>* <text:s/>Backward one line <text:s text:c="2"/>(or N lines). <text:s text:c="14"/></text:span></text:p>
      <text:p text:style-name="P62"><text:s text:c="2"/><text:span text:style-name="T24">f <text:s/>^F <text:s/>^V <text:s/>SPACE <text:s/>* <text:s/>Forward <text:s/>one window (or N lines). <text:s text:c="15"/></text:span></text:p>
      <text:p text:style-name="P62"><text:s text:c="2"/><text:span text:style-name="T24">b <text:s/>^B <text:s/>ESC-v <text:s text:c="5"/>* <text:s/>Backward one window (or N lines). <text:s text:c="14"/></text:span></text:p>
      <text:p text:style-name="P62"><text:s text:c="2"/><text:span text:style-name="T24">z <text:s text:c="16"/>* <text:s/>Forward <text:s/>one window (and set window to N). <text:s text:c="6"/></text:span></text:p>
      <text:p text:style-name="P62"><text:s text:c="2"/><text:span text:style-name="T24">w <text:s text:c="16"/>* <text:s/>Backward one window (and set window to N). <text:s text:c="14"/></text:span></text:p>
      <text:p text:style-name="P62"><text:s text:c="2"/><text:span text:style-name="T24">ESC-SPACE <text:s text:c="8"/>* <text:s/>Forward <text:s/>one window, but don't stop at end-of-file. <text:s text:c="3"/></text:span></text:p>
      <text:p text:style-name="P62"><text:s text:c="2"/><text:span text:style-name="T24">d <text:s/>^D <text:s text:c="12"/>* <text:s/>Forward <text:s/>one half-window (and set half-window to N). <text:s text:c="4"/></text:span></text:p>
      <text:p text:style-name="P62"><text:s text:c="2"/><text:span text:style-name="T24">u <text:s/>^U <text:s text:c="12"/>* <text:s/>Backward one half-window (and set half-window to N). <text:s text:c="4"/></text:span></text:p>
      <text:p text:style-name="P62"><text:s text:c="2"/><text:span text:style-name="T24">ESC-) <text:s/>RightArrow * <text:s/>Left <text:s/>one half screen width (or N positions). <text:s text:c="3"/></text:span></text:p>
      <text:p text:style-name="P62"><text:s text:c="2"/><text:span text:style-name="T24">ESC-( <text:s/>LeftArrow <text:s/>* <text:s/>Right one half screen width (or N positions). <text:s text:c="5"/></text:span></text:p>
      <text:p text:style-name="P61">HELP -- Press RETURN for more, or q when done</text:p>
      <text:p text:style-name="P4"><text:span text:style-name="T5">To exit the </text:span><text:span text:style-name="Source_20_Text"><text:span text:style-name="T13">less</text:span></text:span><text:span text:style-name="T5"> command, use the </text:span><text:span text:style-name="Strong_20_Emphasis"><text:span text:style-name="T7">Q</text:span></text:span><text:span text:style-name="T5"> key.</text:span></text:p>
      <text:p text:style-name="P9"/>
      <text:p text:style-name="P9"/>
      <text:h text:style-name="P11" text:outline-level="2">7.3 Splitting Files</text:h>
      <text:p text:style-name="P4"><text:span text:style-name="T5">While the </text:span><text:span text:style-name="Source_20_Text"><text:span text:style-name="T13">cat</text:span></text:span><text:span text:style-name="T5"> command can concatenate two or more files into one file, the </text:span><text:span text:style-name="Source_20_Text"><text:span text:style-name="T13">split</text:span></text:span><text:span text:style-name="T5"> command can take one file and </text:span><text:span text:style-name="Variable"><text:span text:style-name="T5">split</text:span></text:span><text:span text:style-name="T5"> it into multiple files. One application of the </text:span><text:span text:style-name="Source_20_Text"><text:span text:style-name="T13">split</text:span></text:span><text:span text:style-name="T5"> command would be to take a file that is too large to fit on some kind of removable media and break that file apart so that each piece could be stored on separate media. This way, the pieces of the split files can each fit on a removable medium for transfer to another system.</text:span></text:p>
      <text:p text:style-name="P4"><text:span text:style-name="T5">This can also be a useful way to send larger files across a slow network that has connection issues. Breaking files into smaller pieces would make it easier to transfer the data across a poor network connection. Once the pieces are copied to the other system, the </text:span><text:span text:style-name="Source_20_Text"><text:span text:style-name="T13">cat</text:span></text:span><text:span text:style-name="T5"> command can be used to reassemble the pieces into a single file once again.</text:span></text:p>
      <text:p text:style-name="P3"/>
      <text:p text:style-name="P4"><text:soft-page-break/><text:span text:style-name="T5">The syntax for the </text:span><text:span text:style-name="Source_20_Text"><text:span text:style-name="T13">split</text:span></text:span><text:span text:style-name="T5"> command is:</text:span></text:p>
      <text:p text:style-name="P15">split [OPTION]... [INPUT [PREFIX]]</text:p>
      <text:p text:style-name="P4"><text:span text:style-name="T5">The </text:span><text:span text:style-name="Source_20_Text"><text:span text:style-name="T6">INPUT</text:span></text:span><text:span text:style-name="T5"> argument is typically a file name, but the </text:span><text:span text:style-name="Source_20_Text"><text:span text:style-name="T13">split</text:span></text:span><text:span text:style-name="T5"> command is able to read from standard input as well.</text:span></text:p>
      <text:p text:style-name="Text_20_body"><text:span text:style-name="Variable"/></text:p>
      <text:p text:style-name="P64"><text:span text:style-name="Variable"><text:span text:style-name="T27">Note</text:span></text:span></text:p>
      <text:p text:style-name="P64"><text:span text:style-name="Variable"><text:span text:style-name="T26">Standard input and output streams will be covered in greater detail later in the course</text:span></text:span></text:p>
      <text:p text:style-name="Text_20_body"><text:span text:style-name="Variable"/></text:p>
      <text:p text:style-name="P4"><text:span text:style-name="T5">By default, the new files will be named with a prefix of </text:span><text:span text:style-name="Source_20_Text"><text:span text:style-name="T6">x</text:span></text:span><text:span text:style-name="T5"> and an alphabetical suffix of </text:span><text:span text:style-name="Source_20_Text"><text:span text:style-name="T6">aa</text:span></text:span><text:span text:style-name="T5">, </text:span><text:span text:style-name="Source_20_Text"><text:span text:style-name="T6">ab</text:span></text:span><text:span text:style-name="T5">, etc.:</text:span></text:p>
      <text:p text:style-name="P14"><text:span text:style-name="Strong_20_Emphasis"><text:span text:style-name="T16">sysadmin@localhost</text:span></text:span><text:span text:style-name="Strong_20_Emphasis"><text:span text:style-name="T20">:</text:span></text:span><text:span text:style-name="Strong_20_Emphasis"><text:span text:style-name="T23">~/Documents</text:span></text:span><text:span text:style-name="Strong_20_Emphasis"><text:span text:style-name="T20">$</text:span></text:span><text:span text:style-name="T21"> split longfile.txt</text:span></text:p>
      <text:p text:style-name="P55"><text:span text:style-name="Strong_20_Emphasis"><text:span text:style-name="T16">sysadmin@localhost</text:span></text:span><text:span text:style-name="Strong_20_Emphasis"><text:span text:style-name="T20">:</text:span></text:span><text:span text:style-name="Strong_20_Emphasis"><text:span text:style-name="T23">~/Documents</text:span></text:span><text:span text:style-name="Strong_20_Emphasis"><text:span text:style-name="T20">$</text:span></text:span><text:span text:style-name="T21"> ls <text:s text:c="45"/></text:span></text:p>
      <text:p text:style-name="P55"><text:span text:style-name="Strong_20_Emphasis"><text:span text:style-name="T23">School</text:span></text:span><text:span text:style-name="T21"> <text:s text:c="11"/>alpha.txt <text:s text:c="3"/>linux.txt <text:s text:c="4"/>profile.txt <text:s text:c="2"/>xac <text:s/>xai <text:s text:c="12"/></text:span></text:p>
      <text:p text:style-name="P55"><text:span text:style-name="Strong_20_Emphasis"><text:span text:style-name="T23">Work</text:span></text:span><text:span text:style-name="T21"> <text:s text:c="13"/>animals.txt <text:s/>longfile.txt <text:s/>red.txt <text:s text:c="6"/>xad <text:s/>xaj <text:s text:c="12"/></text:span></text:p>
      <text:p text:style-name="P56">adjectives.txt <text:s text:c="3"/>food.txt <text:s text:c="4"/>newhome.txt <text:s text:c="2"/>spelling.txt <text:s/>xae <text:s/>xak <text:s text:c="12"/></text:p>
      <text:p text:style-name="P56">alpha-first.txt <text:s text:c="2"/>hello.sh <text:s text:c="4"/>numbers.txt <text:s text:c="2"/>words <text:s text:c="8"/>xaf <text:s text:c="17"/></text:p>
      <text:p text:style-name="P56">alpha-second.txt <text:s/>hidden.txt <text:s text:c="2"/>os.csv <text:s text:c="7"/>xaa <text:s text:c="10"/>xag <text:s text:c="17"/></text:p>
      <text:p text:style-name="P56">alpha-third.txt <text:s text:c="2"/>letters.txt <text:s/>people.csv <text:s text:c="3"/>xab <text:s text:c="10"/>xah</text:p>
      <text:p text:style-name="P4"><text:span text:style-name="T5">As indicated by the command syntax, it is possible to specify a prefix other than </text:span><text:span text:style-name="Source_20_Text"><text:span text:style-name="T6">x</text:span></text:span><text:span text:style-name="T5">. For example, the following example denotes </text:span><text:span text:style-name="Source_20_Text"><text:span text:style-name="T6">file.</text:span></text:span><text:span text:style-name="T5"> as the prefix:</text:span></text:p>
      <text:p text:style-name="P14"><text:span text:style-name="Strong_20_Emphasis"><text:span text:style-name="T16">sysadmin@localhost</text:span></text:span><text:span text:style-name="Strong_20_Emphasis"><text:span text:style-name="T20">:</text:span></text:span><text:span text:style-name="Strong_20_Emphasis"><text:span text:style-name="T23">~/Documents</text:span></text:span><text:span text:style-name="Strong_20_Emphasis"><text:span text:style-name="T20">$</text:span></text:span><text:span text:style-name="T21"> split longfile.txt file.</text:span></text:p>
      <text:p text:style-name="P55"><text:span text:style-name="Strong_20_Emphasis"><text:span text:style-name="T16">sysadmin@localhost</text:span></text:span><text:span text:style-name="Strong_20_Emphasis"><text:span text:style-name="T20">:</text:span></text:span><text:span text:style-name="Strong_20_Emphasis"><text:span text:style-name="T23">~/Documents</text:span></text:span><text:span text:style-name="Strong_20_Emphasis"><text:span text:style-name="T20">$</text:span></text:span><text:span text:style-name="T21"> ls <text:s text:c="45"/></text:span></text:p>
      <text:p text:style-name="P55"><text:span text:style-name="Strong_20_Emphasis"><text:span text:style-name="T23">School</text:span></text:span><text:span text:style-name="T21"> <text:s text:c="11"/>animals.txt <text:s/>file.ag <text:s text:c="2"/>hidden.txt <text:s text:c="3"/>people.csv <text:s text:c="3"/>xac <text:s/>xaj <text:s text:c="2"/></text:span></text:p>
      <text:p text:style-name="P55"><text:span text:style-name="Strong_20_Emphasis"><text:span text:style-name="T23">Work</text:span></text:span><text:span text:style-name="T21"> <text:s text:c="13"/>file.aa <text:s text:c="5"/>file.ah <text:s text:c="2"/>letters.txt <text:s text:c="2"/>profile.txt <text:s text:c="2"/>xad <text:s/>xak <text:s text:c="2"/></text:span></text:p>
      <text:p text:style-name="P56">adjectives.txt <text:s text:c="3"/>file.ab <text:s text:c="5"/>file.ai <text:s text:c="2"/>linux.txt <text:s text:c="4"/>red.txt <text:s text:c="6"/>xae <text:s text:c="7"/></text:p>
      <text:p text:style-name="P56">alpha-first.txt <text:s text:c="2"/>file.ac <text:s text:c="5"/>file.aj <text:s text:c="2"/>longfile.txt <text:s/>spelling.txt <text:s/>xaf <text:s text:c="7"/></text:p>
      <text:p text:style-name="P56">alpha-second.txt <text:s/>file.ad <text:s text:c="5"/>file.ak <text:s text:c="2"/>newhome.txt <text:s text:c="2"/>words <text:s text:c="8"/>xag <text:s text:c="7"/></text:p>
      <text:p text:style-name="P56">alpha-third.txt <text:s text:c="2"/>file.ae <text:s text:c="5"/>food.txt <text:s/>numbers.txt <text:s text:c="2"/>xaa <text:s text:c="10"/>xah <text:s text:c="7"/></text:p>
      <text:p text:style-name="P56">alpha.txt <text:s text:c="8"/>file.af <text:s text:c="5"/>hello.sh <text:s/>os.csv <text:s text:c="7"/>xab <text:s text:c="10"/>xai <text:s text:c="2"/></text:p>
      <text:p text:style-name="P4"><text:soft-page-break/><text:span text:style-name="T5">The </text:span><text:span text:style-name="Source_20_Text"><text:span text:style-name="T13">-d</text:span></text:span><text:span text:style-name="T5"> option will allow for the split files to have a numeric suffix instead of a default alphabetic suffix. If </text:span><text:span text:style-name="Source_20_Text"><text:span text:style-name="T13">-d</text:span></text:span><text:span text:style-name="T5"> is added to the previous command, the resulting file names would be:</text:span></text:p>
      <text:p text:style-name="P14"><text:span text:style-name="Strong_20_Emphasis"><text:span text:style-name="T16">sysadmin@localhost</text:span></text:span><text:span text:style-name="Strong_20_Emphasis"><text:span text:style-name="T20">:</text:span></text:span><text:span text:style-name="Strong_20_Emphasis"><text:span text:style-name="T23">~/Documents</text:span></text:span><text:span text:style-name="Strong_20_Emphasis"><text:span text:style-name="T20">$</text:span></text:span><text:span text:style-name="T21"> split -d longfile.txt file.</text:span></text:p>
      <text:p text:style-name="P55"><text:span text:style-name="Strong_20_Emphasis"><text:span text:style-name="T16">sysadmin@localhost</text:span></text:span><text:span text:style-name="Strong_20_Emphasis"><text:span text:style-name="T20">:</text:span></text:span><text:span text:style-name="Strong_20_Emphasis"><text:span text:style-name="T23">~/Documents</text:span></text:span><text:span text:style-name="Strong_20_Emphasis"><text:span text:style-name="T20">$</text:span></text:span><text:span text:style-name="T21"> ls</text:span></text:p>
      <text:p text:style-name="P55"><text:span text:style-name="Strong_20_Emphasis"><text:span text:style-name="T23">School</text:span></text:span><text:span text:style-name="T21"> <text:s text:c="11"/>file.00 <text:s/>file.08 <text:s/>file.af <text:s text:c="2"/>hidden.txt <text:s text:c="3"/>profile.txt <text:s text:c="2"/>xae <text:s text:c="2"/></text:span></text:p>
      <text:p text:style-name="P55"><text:span text:style-name="Strong_20_Emphasis"><text:span text:style-name="T23">Work</text:span></text:span><text:span text:style-name="T21"> <text:s text:c="13"/>file.01 <text:s/>file.09 <text:s/>file.ag <text:s text:c="2"/>letters.txt <text:s text:c="2"/>red.txt <text:s text:c="6"/>xaf <text:s text:c="2"/></text:span></text:p>
      <text:p text:style-name="P56">adjectives.txt <text:s text:c="3"/>file.02 <text:s/>file.10 <text:s/>file.ah <text:s text:c="2"/>linux.txt <text:s text:c="4"/>spelling.txt <text:s/>xag <text:s text:c="2"/></text:p>
      <text:p text:style-name="P56">alpha-first.txt <text:s text:c="2"/>file.03 <text:s/>file.aa <text:s/>file.ai <text:s text:c="2"/>longfile.txt <text:s/>words <text:s text:c="8"/>xah <text:s text:c="2"/></text:p>
      <text:p text:style-name="P56">alpha-second.txt <text:s/>file.04 <text:s/>file.ab <text:s/>file.aj <text:s text:c="2"/>newhome.txt <text:s text:c="2"/>xaa <text:s text:c="10"/>xai <text:s text:c="2"/></text:p>
      <text:p text:style-name="P56">alpha-third.txt <text:s text:c="2"/>file.05 <text:s/>file.ac <text:s/>file.ak <text:s text:c="2"/>numbers.txt <text:s text:c="2"/>xab <text:s text:c="10"/>xaj <text:s text:c="2"/></text:p>
      <text:p text:style-name="P56">alpha.txt <text:s text:c="8"/>file.06 <text:s/>file.ad <text:s/>food.txt <text:s/>os.csv <text:s text:c="7"/>xac <text:s text:c="10"/>xak <text:s text:c="2"/></text:p>
      <text:p text:style-name="P56">animals.txt <text:s text:c="6"/>file.07 <text:s/>file.ae <text:s/>hello.sh <text:s/>people.csv <text:s text:c="3"/>xad <text:s/></text:p>
      <text:p text:style-name="P4"><text:span text:style-name="T5">By default, the </text:span><text:span text:style-name="Source_20_Text"><text:span text:style-name="T13">split</text:span></text:span><text:span text:style-name="T5"> command will break apart a file into 1,000 line chunks. The first 1,000 lines of the original file will go into the first file, the second 1,000 lines will go into the second file, etc. The above file </text:span><text:span text:style-name="Source_20_Text"><text:span text:style-name="T6">longfile.txt</text:span></text:span><text:span text:style-name="T5"> splits into 11 files, meaning it is approximately 11,000 lines long.</text:span></text:p>
      <text:p text:style-name="P41"><text:span text:style-name="T5">The </text:span><text:span text:style-name="Source_20_Text"><text:span text:style-name="T13">-l</text:span></text:span><text:span text:style-name="T5"> option can be used to specify the number of lines to split upon. Alternatively, </text:span></text:p>
      <text:p text:style-name="P5"><text:span text:style-name="T5">the </text:span><text:span text:style-name="Source_20_Text"><text:span text:style-name="T13">-b</text:span></text:span><text:span text:style-name="T5"> option may be used to specify the maximum number of bytes to use per file.</text:span></text:p>
      <text:p text:style-name="P9"/>
      <text:p text:style-name="P9"/>
      <text:p text:style-name="P9"/>
      <text:p text:style-name="P9"/>
      <text:p text:style-name="P9"/>
      <text:p text:style-name="P9"/>
      <text:p text:style-name="P9"/>
      <text:h text:style-name="P11" text:outline-level="2">7.4 Numbering the Output of Files</text:h>
      <text:p text:style-name="P4"><text:span text:style-name="T5">The </text:span><text:span text:style-name="Source_20_Text"><text:span text:style-name="T13">nl</text:span></text:span><text:span text:style-name="T5"> command will </text:span><text:span text:style-name="Variable"><text:span text:style-name="T5">number the lines</text:span></text:span><text:span text:style-name="T5"> of its output.</text:span></text:p>
      <text:p text:style-name="P15">nl [OPTION]... [FILE]...</text:p>
      <text:p text:style-name="P3"/>
      <text:p text:style-name="P3"/>
      <text:p text:style-name="P3"><text:soft-page-break/>By default, it only numbers non-empty lines:</text:p>
      <text:p text:style-name="P40"><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nl newhome.txt</text:span></text:p>
      <text:p text:style-name="P62"><text:s text:c="5"/><text:span text:style-name="T24">1 <text:s/>Thanks for purchasing your new home!!</text:span></text:p>
      <text:p text:style-name="P62"><text:s/></text:p>
      <text:p text:style-name="P62"><text:s text:c="5"/><text:span text:style-name="T24">2 <text:s/>**Warning** it may be haunted.</text:span></text:p>
      <text:p text:style-name="P62"><text:s/></text:p>
      <text:p text:style-name="P62"><text:s text:c="5"/><text:span text:style-name="T24">3 <text:s/>There are three bathrooms.</text:span></text:p>
      <text:p text:style-name="P62"><text:s/></text:p>
      <text:p text:style-name="P62"><text:s text:c="5"/><text:span text:style-name="T24">4 <text:s/>**Beware** of the ghost in the bedroom.</text:span></text:p>
      <text:p text:style-name="P62"><text:s/></text:p>
      <text:p text:style-name="P62"><text:s text:c="5"/><text:span text:style-name="T24">5 <text:s/>The kitchen is open for entertaining.</text:span></text:p>
      <text:p text:style-name="P62"><text:s/></text:p>
      <text:p text:style-name="P62"><text:s text:c="5"/><text:span text:style-name="T24">6 <text:s/>**Caution** the spirits don't like guests.</text:span></text:p>
      <text:p text:style-name="P62"><text:s/></text:p>
      <text:p text:style-name="P62"><text:s text:c="5"/><text:span text:style-name="T24">7 <text:s/>Good luck!!!</text:span></text:p>
      <text:p text:style-name="P4"><text:span text:style-name="T5">The </text:span><text:span text:style-name="Source_20_Text"><text:span text:style-name="T13">nl</text:span></text:span><text:span text:style-name="T5"> command offers many formatting options for line numbering, including separate styles for headers, footers, sections, and the body of a file. For example, to have the </text:span><text:span text:style-name="Source_20_Text"><text:span text:style-name="T13">nl</text:span></text:span><text:span text:style-name="T5"> command number </text:span><text:span text:style-name="Variable"><text:span text:style-name="T5">every</text:span></text:span><text:span text:style-name="T5"> line in the </text:span><text:span text:style-name="Source_20_Text"><text:span text:style-name="T6">newhome.txt</text:span></text:span><text:span text:style-name="T5"> file, execute the following command:</text:span></text:p>
      <text:p text:style-name="P40"><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nl -ba newhome.txt</text:span></text:p>
      <text:p text:style-name="P62"><text:s text:c="5"/><text:span text:style-name="T24">1 <text:s/>Thanks for purchasing your new home!!</text:span></text:p>
      <text:p text:style-name="P62"><text:s text:c="5"/><text:span text:style-name="T24">2</text:span></text:p>
      <text:p text:style-name="P62"><text:s text:c="5"/><text:span text:style-name="T24">3 <text:s/>**Warning** it may be haunted.</text:span></text:p>
      <text:p text:style-name="P62"><text:s text:c="5"/><text:span text:style-name="T24">4</text:span></text:p>
      <text:p text:style-name="P62"><text:s text:c="5"/><text:span text:style-name="T24">5 <text:s/>There are three bathrooms.</text:span></text:p>
      <text:p text:style-name="P62"><text:s text:c="5"/><text:span text:style-name="T24">6</text:span></text:p>
      <text:p text:style-name="P62"><text:s text:c="5"/><text:span text:style-name="T24">7 <text:s/>**Beware** of the ghost in the bedroom.</text:span></text:p>
      <text:p text:style-name="P62"><text:s text:c="5"/><text:span text:style-name="T24">8</text:span></text:p>
      <text:p text:style-name="P62"><text:s text:c="5"/><text:span text:style-name="T24">9 <text:s/>The kitchen is open for entertaining.</text:span></text:p>
      <text:p text:style-name="P62"><text:s text:c="4"/><text:span text:style-name="T24">10</text:span></text:p>
      <text:p text:style-name="P62"><text:s text:c="4"/><text:span text:style-name="T24">11 <text:s/>**Caution** the spirits don't like guests.</text:span></text:p>
      <text:p text:style-name="P62"><text:s text:c="4"/><text:span text:style-name="T24">12</text:span></text:p>
      <text:p text:style-name="P62"><text:s text:c="4"/><text:span text:style-name="T24">13 <text:s/>Good luck!!!</text:span></text:p>
      <text:p text:style-name="P3"/>
      <text:p text:style-name="P3"/>
      <text:p text:style-name="P6"><text:span text:style-name="T5">In the previous example, the option </text:span><text:span text:style-name="Source_20_Text"><text:span text:style-name="T13">-ba</text:span></text:span><text:span text:style-name="T5"> may cause some confusion as it is really just one option, not two. The </text:span><text:span text:style-name="Source_20_Text"><text:span text:style-name="T13">-b</text:span></text:span><text:span text:style-name="T5"> option is the </text:span><text:span text:style-name="Source_20_Text"><text:span text:style-name="T13">--body-numbering</text:span></text:span><text:span text:style-name="T5"> option, abbreviated in its short </text:span><text:soft-page-break/><text:span text:style-name="T5">version as </text:span><text:span text:style-name="Source_20_Text"><text:span text:style-name="T13">-b</text:span></text:span><text:span text:style-name="T5">. The </text:span><text:span text:style-name="Source_20_Text"><text:span text:style-name="T13">a</text:span></text:span><text:span text:style-name="T5"> is actually an argument that means </text:span><text:span text:style-name="Variable"><text:span text:style-name="T5">number all lines</text:span></text:span><text:span text:style-name="T5">. In other words, the command could also be executed:</text:span></text:p>
      <text:p text:style-name="P40"><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nl -b a newhome.txt</text:span></text:p>
      <text:p text:style-name="P3">This is one of the reasons some Linux users prefer the long argument technique. Using a long argument, the command could have been written:</text:p>
      <text:p text:style-name="P40"><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nl --body-numbering=a newhome.txt</text:span></text:p>
      <text:p text:style-name="P9"/>
      <text:p text:style-name="P19"><text:span text:style-name="Strong_20_Emphasis"><text:span text:style-name="T4">Consider This</text:span></text:span></text:p>
      <text:p text:style-name="P50"><text:span text:style-name="T5">It is also possible to number lines using the </text:span><text:span text:style-name="Source_20_Text"><text:span text:style-name="T13">cat</text:span></text:span><text:span text:style-name="T5"> command with the </text:span><text:span text:style-name="Source_20_Text"><text:span text:style-name="T13">-n</text:span></text:span><text:span text:style-name="T5"> option, which numbers </text:span><text:span text:style-name="Variable"><text:span text:style-name="T5">every</text:span></text:span><text:span text:style-name="T5"> line by default.</text:span></text:p>
      <text:p text:style-name="P9"/>
      <text:p text:style-name="P9"/>
      <text:h text:style-name="P11" text:outline-level="2">7.5 Displaying the Beginning of a File</text:h>
      <text:p text:style-name="P4"><text:span text:style-name="T5">The purpose of the </text:span><text:span text:style-name="Source_20_Text"><text:span text:style-name="T13">head</text:span></text:span><text:span text:style-name="T5"> command is to view the </text:span><text:span text:style-name="Variable"><text:span text:style-name="T5">beginning</text:span></text:span><text:span text:style-name="T5"> of a file or output.</text:span></text:p>
      <text:p text:style-name="P17">head [OPTION]... [FILE]...</text:p>
      <text:p text:style-name="P4"><text:span text:style-name="T5">By default, the </text:span><text:span text:style-name="Source_20_Text"><text:span text:style-name="T13">head</text:span></text:span><text:span text:style-name="T5"> command will display the first ten lines of a file's contents. For example, the following command displays the first ten lines of the </text:span><text:span text:style-name="Source_20_Text"><text:span text:style-name="T6">alpha.txt file</text:span></text:span><text:span text:style-name="T5">:</text:span></text:p>
      <text:p text:style-name="P14"><text:span text:style-name="Strong_20_Emphasis"><text:span text:style-name="T14">s</text:span></text:span><text:span text:style-name="Strong_20_Emphasis"><text:span text:style-name="T15">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head alpha.txt</text:span></text:p>
      <text:p text:style-name="P57">A is for Apple</text:p>
      <text:p text:style-name="P57">B is for Bear</text:p>
      <text:p text:style-name="P57">C is for Cat</text:p>
      <text:p text:style-name="P57">D is for Dog</text:p>
      <text:p text:style-name="P57">E is for Elephant</text:p>
      <text:p text:style-name="P57">F is for Flower</text:p>
      <text:p text:style-name="P57">G is for Grapes</text:p>
      <text:p text:style-name="P57">H is for Happy</text:p>
      <text:p text:style-name="P57">I is for Ink</text:p>
      <text:p text:style-name="P57">J is for Juice</text:p>
      <text:p text:style-name="P4"><text:soft-page-break/><text:span text:style-name="T5">There are several options for the </text:span><text:span text:style-name="Source_20_Text"><text:span text:style-name="T13">head</text:span></text:span><text:span text:style-name="T5"> command that are useful. For instance, there is the ability to use a number as an option to indicate how many lines of output to display. For example, to display the first three lines of the </text:span><text:span text:style-name="Source_20_Text"><text:span text:style-name="T6">alpha.txt</text:span></text:span><text:span text:style-name="T5"> file, execute:</text:span></text:p>
      <text:p text:style-name="P14"><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head -3 alpha.txt</text:span></text:p>
      <text:p text:style-name="P57">A is for Apple</text:p>
      <text:p text:style-name="P57">B is for Bear</text:p>
      <text:p text:style-name="P57">C is for Cat</text:p>
      <text:p text:style-name="P4"><text:span text:style-name="T5">There is also the </text:span><text:span text:style-name="Source_20_Text"><text:span text:style-name="T13">-n</text:span></text:span><text:span text:style-name="T5"> option which takes an argument for the </text:span><text:span text:style-name="Variable"><text:span text:style-name="T5">number</text:span></text:span><text:span text:style-name="T5"> of lines to display. So, the following would also display the first three lines of the </text:span><text:span text:style-name="Source_20_Text"><text:span text:style-name="T6">alpha.txt</text:span></text:span><text:span text:style-name="T5"> file:</text:span></text:p>
      <text:p text:style-name="P14"><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head -n3 alpha.txt</text:span></text:p>
      <text:p text:style-name="P57">A is for Apple</text:p>
      <text:p text:style-name="P57">B is for Bear</text:p>
      <text:p text:style-name="P57">C is for Cat</text:p>
      <text:p text:style-name="P4"><text:span text:style-name="T5">A negative number can also be used as an argument to the </text:span><text:span text:style-name="Source_20_Text"><text:span text:style-name="T13">-n</text:span></text:span><text:span text:style-name="T5"> option, which tells the </text:span><text:span text:style-name="Source_20_Text"><text:span text:style-name="T13">head</text:span></text:span><text:span text:style-name="T5"> command how many lines to </text:span><text:span text:style-name="Variable"><text:span text:style-name="T5">omit</text:span></text:span><text:span text:style-name="T5"> from the bottom of the file. For example, when executing the </text:span><text:span text:style-name="Source_20_Text"><text:span text:style-name="T13">head -n -90</text:span></text:span><text:span text:style-name="T5"> command on a file that is 100 lines long, the output would only include the first 10 lines by omitting the last 90.</text:span></text:p>
      <text:p text:style-name="P4"><text:span text:style-name="T5">The </text:span><text:span text:style-name="Source_20_Text"><text:span text:style-name="T6">alpha.txt</text:span></text:span><text:span text:style-name="T5"> file is 26 lines long. The following command omits the last 24 lines, resulting in only the first two lines of the file being displayed:</text:span></text:p>
      <text:p text:style-name="P14"><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head -n -24 alpha.txt</text:span></text:p>
      <text:p text:style-name="P57">A is for Apple</text:p>
      <text:p text:style-name="P57">B is for Bear</text:p>
      <text:p text:style-name="P9"/>
      <text:p text:style-name="P9"/>
      <text:p text:style-name="P9"/>
      <text:h text:style-name="P11" text:outline-level="2">7.6 Displaying the End of a File</text:h>
      <text:p text:style-name="P4"><text:span text:style-name="T5">The opposite of the </text:span><text:span text:style-name="Source_20_Text"><text:span text:style-name="T13">head</text:span></text:span><text:span text:style-name="T5"> command, the </text:span><text:span text:style-name="Source_20_Text"><text:span text:style-name="T13">tail</text:span></text:span><text:span text:style-name="T5"> command, displays contents from the end of the file and not the beginning.</text:span></text:p>
      <text:p text:style-name="P15">tail [OPTION]... [FILE]...</text:p>
      <text:p text:style-name="P4"><text:span text:style-name="T5">The </text:span><text:span text:style-name="Source_20_Text"><text:span text:style-name="T13">tail</text:span></text:span><text:span text:style-name="T5"> command also displays ten lines by default with no options given:</text:span></text:p>
      <text:p text:style-name="P40"><text:soft-page-break/><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tail alpha.txt</text:span></text:p>
      <text:p text:style-name="P61">Q is for Quark</text:p>
      <text:p text:style-name="P61">R is for Rat</text:p>
      <text:p text:style-name="P61">S is for Sloth</text:p>
      <text:p text:style-name="P61">T is for Turnip</text:p>
      <text:p text:style-name="P61">U is for Up</text:p>
      <text:p text:style-name="P61">V is for Velvet</text:p>
      <text:p text:style-name="P61">W is for Walrus</text:p>
      <text:p text:style-name="P61">X is for Xenon</text:p>
      <text:p text:style-name="P61">Y is for Yellow</text:p>
      <text:p text:style-name="P61">Z is for Zebra</text:p>
      <text:p text:style-name="P4"><text:span text:style-name="T5">You may use either a number or the </text:span><text:span text:style-name="Source_20_Text"><text:span text:style-name="T13">-n</text:span></text:span><text:span text:style-name="T5"> option as an argument to the </text:span><text:span text:style-name="Source_20_Text"><text:span text:style-name="T13">tail</text:span></text:span><text:span text:style-name="T5"> command to specify how many lines you want to output from the end of the file. Therefore, the following two commands are equivalent:</text:span></text:p>
      <text:p text:style-name="P40"><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tail -3 alpha.txt</text:span></text:p>
      <text:p text:style-name="P61">X is for Xenon</text:p>
      <text:p text:style-name="P61">Y is for Yellow</text:p>
      <text:p text:style-name="P61">Z is for Zebra</text:p>
      <text:p text:style-name="P60"><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tail -n3 alpha.txt</text:span></text:p>
      <text:p text:style-name="P61">X is for Xenon</text:p>
      <text:p text:style-name="P61">Y is for Yellow</text:p>
      <text:p text:style-name="P61">Z is for Zebra</text:p>
      <text:p text:style-name="P4"><text:span text:style-name="T5">With the </text:span><text:span text:style-name="Source_20_Text"><text:span text:style-name="T13">tail</text:span></text:span><text:span text:style-name="T5"> command, the </text:span><text:span text:style-name="Source_20_Text"><text:span text:style-name="T13">-n</text:span></text:span><text:span text:style-name="T5"> option has an interesting twist to it, as well. When using the </text:span><text:span text:style-name="Source_20_Text"><text:span text:style-name="T13">-n</text:span></text:span><text:span text:style-name="T5"> option with a number prefixed by a plus sign </text:span><text:span text:style-name="Source_20_Text"><text:span text:style-name="T6">+</text:span></text:span><text:span text:style-name="T5"> character, the number is interpreted as the line number in the file to start displaying content from; it will display from that line to the end of the file. In other words, the </text:span><text:span text:style-name="Source_20_Text"><text:span text:style-name="T13">-n</text:span></text:span><text:span text:style-name="T5"> option used with the </text:span><text:span text:style-name="Source_20_Text"><text:span text:style-name="T13">+20</text:span></text:span><text:span text:style-name="T5"> argument will display the contents of the file starting at line twenty and continuing until the end of the file.</text:span></text:p>
      <text:p text:style-name="P40"><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tail -n +20 alpha.txt</text:span></text:p>
      <text:p text:style-name="P61">T is for Turnip</text:p>
      <text:p text:style-name="P61">U is for Up</text:p>
      <text:p text:style-name="P61">V is for Velvet</text:p>
      <text:p text:style-name="P61">W is for Walrus</text:p>
      <text:p text:style-name="P61">X is for Xenon</text:p>
      <text:p text:style-name="P61">Y is for Yellow</text:p>
      <text:p text:style-name="P61">Z is for Zebra</text:p>
      <text:p text:style-name="P9"/>
      <text:p text:style-name="P9"/>
      <text:h text:style-name="P11" text:outline-level="2"><text:soft-page-break/>7.7 Combining File Output</text:h>
      <text:p text:style-name="P4"><text:span text:style-name="T5">The </text:span><text:span text:style-name="Source_20_Text"><text:span text:style-name="T13">paste</text:span></text:span><text:span text:style-name="T5"> command will merge the lines of one or more files, line by line, separating them with a tab as a </text:span><text:span text:style-name="Variable"><text:span text:style-name="T5">delimiter (separator)</text:span></text:span><text:span text:style-name="T5"> by default.</text:span></text:p>
      <text:p text:style-name="P15">paste [OPTION]... [FILE]...</text:p>
      <text:p text:style-name="P4"><text:span text:style-name="T5">To demonstrate the </text:span><text:span text:style-name="Source_20_Text"><text:span text:style-name="T13">paste</text:span></text:span><text:span text:style-name="T5"> command’s functionality, the </text:span><text:span text:style-name="Source_20_Text"><text:span text:style-name="T6">numbers.txt</text:span></text:span><text:span text:style-name="T5"> and </text:span><text:span text:style-name="Source_20_Text"><text:span text:style-name="T6">letters.txt</text:span></text:span><text:span text:style-name="T5"> will be used:</text:span></text:p>
      <text:p text:style-name="P40"><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cat numbers.txt</text:span></text:p>
      <text:p text:style-name="P61">1</text:p>
      <text:p text:style-name="P61">2</text:p>
      <text:p text:style-name="P61">3</text:p>
      <text:p text:style-name="P61">4</text:p>
      <text:p text:style-name="P61">5</text:p>
      <text:p text:style-name="P60"><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cat letters.txt</text:span></text:p>
      <text:p text:style-name="P61">a</text:p>
      <text:p text:style-name="P61">b</text:p>
      <text:p text:style-name="P61">c</text:p>
      <text:p text:style-name="P61">d</text:p>
      <text:p text:style-name="P61">e</text:p>
      <text:p text:style-name="P4"><text:span text:style-name="T5">To paste these files together with a tab between the elements, use the </text:span><text:span text:style-name="Source_20_Text"><text:span text:style-name="T13">paste</text:span></text:span><text:span text:style-name="T5"> command:</text:span></text:p>
      <text:p text:style-name="P40"><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paste numbers.txt letters.txt</text:span></text:p>
      <text:p text:style-name="P61">1 <text:s text:c="6"/>a</text:p>
      <text:p text:style-name="P61">2 <text:s text:c="6"/>b</text:p>
      <text:p text:style-name="P61">3 <text:s text:c="6"/>c</text:p>
      <text:p text:style-name="P61">4 <text:s text:c="6"/>d</text:p>
      <text:p text:style-name="P61">5 <text:s text:c="6"/>e</text:p>
      <text:p text:style-name="P4"><text:span text:style-name="T5">It is also possible to use other characters as delimiters. For instance, if the intent is to create a file that a spreadsheet could easily open, a comma would be chosen as the delimiter. The </text:span><text:span text:style-name="Source_20_Text"><text:span text:style-name="T13">-d</text:span></text:span><text:span text:style-name="T5"> option is used to specify the delimiter.</text:span></text:p>
      <text:p text:style-name="P40"><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paste -d , numbers.txt letters.txt</text:span></text:p>
      <text:p text:style-name="P61">1,a</text:p>
      <text:p text:style-name="P61">2,b</text:p>
      <text:p text:style-name="P61">3,c</text:p>
      <text:p text:style-name="P61">4,d</text:p>
      <text:p text:style-name="P61">5,e</text:p>
      <text:p text:style-name="P4"><text:soft-page-break/><text:span text:style-name="T5">Similar to the </text:span><text:span text:style-name="Source_20_Text"><text:span text:style-name="T13">paste</text:span></text:span><text:span text:style-name="T5"> command, the </text:span><text:span text:style-name="Source_20_Text"><text:span text:style-name="T13">join</text:span></text:span><text:span text:style-name="T5"> command is able to combine two files. Instead of simply going line by line through the files, the </text:span><text:span text:style-name="Source_20_Text"><text:span text:style-name="T13">join</text:span></text:span><text:span text:style-name="T5"> command matches the values of fields to determine which lines to combine. In other words, it will join files based on a common field between the files.</text:span></text:p>
      <text:p text:style-name="P4"><text:span text:style-name="Strong_20_Emphasis"><text:span text:style-name="T5"/></text:span></text:p>
      <text:p text:style-name="P20"><text:span text:style-name="Strong_20_Emphasis"><text:span text:style-name="T5">Consider This</text:span></text:span></text:p>
      <text:p text:style-name="P44"><text:span text:style-name="T5">For those familiar with Structured Query Language (SQL), the </text:span><text:span text:style-name="Source_20_Text"><text:span text:style-name="T13">join</text:span></text:span><text:span text:style-name="T5"> command is similar to the SQL </text:span><text:span text:style-name="Strong_20_Emphasis"><text:span text:style-name="T7">join</text:span></text:span><text:span text:style-name="T5"> statement, which combines records from two tables of related tables by matching values in joined fields.</text:span></text:p>
      <text:p text:style-name="P70"/>
      <text:p text:style-name="P4"><text:span text:style-name="T5">In order to break a line into fields, the </text:span><text:span text:style-name="Source_20_Text"><text:span text:style-name="T13">join</text:span></text:span><text:span text:style-name="T5"> command uses either tabs or spaces between the contents of the files and breaks each line into separate fields.</text:span></text:p>
      <text:p text:style-name="P15">join [OPTION]... FILE1 FILE2</text:p>
      <text:p text:style-name="P3"/>
      <text:p text:style-name="P3">To demonstrate this properly, we will use the following two files.</text:p>
      <text:p text:style-name="P40"><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cat adjectives.txt</text:span></text:p>
      <text:p text:style-name="P61">1 golden</text:p>
      <text:p text:style-name="P61">2 honey</text:p>
      <text:p text:style-name="P61">3 fruit</text:p>
      <text:p text:style-name="P61">4 grey</text:p>
      <text:p text:style-name="P61">5 bald</text:p>
      <text:p text:style-name="P60"><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cat animals.txt</text:span></text:p>
      <text:p text:style-name="P61">1 retriever </text:p>
      <text:p text:style-name="P61">2 badger</text:p>
      <text:p text:style-name="P61">3 bat</text:p>
      <text:p text:style-name="P61">4 wolf</text:p>
      <text:p text:style-name="P61">5 eagle</text:p>
      <text:p text:style-name="P3"/>
      <text:p text:style-name="P3">If the data that is used to join the files is the first field, then there is no need to specify which join fields to use. However, the field that is used in the joining process must be sorted in both files first, or else errors may occur. Also, missing elements in the key of either file will not appear in the results.</text:p>
      <text:p text:style-name="P3"/>
      <text:p text:style-name="P3">In the following example, the first field is used to merge the two files together. When the files are joined, the number field is used as a key to determine which words to join:</text:p>
      <text:p text:style-name="P40"><text:soft-page-break/><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join adjectives.txt animals.txt</text:span></text:p>
      <text:p text:style-name="P61">1 golden retriever</text:p>
      <text:p text:style-name="P61">2 honey badger</text:p>
      <text:p text:style-name="P61">3 fruit bat</text:p>
      <text:p text:style-name="P61">4 grey wolf</text:p>
      <text:p text:style-name="P61">5 bald eagle</text:p>
      <text:p text:style-name="P3"/>
      <text:p text:style-name="P4"><text:span text:style-name="T5">The first field in each file containing numbers is only shown once in the output, followed by a space and the second field from the first file, finally by another space and the second field from the second file. For illustration purposes, the same two files are shown being combined with the </text:span><text:span text:style-name="Source_20_Text"><text:span text:style-name="T13">paste</text:span></text:span><text:span text:style-name="T5"> and </text:span><text:span text:style-name="Source_20_Text"><text:span text:style-name="T13">cat</text:span></text:span><text:span text:style-name="T5"> commands:</text:span></text:p>
      <text:p text:style-name="P3"/>
      <text:p text:style-name="P40"><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paste adjectives.txt animals.txt</text:span></text:p>
      <text:p text:style-name="P61">1 <text:s text:c="3"/>golden <text:s text:c="3"/>1 <text:s text:c="3"/>retriever</text:p>
      <text:p text:style-name="P61">2 <text:s text:c="3"/>honey <text:s text:c="4"/>2 <text:s text:c="3"/>badger</text:p>
      <text:p text:style-name="P61">3 <text:s text:c="3"/>fruit <text:s text:c="4"/>3 <text:s text:c="3"/>bat</text:p>
      <text:p text:style-name="P61">4 <text:s text:c="3"/>grey <text:s text:c="5"/>4 <text:s text:c="3"/>wolf</text:p>
      <text:p text:style-name="P61">5 <text:s text:c="3"/>bald <text:s text:c="5"/>5 <text:s text:c="3"/>eagle</text:p>
      <text:p text:style-name="P60"><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cat adjectives.txt animals.txt</text:span></text:p>
      <text:p text:style-name="P61">1 <text:s text:c="3"/>golden</text:p>
      <text:p text:style-name="P61">2 <text:s text:c="3"/>honey</text:p>
      <text:p text:style-name="P61">3 <text:s text:c="3"/>fruit</text:p>
      <text:p text:style-name="P61">4 <text:s text:c="3"/>grey</text:p>
      <text:p text:style-name="P61">5 <text:s text:c="3"/>bald</text:p>
      <text:p text:style-name="P61">1 <text:s text:c="3"/>retriever</text:p>
      <text:p text:style-name="P61">2 <text:s text:c="3"/>badger</text:p>
      <text:p text:style-name="P61">3 <text:s text:c="3"/>bat</text:p>
      <text:p text:style-name="P61">4 <text:s text:c="3"/>wolf</text:p>
      <text:p text:style-name="P61">5 <text:s text:c="3"/>eagle</text:p>
      <text:p text:style-name="P3"/>
      <text:p text:style-name="P4"><text:span text:style-name="T5">Use the </text:span><text:span text:style-name="Source_20_Text"><text:span text:style-name="T13">-t</text:span></text:span><text:span text:style-name="T5"> option to specify an alternate delimiter. For example, if two spreadsheets were exported into </text:span><text:span text:style-name="Variable"><text:span text:style-name="T5">comma separated value</text:span></text:span><text:span text:style-name="T5"> </text:span><text:span text:style-name="Source_20_Text"><text:span text:style-name="T6">.csv</text:span></text:span><text:span text:style-name="T5"> files, </text:span><text:span text:style-name="Source_20_Text"><text:span text:style-name="T13">join</text:span></text:span><text:span text:style-name="T5"> could use those commas to distinguish one field from another.</text:span></text:p>
      <text:p text:style-name="P4"><text:span text:style-name="T5">The next example illustrates a more advanced use of the </text:span><text:span text:style-name="Source_20_Text"><text:span text:style-name="T13">join</text:span></text:span><text:span text:style-name="T5"> command. Two files, </text:span><text:span text:style-name="Source_20_Text"><text:span text:style-name="T6">people.csv</text:span></text:span><text:span text:style-name="T5"> and </text:span><text:span text:style-name="Source_20_Text"><text:span text:style-name="T6">os.csv</text:span></text:span><text:span text:style-name="T5">., will be combined by the </text:span><text:span text:style-name="Source_20_Text"><text:span text:style-name="T13">join</text:span></text:span><text:span text:style-name="T5"> command using data that isn't in the first field.</text:span></text:p>
      <text:p text:style-name="P40"><text:soft-page-break/><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cat people.csv</text:span></text:p>
      <text:p text:style-name="P61">Dennis,Richie</text:p>
      <text:p text:style-name="P61">Andrew,Tanenbaum</text:p>
      <text:p text:style-name="P61">Ken,Thompson</text:p>
      <text:p text:style-name="P61">Linus,Torvalds</text:p>
      <text:p text:style-name="P60"><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cat os.csv</text:span></text:p>
      <text:p text:style-name="P61">1970,Unix,Richie</text:p>
      <text:p text:style-name="P61">1987,Minix,Tanenbaum</text:p>
      <text:p text:style-name="P61">1970,Unix,Thompson</text:p>
      <text:p text:style-name="P61">1991,Linux,Torvalds</text:p>
      <text:p text:style-name="P4"><text:span text:style-name="T5">The following </text:span><text:span text:style-name="Source_20_Text"><text:span text:style-name="T13">join</text:span></text:span><text:span text:style-name="T5"> command will join the files according to the field containing last names:</text:span></text:p>
      <text:p text:style-name="P15">join -1 2 -2 3 -t',' people.csv os.csv</text:p>
      <text:p text:style-name="P4"><text:span text:style-name="T5">To specify that the join field for the </text:span><text:span text:style-name="Variable"><text:span text:style-name="T5">first</text:span></text:span><text:span text:style-name="T5"> file is the </text:span><text:span text:style-name="Variable"><text:span text:style-name="T5">second</text:span></text:span><text:span text:style-name="T5"> field, </text:span><text:span text:style-name="Source_20_Text"><text:span text:style-name="T13">-1 2</text:span></text:span><text:span text:style-name="T5"> is used. The </text:span><text:span text:style-name="Source_20_Text"><text:span text:style-name="T13">-1</text:span></text:span><text:span text:style-name="T5"> option means "field of the first file" and the </text:span><text:span text:style-name="Source_20_Text"><text:span text:style-name="T13">2</text:span></text:span><text:span text:style-name="T5"> argument means "the second field".</text:span></text:p>
      <text:p text:style-name="P4"><text:span text:style-name="T5">To specify that the join field for the </text:span><text:span text:style-name="Variable"><text:span text:style-name="T5">second</text:span></text:span><text:span text:style-name="T5"> file is the </text:span><text:span text:style-name="Variable"><text:span text:style-name="T5">third field</text:span></text:span><text:span text:style-name="T5">, </text:span><text:span text:style-name="Source_20_Text"><text:span text:style-name="T13">-2 3</text:span></text:span><text:span text:style-name="T5"> is used. The </text:span><text:span text:style-name="Source_20_Text"><text:span text:style-name="T13">-2</text:span></text:span><text:span text:style-name="T5"> option means "field of the second file" and the </text:span><text:span text:style-name="Source_20_Text"><text:span text:style-name="T13">3</text:span></text:span><text:span text:style-name="T5"> argument means "the third field".</text:span></text:p>
      <text:p text:style-name="P4"><text:span text:style-name="T5">These files also use a delimiter that is neither a tab nor a space, so the delimiter is specified as a comma , character with the </text:span><text:span text:style-name="Source_20_Text"><text:span text:style-name="T13">-t','</text:span></text:span><text:span text:style-name="T5"> option:</text:span></text:p>
      <text:p text:style-name="P40"><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join -1 2 -2 3 -t',' people.csv os.csv</text:span></text:p>
      <text:p text:style-name="P61">Richie,Dennis,1970,Unix</text:p>
      <text:p text:style-name="P61">Tanenbaum,Andrew,1987,Minix</text:p>
      <text:p text:style-name="P61">Thompson,Ken,1970,Unix</text:p>
      <text:p text:style-name="P61">Torvalds,Linus,1991,Linux</text:p>
      <text:h text:style-name="P10" text:outline-level="2"/>
      <text:h text:style-name="P10" text:outline-level="2">7.8 Command Line Pipes</text:h>
      <text:p text:style-name="P4"><text:span text:style-name="T5">To make effective use of filter commands, command pipelines are often used. The </text:span><text:span text:style-name="Variable"><text:span text:style-name="T5">pipe</text:span></text:span><text:span text:style-name="T5"> </text:span><text:span text:style-name="Source_20_Text"><text:span text:style-name="T6">|</text:span></text:span><text:span text:style-name="T5"> character can be used to send the output of one command to another:</text:span></text:p>
      <text:p text:style-name="P15">COMMAND 1 | COMMAND 2 | COMMAND 3 ...</text:p>
      <text:p text:style-name="P4"><text:span text:style-name="T5">Typically, when a command has output or generates an error, the output is displayed on the screen; however, this does not have to be the case. Instead of being printed to the screen, the output of one command becomes input for the next command. This tool can be powerful, especially when looking for specific data; </text:span><text:span text:style-name="Variable"><text:span text:style-name="T5">piping</text:span></text:span><text:span text:style-name="T5"> is often used to refine the results of an initial command.</text:span></text:p>
      <text:p text:style-name="P4"><text:soft-page-break/><text:span text:style-name="T5">The </text:span><text:span text:style-name="Source_20_Text"><text:span text:style-name="T13">head</text:span></text:span><text:span text:style-name="T5"> and </text:span><text:span text:style-name="Source_20_Text"><text:span text:style-name="T13">tail</text:span></text:span><text:span text:style-name="T5"> commands are often used in command pipelines to limit the number of lines when dealing with large files. For example, to number only the last three lines of the </text:span><text:span text:style-name="Source_20_Text"><text:span text:style-name="T6">alpha.txt</text:span></text:span><text:span text:style-name="T5"> file, pipe the output of the </text:span><text:span text:style-name="Source_20_Text"><text:span text:style-name="T13">tail</text:span></text:span><text:span text:style-name="T5"> command to the </text:span><text:span text:style-name="Source_20_Text"><text:span text:style-name="T13">nl</text:span></text:span><text:span text:style-name="T5"> command:</text:span></text:p>
      <text:p text:style-name="P40"><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tail -3 alpha.txt | nl</text:span></text:p>
      <text:p text:style-name="P62"><text:s text:c="5"/><text:span text:style-name="T24">1 <text:s/>hello <text:s text:c="56"/></text:span></text:p>
      <text:p text:style-name="P62"><text:s text:c="5"/><text:span text:style-name="T24">2 <text:s/>inkling <text:s text:c="54"/></text:span></text:p>
      <text:p text:style-name="P62"><text:s text:c="5"/><text:span text:style-name="T24">3 <text:s/>jogger</text:span></text:p>
      <text:p text:style-name="P4"><text:span text:style-name="T5">Command pipelines can also be used to filter command output. For example, to list just the first five files in the current directory, pipe the output of the </text:span><text:span text:style-name="Source_20_Text"><text:span text:style-name="T13">ls</text:span></text:span><text:span text:style-name="T5"> command to the </text:span><text:span text:style-name="Source_20_Text"><text:span text:style-name="T13">head</text:span></text:span><text:span text:style-name="T5"> command:</text:span></text:p>
      <text:p text:style-name="P54"><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ls | head -5</text:span></text:p>
      <text:p text:style-name="P67">School <text:s text:c="73"/></text:p>
      <text:p text:style-name="P67">Work <text:s text:c="75"/></text:p>
      <text:p text:style-name="P67">adjectives.txt <text:s text:c="65"/></text:p>
      <text:p text:style-name="P67">alpha-first.txt <text:s text:c="64"/></text:p>
      <text:p text:style-name="P67">alpha-second.txt</text:p>
      <text:p text:style-name="Text_20_body"><text:span text:style-name="Variable"><text:span text:style-name="T28"/></text:span></text:p>
      <text:p text:style-name="P21"><text:span text:style-name="Strong_20_Emphasis"><text:span text:style-name="T5">Note</text:span></text:span></text:p>
      <text:p text:style-name="P45"><text:span text:style-name="Variable"><text:span text:style-name="T5">Pipes will be covered in greater detail later in the course.</text:span></text:span></text:p>
      <text:p text:style-name="Text_20_body"><text:span text:style-name="Variable"><text:span text:style-name="T28"/></text:span></text:p>
      <text:h text:style-name="P13" text:outline-level="2"><text:span text:style-name="Variable"><text:span text:style-name="T8">7.9 Extract Fields in a File</text:span></text:span></text:h>
      <text:p text:style-name="P4"><text:span text:style-name="T10">T</text:span><text:span text:style-name="T5">he </text:span><text:span text:style-name="Source_20_Text"><text:span text:style-name="T13">cut</text:span></text:span><text:span text:style-name="T5"> command </text:span><text:span text:style-name="Variable"><text:span text:style-name="T5">extracts</text:span></text:span><text:span text:style-name="T5"> fields of information from a text file.</text:span></text:p>
      <text:p text:style-name="P18">cut [OPTION]... [FILE]...</text:p>
      <text:p text:style-name="P4"><text:span text:style-name="T5">Note the output of the following </text:span><text:span text:style-name="Source_20_Text"><text:span text:style-name="T13">head</text:span></text:span><text:span text:style-name="T5"> command for the first line of the </text:span><text:span text:style-name="Source_20_Text"><text:span text:style-name="T6">/etc/passwd</text:span></text:span><text:span text:style-name="T5"> command. There are 7 fields, each separated by the colon </text:span><text:span text:style-name="Source_20_Text"><text:span text:style-name="T6">:</text:span></text:span><text:span text:style-name="T5"> character as a delimiter:</text:span></text:p>
      <text:p text:style-name="P14"><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head -1 /etc/passwd</text:span></text:p>
      <text:p text:style-name="P57">root:x:0:0:root:/root:/bin/bash</text:p>
      <table:table table:name="Table1" table:style-name="Table1">
        <table:table-column table:style-name="Table1.A"/>
        <table:table-column table:style-name="Table1.B" table:number-columns-repeated="3"/>
        <table:table-column table:style-name="Table1.E"/>
        <table:table-column table:style-name="Table1.F"/>
        <table:table-column table:style-name="Table1.G"/>
        <table:table-row table:style-name="TableLine94423824153008">
          <table:table-cell table:style-name="Table1.A1" office:value-type="string">
            <text:p text:style-name="P42">root</text:p>
          </table:table-cell>
          <table:table-cell table:style-name="Table1.A1" office:value-type="string">
            <text:p text:style-name="P42">x</text:p>
          </table:table-cell>
          <table:table-cell table:style-name="Table1.A1" office:value-type="string">
            <text:p text:style-name="P42">0</text:p>
          </table:table-cell>
          <table:table-cell table:style-name="Table1.A1" office:value-type="string">
            <text:p text:style-name="P42">0</text:p>
          </table:table-cell>
          <table:table-cell table:style-name="Table1.A1" office:value-type="string">
            <text:p text:style-name="P42">root</text:p>
          </table:table-cell>
          <table:table-cell table:style-name="Table1.A1" office:value-type="string">
            <text:p text:style-name="P42">/root</text:p>
          </table:table-cell>
          <table:table-cell table:style-name="Table1.A1" office:value-type="string">
            <text:p text:style-name="P42">/bin/bash</text:p>
          </table:table-cell>
        </table:table-row>
        <table:table-row table:style-name="TableLine94423810832256">
          <table:table-cell table:style-name="Table1.A1" office:value-type="string">
            <text:p text:style-name="P43">1</text:p>
          </table:table-cell>
          <table:table-cell table:style-name="Table1.A1" office:value-type="string">
            <text:p text:style-name="P43">2</text:p>
          </table:table-cell>
          <table:table-cell table:style-name="Table1.A1" office:value-type="string">
            <text:p text:style-name="P43">3</text:p>
          </table:table-cell>
          <table:table-cell table:style-name="Table1.A1" office:value-type="string">
            <text:p text:style-name="P43">4</text:p>
          </table:table-cell>
          <table:table-cell table:style-name="Table1.A1" office:value-type="string">
            <text:p text:style-name="P43">5</text:p>
          </table:table-cell>
          <table:table-cell table:style-name="Table1.A1" office:value-type="string">
            <text:p text:style-name="P43">6</text:p>
          </table:table-cell>
          <table:table-cell table:style-name="Table1.A1" office:value-type="string">
            <text:p text:style-name="P43">7</text:p>
          </table:table-cell>
        </table:table-row>
      </table:table>
      <text:p text:style-name="P3"/>
      <text:p text:style-name="P4"><text:soft-page-break/><text:span text:style-name="T5">The default field separator is either a space or tab; this can be modified with the </text:span><text:span text:style-name="Variable"><text:span text:style-name="T5">delimiter</text:span></text:span><text:span text:style-name="T5"> </text:span><text:span text:style-name="Source_20_Text"><text:span text:style-name="T13">-d</text:span></text:span><text:span text:style-name="T5"> option. Use the </text:span><text:span text:style-name="Source_20_Text"><text:span text:style-name="T13">-f</text:span></text:span><text:span text:style-name="T5"> option to specify a list of comma separated field numbers to display or a hyphenated range of fields to display.</text:span></text:p>
      <text:p text:style-name="P4"><text:span text:style-name="T5">To extract certain fields from the </text:span><text:span text:style-name="Source_20_Text"><text:span text:style-name="T6">/etc/passwd</text:span></text:span><text:span text:style-name="T5"> file, specify the delimiter using the colon character as an argument to the </text:span><text:span text:style-name="Source_20_Text"><text:span text:style-name="T13">-d</text:span></text:span><text:span text:style-name="T5"> option. If only fields </text:span><text:span text:style-name="Source_20_Text"><text:span text:style-name="T6">1</text:span></text:span><text:span text:style-name="T5">,</text:span><text:span text:style-name="Source_20_Text"><text:span text:style-name="T6">5</text:span></text:span><text:span text:style-name="T5">,</text:span><text:span text:style-name="Source_20_Text"><text:span text:style-name="T6">6</text:span></text:span><text:span text:style-name="T5">, and </text:span><text:span text:style-name="Source_20_Text"><text:span text:style-name="T6">7</text:span></text:span><text:span text:style-name="T5"> were important, they could be extracted using the following command:</text:span></text:p>
      <text:p text:style-name="P14"><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head -1 /etc/passwd | cut -d: -f1,5,6,7</text:span></text:p>
      <text:p text:style-name="P57">root:root:/root:/bin/bash</text:p>
      <text:p text:style-name="P4"><text:span text:style-name="T5">The same result could be achieved by combining the fields </text:span><text:span text:style-name="Source_20_Text"><text:span text:style-name="T6">5</text:span></text:span><text:span text:style-name="T5">,</text:span><text:span text:style-name="Source_20_Text"><text:span text:style-name="T6">6</text:span></text:span><text:span text:style-name="T5">,</text:span><text:span text:style-name="Source_20_Text"><text:span text:style-name="T6">7</text:span></text:span><text:span text:style-name="T5"> into the range </text:span><text:span text:style-name="Source_20_Text"><text:span text:style-name="T6">5-7</text:span></text:span><text:span text:style-name="T5">:</text:span></text:p>
      <text:p text:style-name="P14"><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head -1 /etc/passwd | cut -d: -f1,5-7</text:span></text:p>
      <text:p text:style-name="P57">root:root:/root:/bin/bash</text:p>
      <text:p text:style-name="P4"><text:span text:style-name="T5">Given a file that has fields at fixed character positions, the </text:span><text:span text:style-name="Source_20_Text"><text:span text:style-name="T13">cut</text:span></text:span><text:span text:style-name="T5"> command can be used to extract the characters one at a time by using the </text:span><text:span text:style-name="Variable"><text:span text:style-name="T5">character</text:span></text:span><text:span text:style-name="T5"> </text:span><text:span text:style-name="Source_20_Text"><text:span text:style-name="T13">-c</text:span></text:span><text:span text:style-name="T5"> option followed by a range.</text:span></text:p>
      <text:p text:style-name="P4"><text:span text:style-name="T5">For example, in the </text:span><text:span text:style-name="Source_20_Text"><text:span text:style-name="T6">/var/syslog</text:span></text:span><text:span text:style-name="T5"> file; the first fifteen characters specify a timestamp. To extract only those characters from the text, specify </text:span><text:span text:style-name="Source_20_Text"><text:span text:style-name="T6">1</text:span></text:span><text:span text:style-name="T5"> through </text:span><text:span text:style-name="Source_20_Text"><text:span text:style-name="T6">15</text:span></text:span><text:span text:style-name="T5">:</text:span></text:p>
      <text:p text:style-name="P14"><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tail /var/log/syslog | cut -c1-15</text:span></text:p>
      <text:p text:style-name="P57">Jul 20 15:17:01</text:p>
      <text:p text:style-name="P57">Jul 20 15:59:02</text:p>
      <text:p text:style-name="P57">Jul 20 16:17:01</text:p>
      <text:p text:style-name="P57">Jul 20 16:41:22</text:p>
      <text:p text:style-name="P57">Jul 20 16:59:02</text:p>
      <text:p text:style-name="P57">Jul 20 17:17:01</text:p>
      <text:p text:style-name="P57">Jul 20 17:59:02</text:p>
      <text:p text:style-name="P57">Jul 20 18:17:01</text:p>
      <text:p text:style-name="P57">Jul 20 18:59:02</text:p>
      <text:p text:style-name="P57">Jul 20 19:17:01</text:p>
      <text:p text:style-name="Text_20_body"><text:span text:style-name="Variable"><text:span text:style-name="T28"/></text:span></text:p>
      <text:p text:style-name="Text_20_body"><text:span text:style-name="Variable"><text:span text:style-name="T28"/></text:span></text:p>
      <text:p text:style-name="Text_20_body"><text:span text:style-name="Variable"><text:span text:style-name="T28"/></text:span></text:p>
      <text:p text:style-name="Text_20_body"><text:span text:style-name="Variable"><text:span text:style-name="T28"/></text:span></text:p>
      <text:h text:style-name="P13" text:outline-level="2"><text:soft-page-break/><text:span text:style-name="Variable"><text:span text:style-name="T8">7.10 Sort File Output</text:span></text:span></text:h>
      <text:p text:style-name="P4"><text:span text:style-name="T5">The </text:span><text:span text:style-name="Source_20_Text"><text:span text:style-name="T13">sort</text:span></text:span><text:span text:style-name="T5"> command is used to display a file sorted on a specific field of data.</text:span></text:p>
      <text:p text:style-name="P15">sort [OPTION]... [FILE]...</text:p>
      <text:p text:style-name="P4"><text:span text:style-name="T5">Using </text:span><text:span text:style-name="Source_20_Text"><text:span text:style-name="T13">sort</text:span></text:span><text:span text:style-name="T5"> with no options on </text:span><text:span text:style-name="Source_20_Text"><text:span text:style-name="T6">people.csv</text:span></text:span><text:span text:style-name="T5"> results in the lines being sorted in ASCII order, which is similar to alphabetical order:</text:span></text:p>
      <text:p text:style-name="P53"><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sort people.csv</text:span></text:p>
      <text:p text:style-name="P66">Andrew,Tanenbaum</text:p>
      <text:p text:style-name="P66">Dennis,Richie</text:p>
      <text:p text:style-name="P66">Ken,Thompson</text:p>
      <text:p text:style-name="P66">Linus,Torvalds</text:p>
      <text:p text:style-name="P4"><text:span text:style-name="T5">This command is able to sort using any field, the same way that a spreadsheet is able to sort by any column. By default, </text:span><text:span text:style-name="Source_20_Text"><text:span text:style-name="T13">sort</text:span></text:span><text:span text:style-name="T5"> breaks up each line of a file into fields using whitespace (tabs or spaces) as delimiters. To specify an alternate delimiter, use the </text:span><text:span text:style-name="Source_20_Text"><text:span text:style-name="T13">-t</text:span></text:span><text:span text:style-name="T5"> option. To specify the fields to sort from first to last, use one or more </text:span><text:span text:style-name="Source_20_Text"><text:span text:style-name="T13">-k</text:span></text:span><text:span text:style-name="T5"> options. In the following example, the </text:span><text:span text:style-name="Source_20_Text"><text:span text:style-name="T6">os.csv</text:span></text:span><text:span text:style-name="T5"> file is sorted based on the second field of data, using the comma </text:span><text:span text:style-name="Source_20_Text"><text:span text:style-name="T6">,</text:span></text:span><text:span text:style-name="T5"> character as a delimiter:</text:span></text:p>
      <text:p text:style-name="P53"><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sort -t',' -k2 os.csv</text:span></text:p>
      <text:p text:style-name="P66">1991,Linux,Torvalds</text:p>
      <text:p text:style-name="P66">1987,Minix,Tanenbaum</text:p>
      <text:p text:style-name="P66">1970,Unix,Richie</text:p>
      <text:p text:style-name="P66">1970,Unix,Thompson</text:p>
      <text:p text:style-name="P4"><text:span text:style-name="T5">While it is possible to sort the first field of </text:span><text:span text:style-name="Source_20_Text"><text:span text:style-name="T6">os.csv</text:span></text:span><text:span text:style-name="T5"> using the ASCII ordering, a numerical sort makes more sense. In order to have the </text:span><text:span text:style-name="Source_20_Text"><text:span text:style-name="T13">sort</text:span></text:span><text:span text:style-name="T5"> command treat a field numerically, add an </text:span><text:span text:style-name="Source_20_Text"><text:span text:style-name="T13">n</text:span></text:span><text:span text:style-name="T5"> as an argument to the </text:span><text:span text:style-name="Source_20_Text"><text:span text:style-name="T13">-k</text:span></text:span><text:span text:style-name="T5"> option for that key field specification. Be aware in the following example the </text:span><text:span text:style-name="Source_20_Text"><text:span text:style-name="T13">-k</text:span></text:span><text:span text:style-name="T5"> option has two arguments, the </text:span><text:span text:style-name="Source_20_Text"><text:span text:style-name="T13">1</text:span></text:span><text:span text:style-name="T5"> indicates the first field, and the </text:span><text:span text:style-name="Source_20_Text"><text:span text:style-name="T13">n</text:span></text:span><text:span text:style-name="T5"> specifies sorting that field numerically:</text:span></text:p>
      <text:p text:style-name="P53"><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sort -t',' -k1n os.csv</text:span></text:p>
      <text:p text:style-name="P66">1970,Unix,Richie</text:p>
      <text:p text:style-name="P66">1970,Unix,Thompson</text:p>
      <text:p text:style-name="P66">1987,Minix,Tanenbaum</text:p>
      <text:p text:style-name="P66">1991,Linux,Torvalds</text:p>
      <text:p text:style-name="P4"><text:soft-page-break/><text:span text:style-name="T5">To </text:span><text:span text:style-name="Variable"><text:span text:style-name="T5">reverse</text:span></text:span><text:span text:style-name="T5"> the sort direction from ascending to descending, add an </text:span><text:span text:style-name="Source_20_Text"><text:span text:style-name="T13">r</text:span></text:span><text:span text:style-name="T5"> argument to the key field specification:</text:span></text:p>
      <text:p text:style-name="P14"><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sort -t',' -k1nr os.csv</text:span></text:p>
      <text:p text:style-name="P57">1991,Linux,Torvalds</text:p>
      <text:p text:style-name="P57">1987,Minix,Tanenbaum</text:p>
      <text:p text:style-name="P57">1970,Unix,Richie</text:p>
      <text:p text:style-name="P57">1970,Unix,Thompson</text:p>
      <text:p text:style-name="P4"><text:span text:style-name="T5">The </text:span><text:span text:style-name="Source_20_Text"><text:span text:style-name="T13">sort</text:span></text:span><text:span text:style-name="T5"> command can be combined with other commands to accomplish more sophisticated tasks. For example, the output of the </text:span><text:span text:style-name="Source_20_Text"><text:span text:style-name="T13">cut -f7 -d: /etc/passwd</text:span></text:span><text:span text:style-name="T5"> command contains many duplicate values:</text:span></text:p>
      <text:p text:style-name="P14"><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cut -f7 -d: /etc/passwd | head -n4</text:span></text:p>
      <text:p text:style-name="P57">/bin/bash</text:p>
      <text:p text:style-name="P57">/usr/sbin/nologin</text:p>
      <text:p text:style-name="P57">/usr/sbin/nologin</text:p>
      <text:p text:style-name="P57">/usr/sbin/nologin</text:p>
      <text:p text:style-name="P4"><text:span text:style-name="T5">By piping this output to the </text:span><text:span text:style-name="Source_20_Text"><text:span text:style-name="T13">sort</text:span></text:span><text:span text:style-name="T5"> command and using the </text:span><text:span text:style-name="Variable"><text:span text:style-name="T5">unique</text:span></text:span><text:span text:style-name="T5"> </text:span><text:span text:style-name="Source_20_Text"><text:span text:style-name="T13">-u</text:span></text:span><text:span text:style-name="T5"> option, duplicate lines will be removed from the output:</text:span></text:p>
      <text:p text:style-name="P14"><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cut -f7 -d: /etc/passwd | sort -u</text:span></text:p>
      <text:p text:style-name="P57">/bin/bash</text:p>
      <text:p text:style-name="P57">/bin/sync</text:p>
      <text:p text:style-name="P57">/usr/sbin/nologin</text:p>
      <text:p text:style-name="Text_20_body"><text:span text:style-name="Variable"><text:span text:style-name="T28"/></text:span></text:p>
      <text:h text:style-name="P11" text:outline-level="2">7.11 Remove Duplicate Lines in a File</text:h>
      <text:p text:style-name="P4"><text:span text:style-name="T5">The </text:span><text:span text:style-name="Source_20_Text"><text:span text:style-name="T13">uniq</text:span></text:span><text:span text:style-name="T5"> command does what the </text:span><text:span text:style-name="Variable"><text:span text:style-name="T5">unique</text:span></text:span><text:span text:style-name="T5"> </text:span><text:span text:style-name="Source_20_Text"><text:span text:style-name="T13">-u</text:span></text:span><text:span text:style-name="T5"> option did with the </text:span><text:span text:style-name="Source_20_Text"><text:span text:style-name="T13">sort</text:span></text:span><text:span text:style-name="T5"> command. Unlike the </text:span><text:span text:style-name="Source_20_Text"><text:span text:style-name="T13">sort</text:span></text:span><text:span text:style-name="T5"> command, which rearranges the rows consecutively before eliminating duplicates, the </text:span><text:span text:style-name="Source_20_Text"><text:span text:style-name="T13">uniq</text:span></text:span><text:span text:style-name="T5"> command will only eliminate duplicates if they are already consecutive lines. If the </text:span><text:span text:style-name="Source_20_Text"><text:span text:style-name="T13">sort</text:span></text:span><text:span text:style-name="T5"> command is already being used to rearrange the duplicates into consecutive order, then why not just use the </text:span><text:span text:style-name="Source_20_Text"><text:span text:style-name="T13">-u</text:span></text:span><text:span text:style-name="T5"> option to eliminate duplicates?</text:span></text:p>
      <text:p text:style-name="P7"><text:span text:style-name="T5">There are a couple of reasons to use the </text:span><text:span text:style-name="Source_20_Text"><text:span text:style-name="T13">uniq</text:span></text:span><text:span text:style-name="T5"> command instead of the </text:span><text:span text:style-name="Source_20_Text"><text:span text:style-name="T13">sort -u</text:span></text:span><text:span text:style-name="T5"> command. First, there may be times when the lines should not be sorted first. The </text:span><text:span text:style-name="Source_20_Text"><text:span text:style-name="T13">uniq</text:span></text:span><text:span text:style-name="T5"> command can simply remove lines that are currently consecutive.</text:span></text:p>
      <text:p text:style-name="P4"><text:soft-page-break/><text:span text:style-name="T5">Second, the </text:span><text:span text:style-name="Variable"><text:span text:style-name="T5">count</text:span></text:span><text:span text:style-name="T5"> </text:span><text:span text:style-name="Source_20_Text"><text:span text:style-name="T13">-c</text:span></text:span><text:span text:style-name="T5"> option to the </text:span><text:span text:style-name="Source_20_Text"><text:span text:style-name="T13">uniq</text:span></text:span><text:span text:style-name="T5"> command outputs the number of duplicates that were counted (a feature that the </text:span><text:span text:style-name="Source_20_Text"><text:span text:style-name="T13">sort</text:span></text:span><text:span text:style-name="T5"> command lacks):</text:span></text:p>
      <text:p text:style-name="P49">‌⁠​​⁠​ </text:p>
      <text:p text:style-name="P14"><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cut -f7 -d: /etc/passwd | sort | uniq -c</text:span></text:p>
      <text:p text:style-name="P58"><text:s text:c="4"/><text:span text:style-name="T24">3 /bin/bash</text:span></text:p>
      <text:p text:style-name="P58"><text:s text:c="4"/><text:span text:style-name="T24">1 /bin/sync <text:s text:c="51"/></text:span></text:p>
      <text:p text:style-name="P58"><text:s text:c="4"/><text:span text:style-name="T24">23 /usr/sbin/nologin</text:span></text:p>
      <text:p text:style-name="P9"/>
      <text:h text:style-name="P10" text:outline-level="2"/>
      <text:h text:style-name="P10" text:outline-level="2">7.12 Display File Contents in Various Formats</text:h>
      <text:p text:style-name="P4"><text:span text:style-name="T5">The </text:span><text:span text:style-name="Source_20_Text"><text:span text:style-name="T13">od</text:span></text:span><text:span text:style-name="T5"> command can output data in several different formats. It produces an </text:span><text:span text:style-name="Variable"><text:span text:style-name="T5">octal dump</text:span></text:span><text:span text:style-name="T5"> by default (hence the name </text:span><text:span text:style-name="Variable"><text:span text:style-name="T5">od</text:span></text:span><text:span text:style-name="T5">). One use of this command is to display the contents of a file when it contains non-printable characters, such as control characters.</text:span></text:p>
      <text:p text:style-name="P23">od [OPTION]... [FILE]...</text:p>
      <text:p text:style-name="P4"><text:span text:style-name="T5">The following table summarizes the formats that the </text:span><text:span text:style-name="Source_20_Text"><text:span text:style-name="T13">od</text:span></text:span><text:span text:style-name="T5"> command can output:</text:span></text:p>
      <table:table table:name="Table2" table:style-name="Table2">
        <table:table-column table:style-name="Table2.A"/>
        <table:table-column table:style-name="Table2.B"/>
        <table:table-column table:style-name="Table2.C"/>
        <table:table-header-rows>
          <table:table-row table:style-name="TableLine94423709795344">
            <table:table-cell table:style-name="Table2.A1" office:value-type="string">
              <text:p text:style-name="P76">Single Option</text:p>
            </table:table-cell>
            <table:table-cell table:style-name="Table2.B1" office:value-type="string">
              <text:p text:style-name="P76">Option with Argument</text:p>
            </table:table-cell>
            <table:table-cell table:style-name="Table2.C1" office:value-type="string">
              <text:p text:style-name="P76">Meaning</text:p>
            </table:table-cell>
          </table:table-row>
        </table:table-header-rows>
        <table:table-row table:style-name="TableLine94423707534304">
          <table:table-cell table:style-name="Table2.A2" office:value-type="string">
            <text:p text:style-name="P71"><text:span text:style-name="Source_20_Text"><text:span text:style-name="T29">-a</text:span></text:span></text:p>
          </table:table-cell>
          <table:table-cell table:style-name="Table2.B2" office:value-type="string">
            <text:p text:style-name="P71"><text:span text:style-name="Source_20_Text"><text:span text:style-name="T29">-t a</text:span></text:span></text:p>
          </table:table-cell>
          <table:table-cell table:style-name="Table2.C2" office:value-type="string">
            <text:p text:style-name="P72">Named characters, ignoring high bit</text:p>
          </table:table-cell>
        </table:table-row>
        <table:table-row table:style-name="TableLine94423710061920">
          <table:table-cell table:style-name="Table2.A3" office:value-type="string">
            <text:p text:style-name="P71"><text:span text:style-name="Source_20_Text"><text:span text:style-name="T29">-b</text:span></text:span></text:p>
          </table:table-cell>
          <table:table-cell table:style-name="Table2.B3" office:value-type="string">
            <text:p text:style-name="P71"><text:span text:style-name="Source_20_Text"><text:span text:style-name="T29">-t o1</text:span></text:span></text:p>
          </table:table-cell>
          <table:table-cell table:style-name="Table2.C3" office:value-type="string">
            <text:p text:style-name="P72">Octal bytes</text:p>
          </table:table-cell>
        </table:table-row>
        <table:table-row table:style-name="TableLine94423803332624">
          <table:table-cell table:style-name="Table2.A4" office:value-type="string">
            <text:p text:style-name="P71"><text:span text:style-name="Source_20_Text"><text:span text:style-name="T29">-c</text:span></text:span></text:p>
          </table:table-cell>
          <table:table-cell table:style-name="Table2.B4" office:value-type="string">
            <text:p text:style-name="P71"><text:span text:style-name="Source_20_Text"><text:span text:style-name="T29">-t c</text:span></text:span></text:p>
          </table:table-cell>
          <table:table-cell table:style-name="Table2.C4" office:value-type="string">
            <text:p text:style-name="P72">ASCII characters or backslash escapes</text:p>
          </table:table-cell>
        </table:table-row>
        <table:table-row table:style-name="TableLine94423707365504">
          <table:table-cell table:style-name="Table2.A5" office:value-type="string">
            <text:p text:style-name="P71"><text:span text:style-name="Source_20_Text"><text:span text:style-name="T29">-d</text:span></text:span></text:p>
          </table:table-cell>
          <table:table-cell table:style-name="Table2.B5" office:value-type="string">
            <text:p text:style-name="P71"><text:span text:style-name="Source_20_Text"><text:span text:style-name="T29">-t u2</text:span></text:span></text:p>
          </table:table-cell>
          <table:table-cell table:style-name="Table2.C5" office:value-type="string">
            <text:p text:style-name="P72">Unsigned decimal 2-byte units</text:p>
          </table:table-cell>
        </table:table-row>
        <table:table-row table:style-name="TableLine94423832395440">
          <table:table-cell table:style-name="Table2.A6" office:value-type="string">
            <text:p text:style-name="P71"><text:span text:style-name="Source_20_Text"><text:span text:style-name="T29">-f</text:span></text:span></text:p>
          </table:table-cell>
          <table:table-cell table:style-name="Table2.B6" office:value-type="string">
            <text:p text:style-name="P71"><text:span text:style-name="Source_20_Text"><text:span text:style-name="T29">-t fF</text:span></text:span></text:p>
          </table:table-cell>
          <table:table-cell table:style-name="Table2.C6" office:value-type="string">
            <text:p text:style-name="P72">Floats</text:p>
          </table:table-cell>
        </table:table-row>
        <table:table-row table:style-name="TableLine94423803133280">
          <table:table-cell table:style-name="Table2.A7" office:value-type="string">
            <text:p text:style-name="P71"><text:span text:style-name="Source_20_Text"><text:span text:style-name="T29">-i</text:span></text:span></text:p>
          </table:table-cell>
          <table:table-cell table:style-name="Table2.B7" office:value-type="string">
            <text:p text:style-name="P71"><text:span text:style-name="Source_20_Text"><text:span text:style-name="T29">-t dI</text:span></text:span></text:p>
          </table:table-cell>
          <table:table-cell table:style-name="Table2.C7" office:value-type="string">
            <text:p text:style-name="P72">Decimal integers</text:p>
          </table:table-cell>
        </table:table-row>
        <table:table-row table:style-name="TableLine94423803241616">
          <table:table-cell table:style-name="Table2.A8" office:value-type="string">
            <text:p text:style-name="P71"><text:span text:style-name="Source_20_Text"><text:span text:style-name="T29">-l</text:span></text:span></text:p>
          </table:table-cell>
          <table:table-cell table:style-name="Table2.B8" office:value-type="string">
            <text:p text:style-name="P71"><text:span text:style-name="Source_20_Text"><text:span text:style-name="T29">-t dL</text:span></text:span></text:p>
          </table:table-cell>
          <table:table-cell table:style-name="Table2.C8" office:value-type="string">
            <text:p text:style-name="P72">Decimal longs</text:p>
          </table:table-cell>
        </table:table-row>
        <table:table-row table:style-name="TableLine94423810147696">
          <table:table-cell table:style-name="Table2.A9" office:value-type="string">
            <text:p text:style-name="P71"><text:span text:style-name="Source_20_Text"><text:span text:style-name="T29">-o</text:span></text:span></text:p>
          </table:table-cell>
          <table:table-cell table:style-name="Table2.B9" office:value-type="string">
            <text:p text:style-name="P71"><text:span text:style-name="Source_20_Text"><text:span text:style-name="T29">-t o2</text:span></text:span></text:p>
          </table:table-cell>
          <table:table-cell table:style-name="Table2.C9" office:value-type="string">
            <text:p text:style-name="P72">Octal 2-byte units</text:p>
          </table:table-cell>
        </table:table-row>
        <table:table-row table:style-name="TableLine94423707115008">
          <table:table-cell table:style-name="Table2.A10" office:value-type="string">
            <text:p text:style-name="P71"><text:span text:style-name="Source_20_Text"><text:span text:style-name="T29">-s</text:span></text:span></text:p>
          </table:table-cell>
          <table:table-cell table:style-name="Table2.B10" office:value-type="string">
            <text:p text:style-name="P71"><text:span text:style-name="Source_20_Text"><text:span text:style-name="T29">-t d2</text:span></text:span></text:p>
          </table:table-cell>
          <table:table-cell table:style-name="Table2.C10" office:value-type="string">
            <text:p text:style-name="P72">Decimal 2-byte units</text:p>
          </table:table-cell>
        </table:table-row>
        <table:table-row table:style-name="TableLine94423706984112">
          <table:table-cell table:style-name="Table2.A11" office:value-type="string">
            <text:p text:style-name="P71"><text:span text:style-name="Source_20_Text"><text:span text:style-name="T29">-x</text:span></text:span></text:p>
          </table:table-cell>
          <table:table-cell table:style-name="Table2.B11" office:value-type="string">
            <text:p text:style-name="P71"><text:span text:style-name="Source_20_Text"><text:span text:style-name="T29">-t x2</text:span></text:span></text:p>
          </table:table-cell>
          <table:table-cell table:style-name="Table2.C11" office:value-type="string">
            <text:p text:style-name="P72">Hexadecimal 2-byte units</text:p>
          </table:table-cell>
        </table:table-row>
      </table:table>
      <text:p text:style-name="P3"/>
      <text:p text:style-name="P3"/>
      <text:p text:style-name="P4"><text:soft-page-break/><text:span text:style-name="T5">In order to demonstrate the </text:span><text:span text:style-name="Source_20_Text"><text:span text:style-name="T13">od</text:span></text:span><text:span text:style-name="T5"> command, the </text:span><text:span text:style-name="Source_20_Text"><text:span text:style-name="T6">hidden.txt</text:span></text:span><text:span text:style-name="T5"> file will be used:</text:span></text:p>
      <text:p text:style-name="P54"><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cat hidden.txt</text:span></text:p>
      <text:p text:style-name="P67">NDG LPIC-1 Curriculum</text:p>
      <text:p text:style-name="P67">Is The Best.</text:p>
      <text:p text:style-name="P4"><text:span text:style-name="T5">It seems straight-forward enough, but there are non-printable control characters </text:span><text:span text:style-name="Source_20_Text"><text:span text:style-name="T6">\r</text:span></text:span><text:span text:style-name="T5"> causing </text:span><text:span text:style-name="Source_20_Text"><text:span text:style-name="T13">cat</text:span></text:span><text:span text:style-name="T5"> to return to the beginning of the first line. This is where </text:span><text:span text:style-name="Source_20_Text"><text:span text:style-name="T13">od</text:span></text:span><text:span text:style-name="T5"> comes in handy. Use the </text:span><text:span text:style-name="Source_20_Text"><text:span text:style-name="T13">-c</text:span></text:span><text:span text:style-name="T5"> option to examine ASCII characters:</text:span></text:p>
      <text:p text:style-name="P54"><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od -c hidden.txt</text:span></text:p>
      <text:p text:style-name="P67">0000000 <text:s text:c="3"/>T <text:s text:c="2"/>h <text:s text:c="2"/>i <text:s text:c="2"/>s <text:s text:c="5"/>\r <text:s text:c="2"/>i <text:s text:c="2"/>s <text:s text:c="5"/>\r <text:s text:c="2"/>a <text:s text:c="5"/>\r <text:s text:c="2"/>h <text:s text:c="2"/>i <text:s text:c="2"/>d</text:p>
      <text:p text:style-name="P67">0000020 <text:s text:c="3"/>d <text:s text:c="2"/>e <text:s text:c="2"/>n <text:s text:c="5"/>\r <text:s text:c="2"/>m <text:s text:c="2"/>e <text:s text:c="2"/>s <text:s text:c="2"/>s <text:s text:c="2"/>a <text:s text:c="2"/>g <text:s text:c="2"/>e <text:s text:c="5"/>\r <text:s text:c="2"/>N <text:s text:c="2"/>G</text:p>
      <text:p text:style-name="P67">0000040 <text:s text:c="3"/>D <text:s text:c="6"/>L <text:s text:c="2"/>P <text:s text:c="2"/>I <text:s text:c="2"/>C <text:s text:c="2"/>- <text:s text:c="2"/>1 <text:s text:c="6"/>C <text:s text:c="2"/>u <text:s text:c="2"/>r <text:s text:c="2"/>r <text:s text:c="2"/>i <text:s text:c="2"/>c <text:s text:c="2"/>u</text:p>
      <text:p text:style-name="P67">0000060 <text:s text:c="3"/>l <text:s text:c="2"/>u <text:s text:c="2"/>m <text:s text:c="5"/>\n <text:s text:c="2"/>I <text:s text:c="2"/>s <text:s text:c="6"/>T <text:s text:c="2"/>h <text:s text:c="2"/>e <text:s text:c="6"/>B <text:s text:c="2"/>e <text:s text:c="2"/>s <text:s text:c="2"/>t</text:p>
      <text:p text:style-name="P67">0000100 <text:s text:c="3"/>. <text:s/>\n <text:s/>\n <text:s text:c="51"/></text:p>
      <text:p text:style-name="P67">0000103</text:p>
      <text:p text:style-name="P4"><text:span text:style-name="T5">It appears that there was a hidden message in that file that the </text:span><text:span text:style-name="Source_20_Text"><text:span text:style-name="T13">cat</text:span></text:span><text:span text:style-name="T5"> command missed. The point, however, is not to use </text:span><text:span text:style-name="Source_20_Text"><text:span text:style-name="T13">od</text:span></text:span><text:span text:style-name="T5"> to send secret messages. The </text:span><text:span text:style-name="Source_20_Text"><text:span text:style-name="T13">od</text:span></text:span><text:span text:style-name="T5"> command can be used for file recovery, or to open a file that crashes other programs.</text:span></text:p>
      <text:p text:style-name="P4"><text:span text:style-name="T5">As the name implies, </text:span><text:span text:style-name="Source_20_Text"><text:span text:style-name="T13">od</text:span></text:span><text:span text:style-name="T5"> can display raw file content in octal form. It also supports hexadecimal and decimal output. This can be very useful when analyzing a precompiled binary, such as a virus:</text:span></text:p>
      <text:p text:style-name="P3"/>
      <text:p text:style-name="P54"><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od -x hidden.txt</text:span></text:p>
      <text:p text:style-name="P67">0000000 6854 7369 0d20 7369 0d20 2061 680d 6469</text:p>
      <text:p text:style-name="P67">0000020 6564 206e 6d0d 7365 6173 6567 0d20 474e</text:p>
      <text:p text:style-name="P67">0000040 2044 504c 4349 312d 4320 7275 6972 7563</text:p>
      <text:p text:style-name="P67">0000060 756c 206d 490a 2073 6854 2065 6542 7473</text:p>
      <text:p text:style-name="P67">0000100 0a2e 000a</text:p>
      <text:p text:style-name="P67">0000103</text:p>
      <text:p text:style-name="P4"><text:span text:style-name="T5">Two other options control where the </text:span><text:span text:style-name="Source_20_Text"><text:span text:style-name="T13">od</text:span></text:span><text:span text:style-name="T5"> command will read its data from the file:</text:span></text:p>
      <table:table table:name="Table3" table:style-name="Table3">
        <table:table-column table:style-name="Table3.A"/>
        <table:table-column table:style-name="Table3.B"/>
        <table:table-header-rows>
          <table:table-row table:style-name="TableLine94423710757440">
            <table:table-cell table:style-name="Table3.A1" office:value-type="string">
              <text:p text:style-name="P75">Option</text:p>
            </table:table-cell>
            <table:table-cell table:style-name="Table3.B1" office:value-type="string">
              <text:p text:style-name="P75">Function</text:p>
            </table:table-cell>
          </table:table-row>
        </table:table-header-rows>
        <table:table-row table:style-name="TableLine94423707516016">
          <table:table-cell table:style-name="Table3.A2" office:value-type="string">
            <text:p text:style-name="P74"><text:span text:style-name="Source_20_Text"><text:span text:style-name="T29">-j</text:span></text:span></text:p>
          </table:table-cell>
          <table:table-cell table:style-name="Table3.B2" office:value-type="string">
            <text:p text:style-name="P73">Specify how many bytes to skip from the input.</text:p>
          </table:table-cell>
        </table:table-row>
        <table:table-row table:style-name="TableLine94423803680672">
          <table:table-cell table:style-name="Table3.A3" office:value-type="string">
            <text:p text:style-name="P74"><text:span text:style-name="Source_20_Text"><text:span text:style-name="T29">-N</text:span></text:span></text:p>
          </table:table-cell>
          <table:table-cell table:style-name="Table3.B3" office:value-type="string">
            <text:p text:style-name="P74"><text:span text:style-name="T28">Specify the total number of bytes the </text:span><text:span text:style-name="Source_20_Text"><text:span text:style-name="T29">od</text:span></text:span><text:span text:style-name="T28"> command will read from the file.</text:span></text:p>
          </table:table-cell>
        </table:table-row>
      </table:table>
      <text:p text:style-name="P3"/>
      <text:p text:style-name="P4"><text:soft-page-break/><text:span text:style-name="T5">See how these options work with the same </text:span><text:span text:style-name="Source_20_Text"><text:span text:style-name="T6">hidden.txt</text:span></text:span><text:span text:style-name="T5"> file from the previous example, skipping thirteen bytes and displaying only fifteen bytes total:</text:span></text:p>
      <text:p text:style-name="P54"><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od -j 13 -N 15 -c hidden.txt</text:span></text:p>
      <text:p text:style-name="P67">0000015 <text:s text:c="3"/>h <text:s text:c="2"/>i <text:s text:c="2"/>d <text:s text:c="2"/>d <text:s text:c="2"/>e <text:s text:c="2"/>n <text:s text:c="5"/>\r <text:s text:c="2"/>m <text:s text:c="2"/>e <text:s text:c="2"/>s <text:s text:c="2"/>s <text:s text:c="2"/>a <text:s text:c="2"/>g <text:s text:c="2"/>e</text:p>
      <text:p text:style-name="P67">0000034</text:p>
      <text:p text:style-name="P3"/>
      <text:p text:style-name="P4"><text:span text:style-name="T5">Additional options that are used to affect the output of the </text:span><text:span text:style-name="Source_20_Text"><text:span text:style-name="T13">od</text:span></text:span><text:span text:style-name="T5"> command:</text:span></text:p>
      <table:table table:name="Table4" table:style-name="Table4">
        <table:table-column table:style-name="Table4.A"/>
        <table:table-column table:style-name="Table4.B"/>
        <table:table-header-rows>
          <table:table-row table:style-name="TableLine94423709205152">
            <table:table-cell table:style-name="Table4.A1" office:value-type="string">
              <text:p text:style-name="P76">Option</text:p>
            </table:table-cell>
            <table:table-cell table:style-name="Table4.B1" office:value-type="string">
              <text:p text:style-name="P76">Function</text:p>
            </table:table-cell>
          </table:table-row>
        </table:table-header-rows>
        <table:table-row table:style-name="TableLine94423707920112">
          <table:table-cell table:style-name="Table4.A2" office:value-type="string">
            <text:p text:style-name="P71"><text:span text:style-name="Source_20_Text"><text:span text:style-name="T29">-w</text:span></text:span></text:p>
          </table:table-cell>
          <table:table-cell table:style-name="Table4.B2" office:value-type="string">
            <text:p text:style-name="P72">Specify the width in bytes to output next to the offset address. By default, the width will be sixteen bytes.</text:p>
          </table:table-cell>
        </table:table-row>
      </table:table>
      <text:p text:style-name="P3"/>
      <text:p text:style-name="P4"><text:span text:style-name="T5">The </text:span><text:span text:style-name="Source_20_Text"><text:span text:style-name="T13">-A</text:span></text:span><text:span text:style-name="T5"> option has several ways to specify the offset address to the left of the data as the formatting options covered earlier:</text:span></text:p>
      <table:table table:name="Table5" table:style-name="Table5">
        <table:table-column table:style-name="Table5.A"/>
        <table:table-column table:style-name="Table5.B"/>
        <table:table-header-rows>
          <table:table-row table:style-name="TableLine94423709225728">
            <table:table-cell table:style-name="Table5.A1" office:value-type="string">
              <text:p text:style-name="P76">Option</text:p>
            </table:table-cell>
            <table:table-cell table:style-name="Table5.B1" office:value-type="string">
              <text:p text:style-name="P76">Function</text:p>
            </table:table-cell>
          </table:table-row>
        </table:table-header-rows>
        <table:table-row table:style-name="TableLine94423707041680">
          <table:table-cell table:style-name="Table5.A2" office:value-type="string">
            <text:p text:style-name="P71"><text:span text:style-name="Source_20_Text"><text:span text:style-name="T29">-An</text:span></text:span></text:p>
          </table:table-cell>
          <table:table-cell table:style-name="Table5.B2" office:value-type="string">
            <text:p text:style-name="P71"><text:span text:style-name="T28">Prevents the </text:span><text:span text:style-name="Source_20_Text"><text:span text:style-name="T29">od</text:span></text:span><text:span text:style-name="T28"> command from outputting the offset address to the left of the data.</text:span></text:p>
          </table:table-cell>
        </table:table-row>
        <table:table-row table:style-name="TableLine94423707042768">
          <table:table-cell table:style-name="Table5.A3" office:value-type="string">
            <text:p text:style-name="P71"><text:span text:style-name="Source_20_Text"><text:span text:style-name="T29">-Ad</text:span></text:span></text:p>
          </table:table-cell>
          <table:table-cell table:style-name="Table5.B3" office:value-type="string">
            <text:p text:style-name="P72">Outputs file offsets using decimal addresses.</text:p>
          </table:table-cell>
        </table:table-row>
        <table:table-row table:style-name="TableLine94423707044128">
          <table:table-cell table:style-name="Table5.A4" office:value-type="string">
            <text:p text:style-name="P71"><text:span text:style-name="Source_20_Text"><text:span text:style-name="T29">-Ax</text:span></text:span></text:p>
          </table:table-cell>
          <table:table-cell table:style-name="Table5.B4" office:value-type="string">
            <text:p text:style-name="P72">Outputs file offsets using hexadecimal addresses.</text:p>
          </table:table-cell>
        </table:table-row>
      </table:table>
      <text:p text:style-name="P4"><text:span text:style-name="Variable"><text:span text:style-name="T5"/></text:span></text:p>
      <text:p text:style-name="P4"><text:span text:style-name="Variable"><text:span text:style-name="T5">File offsets</text:span></text:span><text:span text:style-name="T5"> are non-negative integers that specify a point within a file that is a specific number of bytes from a known position. For example, an offset of 64 from the beginning of a file would denote the 65th bit in the file. Offsets are a way to specify a particular piece of information located within a data file. They can be useful for dealing with files that are open or have been damaged, or in computer forensics for recovering deleted information.</text:span></text:p>
      <text:p text:style-name="P4"><text:span text:style-name="T5">In the following example, the </text:span><text:span text:style-name="Source_20_Text"><text:span text:style-name="T13">od</text:span></text:span><text:span text:style-name="T5"> command displays the file with a width of eight bytes of data, the offset address suppressed, and the bytes of data being displayed as ASCII characters:</text:span></text:p>
      <text:p text:style-name="P54"><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od -j 13 -N 15 -c -w8 -An ./hidden.txt</text:span></text:p>
      <text:p text:style-name="P68"><text:s text:c="3"/><text:span text:style-name="T24">h <text:s text:c="2"/>i <text:s text:c="2"/>d <text:s text:c="2"/>d <text:s text:c="2"/>e <text:s text:c="2"/>n <text:s text:c="7"/>\r</text:span></text:p>
      <text:p text:style-name="P68"><text:s text:c="3"/><text:span text:style-name="T24">m <text:s text:c="2"/>e <text:s text:c="2"/>s <text:s text:c="2"/>s <text:s text:c="2"/>a <text:s text:c="2"/>g <text:s text:c="2"/>e</text:span></text:p>
      <text:p text:style-name="P9"/>
      <text:p text:style-name="P9"/>
      <text:h text:style-name="P11" text:outline-level="2">7.14 Stream Editor Command</text:h>
      <text:p text:style-name="P4"><text:span text:style-name="T9">T</text:span><text:span text:style-name="T5">he </text:span><text:span text:style-name="Variable"><text:span text:style-name="T5">stream editor</text:span></text:span><text:span text:style-name="T5"> </text:span><text:span text:style-name="Source_20_Text"><text:span text:style-name="T13">sed</text:span></text:span><text:span text:style-name="T5"> command is a non-interactive editor that can be used to modify text.</text:span></text:p>
      <text:p text:style-name="P24"><text:soft-page-break/>sed [OPTION]... {SCRIPT} [FILE]...</text:p>
      <text:p text:style-name="P4"><text:span text:style-name="T5">To do a simple search and replace operation, use the following </text:span><text:span text:style-name="Variable"><text:span text:style-name="T5">script</text:span></text:span><text:span text:style-name="T5">, or </text:span><text:span text:style-name="Variable"><text:span text:style-name="T5">expression</text:span></text:span><text:span text:style-name="T5">. This will search for the pattern between the first two slashes, and if it finds that text, then it replaces it with what is specified between the last two slashes:</text:span></text:p>
      <text:p text:style-name="P24">s/PATTERN/REPLACEMENT/</text:p>
      <text:p text:style-name="P4"><text:span text:style-name="T5">In the </text:span><text:span text:style-name="Source_20_Text"><text:span text:style-name="T6">alpha-first.txt</text:span></text:span><text:span text:style-name="T5"> file, to replace the word </text:span><text:span text:style-name="Source_20_Text"><text:span text:style-name="T6">Animal</text:span></text:span><text:span text:style-name="T5"> with the word </text:span><text:span text:style-name="Source_20_Text"><text:span text:style-name="T6">Apple</text:span></text:span><text:span text:style-name="T5">, execute the following command:</text:span></text:p>
      <text:p text:style-name="P40"><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sed 's/Animal/Apple/' alpha-first.txt</text:span></text:p>
      <text:p text:style-name="P61">A is for Apple</text:p>
      <text:p text:style-name="P61">B is for Bear</text:p>
      <text:p text:style-name="P61">C is for Cat</text:p>
      <text:p text:style-name="P61">D is for Dog</text:p>
      <text:p text:style-name="P61">E is for Elephant</text:p>
      <text:p text:style-name="P61">F is for Flower</text:p>
      <text:p text:style-name="P4"><text:span text:style-name="T5">Unlike most filter commands, the </text:span><text:span text:style-name="Source_20_Text"><text:span text:style-name="T13">sed</text:span></text:span><text:span text:style-name="T5"> command can modify the original file by using the </text:span><text:span text:style-name="Source_20_Text"><text:span text:style-name="T13">-i</text:span></text:span><text:span text:style-name="T5"> option.The </text:span><text:span text:style-name="Source_20_Text"><text:span text:style-name="T13">-i</text:span></text:span><text:span text:style-name="T5"> option allows for an optional argument, which will be an </text:span><text:span text:style-name="Variable"><text:span text:style-name="T5">extension</text:span></text:span><text:span text:style-name="T5"> added to the original file. The result is a new file which is a copy of the original file. For example, if you wanted to backup the original file as </text:span><text:span text:style-name="Source_20_Text"><text:span text:style-name="T6">alpha-first.txt.original</text:span></text:span><text:span text:style-name="T5"> file, execute the following:</text:span></text:p>
      <text:p text:style-name="P40"><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sed -i'.original' 's/Animal/Apple/' alpha-first.txt</text:span></text:p>
      <text:p text:style-name="P60"><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cat alpha-first.txt</text:span></text:p>
      <text:p text:style-name="P61">A is for Apple</text:p>
      <text:p text:style-name="P61">B is for Bear</text:p>
      <text:p text:style-name="P61">C is for Cat</text:p>
      <text:p text:style-name="P61">D is for Dog</text:p>
      <text:p text:style-name="P61">E is for Elephant</text:p>
      <text:p text:style-name="P61">F is for Flower</text:p>
      <text:p text:style-name="P60"><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cat alpha-first.txt.original</text:span></text:p>
      <text:p text:style-name="P61">A is for Animal</text:p>
      <text:p text:style-name="P61">B is for Bear</text:p>
      <text:p text:style-name="P61">C is for Cat</text:p>
      <text:p text:style-name="P61">D is for Dog</text:p>
      <text:p text:style-name="P61">E is for Elephant</text:p>
      <text:p text:style-name="P61">F is for Flower</text:p>
      <text:p text:style-name="P4"><text:soft-page-break/><text:span text:style-name="T5">The original file was modified as a result of the </text:span><text:span text:style-name="Source_20_Text"><text:span text:style-name="T13">-i</text:span></text:span><text:span text:style-name="T5"> option. For the rest of the examples, the </text:span><text:span text:style-name="Source_20_Text"><text:span text:style-name="T13">-i</text:span></text:span><text:span text:style-name="T5"> option will not be used. The output will be sent to the terminal instead, and the original file will not be changed.</text:span></text:p>
      <text:h text:style-name="P22" text:outline-level="3">The Global Modifier</text:h>
      <text:p text:style-name="P4"><text:span text:style-name="T5">When performing a search and replace operation, the </text:span><text:span text:style-name="Source_20_Text"><text:span text:style-name="T13">sed</text:span></text:span><text:span text:style-name="T5"> command will only replace the </text:span><text:span text:style-name="Variable"><text:span text:style-name="T5">first</text:span></text:span><text:span text:style-name="T5"> occurrence of the search pattern by default. To replace </text:span><text:span text:style-name="Variable"><text:span text:style-name="T5">all</text:span></text:span><text:span text:style-name="T5"> occurrences of the pattern, add the </text:span><text:span text:style-name="Variable"><text:span text:style-name="T5">global modifier</text:span></text:span><text:span text:style-name="T5"> </text:span><text:span text:style-name="Source_20_Text"><text:span text:style-name="T6">g</text:span></text:span><text:span text:style-name="T5"> after the final slash.</text:span></text:p>
      <text:p text:style-name="P24">s/PATTERN/REPLACEMENT/g</text:p>
      <text:p text:style-name="P4"><text:span text:style-name="T5">For example, consider the </text:span><text:span text:style-name="Source_20_Text"><text:span text:style-name="T6">food.txt</text:span></text:span><text:span text:style-name="T5"> text file:</text:span></text:p>
      <text:p text:style-name="P40"><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cat food.txt</text:span></text:p>
      <text:p text:style-name="P61">Food is good.</text:p>
      <text:p text:style-name="P4"><text:span text:style-name="T5">The following example will only replace the first occurrence of the </text:span><text:span text:style-name="Source_20_Text"><text:span text:style-name="T6">oo</text:span></text:span><text:span text:style-name="T5"> pattern with the </text:span><text:span text:style-name="Source_20_Text"><text:span text:style-name="T6">00</text:span></text:span><text:span text:style-name="T5"> pattern:</text:span></text:p>
      <text:p text:style-name="P40"><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sed 's/oo/00/' food.txt</text:span></text:p>
      <text:p text:style-name="P61">F00d is good.</text:p>
      <text:p text:style-name="P4"><text:span text:style-name="T5">If you want to replace every occurrence of </text:span><text:span text:style-name="Source_20_Text"><text:span text:style-name="T6">oo</text:span></text:span><text:span text:style-name="T5"> with </text:span><text:span text:style-name="Source_20_Text"><text:span text:style-name="T6">00</text:span></text:span><text:span text:style-name="T5">, add the </text:span><text:span text:style-name="Source_20_Text"><text:span text:style-name="T6">g</text:span></text:span><text:span text:style-name="T5"> modifier:</text:span></text:p>
      <text:p text:style-name="P40"><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sed 's/oo/00/g' food.txt</text:span></text:p>
      <text:p text:style-name="P61">F00d is g00d.</text:p>
      <text:p text:style-name="P4"><text:span text:style-name="T5">The </text:span><text:span text:style-name="Source_20_Text"><text:span text:style-name="T13">sed</text:span></text:span><text:span text:style-name="T5"> command is also able to either insert text before a pattern or after a pattern. For this type of expression, do not use the </text:span><text:span text:style-name="Source_20_Text"><text:span text:style-name="T6">s</text:span></text:span><text:span text:style-name="T5"> character before the first slash; use an </text:span><text:span text:style-name="Variable"><text:span text:style-name="T5">insert</text:span></text:span><text:span text:style-name="T5"> change with the </text:span><text:span text:style-name="Source_20_Text"><text:span text:style-name="T6">i\</text:span></text:span><text:span text:style-name="T5"> expression or an </text:span><text:span text:style-name="Variable"><text:span text:style-name="T5">append</text:span></text:span><text:span text:style-name="T5"> change with the </text:span><text:span text:style-name="Source_20_Text"><text:span text:style-name="T6">a\</text:span></text:span><text:span text:style-name="T5"> expression.</text:span></text:p>
      <text:p text:style-name="P24">/PATTERN/i\TEXT\</text:p>
      <text:p text:style-name="P59">/PATTERN/a\TEXT\</text:p>
      <text:p text:style-name="P3"/>
      <text:p text:style-name="P4"><text:span text:style-name="T5">Inserting text with the </text:span><text:span text:style-name="Source_20_Text"><text:span text:style-name="T6">i\</text:span></text:span><text:span text:style-name="T5"> expression affects the line before the line containing the search term:</text:span></text:p>
      <text:p text:style-name="P40"><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sed '/is/i\Hello' food.txt</text:span></text:p>
      <text:p text:style-name="P61">Hello</text:p>
      <text:p text:style-name="P61">Food is good.</text:p>
      <text:p text:style-name="P3"/>
      <text:p text:style-name="P4"><text:span text:style-name="T5">Appending text with the </text:span><text:span text:style-name="Source_20_Text"><text:span text:style-name="T6">a\</text:span></text:span><text:span text:style-name="T5"> expression affects the line after the line containing the search term:</text:span></text:p>
      <text:p text:style-name="P40"><text:soft-page-break/><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sed '/is/a\Hello' food.txt</text:span></text:p>
      <text:p text:style-name="P61">Food is good.</text:p>
      <text:p text:style-name="P61">Hello</text:p>
      <text:p text:style-name="P4"><text:span text:style-name="T5">The </text:span><text:span text:style-name="Source_20_Text"><text:span text:style-name="T13">sed</text:span></text:span><text:span text:style-name="T5"> command can also be used to search for a line of text containing a pattern and then delete the lines that match. Place the pattern to search for between two slashes followed by a </text:span><text:span text:style-name="Source_20_Text"><text:span text:style-name="T6">d</text:span></text:span><text:span text:style-name="T5"> to carry out this operation:</text:span></text:p>
      <text:p text:style-name="P24">/PATTERN/d</text:p>
      <text:p text:style-name="P4"><text:span text:style-name="T5">Notice the </text:span><text:span text:style-name="Source_20_Text"><text:span text:style-name="T6">animals.txt</text:span></text:span><text:span text:style-name="T5"> file has five lines, but the following example command removes the lines that contain an </text:span><text:span text:style-name="Source_20_Text"><text:span text:style-name="T6">a</text:span></text:span><text:span text:style-name="T5">:</text:span></text:p>
      <text:p text:style-name="P40"><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cat animals.txt</text:span></text:p>
      <text:p text:style-name="P61">1 retriever</text:p>
      <text:p text:style-name="P61">2 badger</text:p>
      <text:p text:style-name="P61">3 bat</text:p>
      <text:p text:style-name="P61">4 wolf</text:p>
      <text:p text:style-name="P61">5 eagle</text:p>
      <text:p text:style-name="P60"><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sed '/a/d' animals.txt</text:span></text:p>
      <text:p text:style-name="P61">1 retriever</text:p>
      <text:p text:style-name="P61">4 wolf</text:p>
      <text:p text:style-name="P4"><text:span text:style-name="T5">To change an entire line that matches a pattern to something else, use a slash, the pattern to match, another slash, </text:span><text:span text:style-name="Source_20_Text"><text:span text:style-name="T6">c\</text:span></text:span><text:span text:style-name="T5">, and then the new text.</text:span></text:p>
      <text:p text:style-name="P24">/PATTERN/c\REPLACEMENT</text:p>
      <text:p text:style-name="P4"><text:span text:style-name="T5">For example, to change a line containing </text:span><text:span text:style-name="Source_20_Text"><text:span text:style-name="T6">3</text:span></text:span><text:span text:style-name="T5"> to </text:span><text:span text:style-name="Source_20_Text"><text:span text:style-name="T6">three</text:span></text:span><text:span text:style-name="T5">, use the following command:</text:span></text:p>
      <text:p text:style-name="P40"><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cat numbers.txt</text:span></text:p>
      <text:p text:style-name="P61">1</text:p>
      <text:p text:style-name="P61">2</text:p>
      <text:p text:style-name="P61">3</text:p>
      <text:p text:style-name="P61">4</text:p>
      <text:p text:style-name="P61">5</text:p>
      <text:p text:style-name="P60"><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sed '/3/c\three' numbers.txt</text:span></text:p>
      <text:p text:style-name="P61">1</text:p>
      <text:p text:style-name="P61">2</text:p>
      <text:p text:style-name="P61">three</text:p>
      <text:p text:style-name="P61">4</text:p>
      <text:p text:style-name="P61">5</text:p>
      <text:p text:style-name="P4"><text:soft-page-break/><text:span text:style-name="T5">Keep in mind the </text:span><text:span text:style-name="Variable"><text:span text:style-name="T5">entire line</text:span></text:span><text:span text:style-name="T5"> will be replaced, not just the matching pattern:</text:span></text:p>
      <text:p text:style-name="P40"><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sed '/3/c\three' animals.txt</text:span></text:p>
      <text:p text:style-name="P61">1 retriever</text:p>
      <text:p text:style-name="P61">2 badger</text:p>
      <text:p text:style-name="P61">three</text:p>
      <text:p text:style-name="P61">4 wolf</text:p>
      <text:p text:style-name="P61">5 eagle</text:p>
      <text:p text:style-name="P4"><text:span text:style-name="T5">The </text:span><text:span text:style-name="Source_20_Text"><text:span text:style-name="T13">sed</text:span></text:span><text:span text:style-name="T5"> command normally parses only one expression to filter text. To use multiple expressions, use an </text:span><text:span text:style-name="Source_20_Text"><text:span text:style-name="T13">-e</text:span></text:span><text:span text:style-name="T5"> option with each expression to modify the file.</text:span></text:p>
      <text:p text:style-name="P4"><text:span text:style-name="T5">Notice that the order in which those expressions are placed makes a difference. In the first attempt, both expressions are effective, but in the second attempt, only the first is effective. After the first expression deletes all lines containing an </text:span><text:span text:style-name="Source_20_Text"><text:span text:style-name="T6">a</text:span></text:span><text:span text:style-name="T5">, the second expression doesn't have anything to do because the line that contained </text:span><text:span text:style-name="Source_20_Text"><text:span text:style-name="T6">3</text:span></text:span><text:span text:style-name="T5"> was removed:</text:span></text:p>
      <text:p text:style-name="P40"><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sed -e '/3/c\three' -e '/a/d' animals.txt</text:span></text:p>
      <text:p text:style-name="P61">1 retriever</text:p>
      <text:p text:style-name="P61">three</text:p>
      <text:p text:style-name="P61">4 wolf</text:p>
      <text:p text:style-name="P60"><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sed -e '/a/d' -e '/3/c\three' animals.txt</text:span></text:p>
      <text:p text:style-name="P61">1 retriever</text:p>
      <text:p text:style-name="P61">4 wolf</text:p>
      <text:p text:style-name="Text_20_body"><text:span text:style-name="Variable"/></text:p>
      <text:p text:style-name="P46"><text:span text:style-name="Strong_20_Emphasis"><text:span text:style-name="T7">Note</text:span></text:span></text:p>
      <text:p text:style-name="P51"><text:span text:style-name="T5">The use of the term </text:span><text:span text:style-name="Variable"><text:span text:style-name="T5">pattern</text:span></text:span><text:span text:style-name="T5"> in this section refers to one of the most powerful aspects of the </text:span><text:span text:style-name="Source_20_Text"><text:span text:style-name="T13">sed</text:span></text:span><text:span text:style-name="T5"> command, its compatibility with </text:span><text:span text:style-name="Variable"><text:span text:style-name="T5">regular expressions</text:span></text:span><text:span text:style-name="T5">. In each example so far, the </text:span><text:span text:style-name="Source_20_Text"><text:span text:style-name="T13">sed</text:span></text:span><text:span text:style-name="T5"> command has been using </text:span><text:span text:style-name="Variable"><text:span text:style-name="T5">literal</text:span></text:span><text:span text:style-name="T5"> expressions involving alphanumeric characters like </text:span><text:span text:style-name="Source_20_Text"><text:span text:style-name="T6">t</text:span></text:span><text:span text:style-name="T5"> or </text:span><text:span text:style-name="Source_20_Text"><text:span text:style-name="T6">o</text:span></text:span><text:span text:style-name="T5"> or strings like </text:span><text:span text:style-name="Source_20_Text"><text:span text:style-name="T6">three</text:span></text:span><text:span text:style-name="T5">. Regular expressions can be used to create patterns for use with the </text:span><text:span text:style-name="Source_20_Text"><text:span text:style-name="T13">sed</text:span></text:span><text:span text:style-name="T5"> command and many other, far more powerful commands.</text:span></text:p>
      <text:p text:style-name="P51"><text:span text:style-name="Variable"><text:span text:style-name="T5">Regular expressions will be covered in greater detail later in the course.</text:span></text:span></text:p>
      <text:p text:style-name="P65"><text:span text:style-name="Variable"><text:span text:style-name="T28"/></text:span></text:p>
      <text:p text:style-name="P9"/>
      <text:h text:style-name="P12" text:outline-level="2">7.15 Counting Lines in a File</text:h>
      <text:p text:style-name="P4"><text:span text:style-name="T5">The </text:span><text:span text:style-name="Source_20_Text"><text:span text:style-name="T13">wc</text:span></text:span><text:span text:style-name="T5"> command can be used to analyze a text file. By default, </text:span><text:span text:style-name="Source_20_Text"><text:span text:style-name="T13">wc</text:span></text:span><text:span text:style-name="T5"> counts the number of lines, words, and byte counts in a passage and outputs this information in the following format:</text:span></text:p>
      <text:p text:style-name="P25"><text:span text:style-name="Variable"><text:span text:style-name="T11">lines words bytes filename</text:span></text:span></text:p>
      <text:p text:style-name="P4"><text:soft-page-break/><text:span text:style-name="T5">Recall the </text:span><text:span text:style-name="Source_20_Text"><text:span text:style-name="T6">alpha-first.txt</text:span></text:span><text:span text:style-name="T5"> file:</text:span></text:p>
      <text:p text:style-name="P54"><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cat alpha-first.txt</text:span></text:p>
      <text:p text:style-name="P67">A is for Apple </text:p>
      <text:p text:style-name="P67">B is for Bear</text:p>
      <text:p text:style-name="P67">C is for Cat</text:p>
      <text:p text:style-name="P67">D is for Dog</text:p>
      <text:p text:style-name="P67">E is for Elephant</text:p>
      <text:p text:style-name="P67">F is for Flower</text:p>
      <text:p text:style-name="P4"><text:span text:style-name="T5">Using the </text:span><text:span text:style-name="Source_20_Text"><text:span text:style-name="T13">wc</text:span></text:span><text:span text:style-name="T5"> command on the same file reveals the following:</text:span></text:p>
      <text:p text:style-name="P54"><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wc alpha-first.txt</text:span></text:p>
      <text:p text:style-name="P68"><text:s/><text:span text:style-name="T24">6 24 90 alpha-first.txt</text:span></text:p>
      <text:p text:style-name="P4"><text:span text:style-name="T5">The </text:span><text:span text:style-name="Source_20_Text"><text:span text:style-name="T13">wc</text:span></text:span><text:span text:style-name="T5"> command reports that there are 6 lines, containing 24 words, totaling 90 bytes in length. The total number of bytes includes spaces, punctuation, and carriage returns.</text:span></text:p>
      <text:p text:style-name="P3">To view each of these numbers separately, options can be used:</text:p>
      <text:p text:style-name="P54"><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wc alpha-first.txt -l</text:span></text:p>
      <text:p text:style-name="P67">6 alpha-first.txt</text:p>
      <text:p text:style-name="P69"><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wc alpha-first.txt -w</text:span></text:p>
      <text:p text:style-name="P67">24 alpha-first.txt</text:p>
      <text:p text:style-name="P69"><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wc alpha-first.txt -m</text:span></text:p>
      <text:p text:style-name="P67">90 alpha-first.txt</text:p>
      <text:p text:style-name="P4"><text:span text:style-name="T5">In the example, the </text:span><text:span text:style-name="Source_20_Text"><text:span text:style-name="T13">-l</text:span></text:span><text:span text:style-name="T5"> option was used to count the number of </text:span><text:span text:style-name="Variable"><text:span text:style-name="T5">lines</text:span></text:span><text:span text:style-name="T5">. In the second example, the </text:span><text:span text:style-name="Source_20_Text"><text:span text:style-name="T13">-w</text:span></text:span><text:span text:style-name="T5"> option was used to count the number of </text:span><text:span text:style-name="Variable"><text:span text:style-name="T5">words</text:span></text:span><text:span text:style-name="T5">. Finally, the </text:span><text:span text:style-name="Source_20_Text"><text:span text:style-name="T13">-m</text:span></text:span><text:span text:style-name="T5"> option indicates the number of </text:span><text:span text:style-name="Variable"><text:span text:style-name="T5">characters</text:span></text:span><text:span text:style-name="T5">.</text:span></text:p>
      <text:p text:style-name="P4"><text:span text:style-name="T5">One might imagine that the </text:span><text:span text:style-name="Source_20_Text"><text:span text:style-name="T13">-c</text:span></text:span><text:span text:style-name="T5"> option would count the number of characters, but </text:span><text:span text:style-name="Source_20_Text"><text:span text:style-name="T13">-c</text:span></text:span><text:span text:style-name="T5"> is used to count the number of bytes. The number of bytes can vary if there are non-printable characters in the file. In this case, they are the same:</text:span></text:p>
      <text:p text:style-name="P54"><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wc alpha-first.txt -c</text:span></text:p>
      <text:p text:style-name="P67">90 alpha-first.txt</text:p>
      <text:p text:style-name="P4"><text:span text:style-name="T5">One last option, </text:span><text:span text:style-name="Source_20_Text"><text:span text:style-name="T13">-L</text:span></text:span><text:span text:style-name="T5"> returns the maximum line length in the file:</text:span></text:p>
      <text:p text:style-name="P54"><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wc alpha-first.txt -L</text:span></text:p>
      <text:p text:style-name="P67">17 alpha-first.txt</text:p>
      <text:p text:style-name="P4"><text:span text:style-name="T5">If the word count of all the files in a particular folder is desired, the asterisk wildcard </text:span><text:span text:style-name="Source_20_Text"><text:span text:style-name="T6">*</text:span></text:span><text:span text:style-name="T5"> can be used:</text:span></text:p>
      <text:p text:style-name="P54"><text:soft-page-break/><text:span text:style-name="Strong_20_Emphasis"><text:span text:style-name="T15">sysadmin@localhost</text:span></text:span><text:span text:style-name="Strong_20_Emphasis"><text:span text:style-name="T18">:</text:span></text:span><text:span text:style-name="Strong_20_Emphasis"><text:span text:style-name="T22">~/Documents</text:span></text:span><text:span text:style-name="Strong_20_Emphasis"><text:span text:style-name="T18">$</text:span></text:span><text:span text:style-name="T19"> wc *</text:span></text:p>
      <text:p text:style-name="P68"><text:s text:c="2"/><text:span text:style-name="T24">wc: School: Is a directory <text:s text:c="53"/></text:span></text:p>
      <text:p text:style-name="P68"><text:s text:c="6"/><text:span text:style-name="T24">0 <text:s text:c="6"/>0 <text:s text:c="6"/>0 School <text:s text:c="49"/></text:span></text:p>
      <text:p text:style-name="P67">wc: Work: Is a directory <text:s text:c="55"/></text:p>
      <text:p text:style-name="P68"><text:s text:c="6"/><text:span text:style-name="T24">0 <text:s text:c="6"/>0 <text:s text:c="6"/>0 Work <text:s text:c="51"/></text:span></text:p>
      <text:p text:style-name="P68"><text:s text:c="6"/><text:span text:style-name="T24">5 <text:s text:c="5"/>10 <text:s text:c="5"/>39 adjectives.txt <text:s text:c="41"/></text:span></text:p>
      <text:p text:style-name="P68"><text:s text:c="6"/><text:span text:style-name="T24">6 <text:s text:c="5"/>24 <text:s text:c="5"/>90 alpha-first.txt <text:s text:c="40"/></text:span></text:p>
      <text:p text:style-name="P68"><text:s text:c="6"/><text:span text:style-name="T24">6 <text:s text:c="5"/>24 <text:s text:c="5"/>90 alpha-first.txt.original <text:s text:c="31"/></text:span></text:p>
      <text:p text:style-name="P68"><text:s text:c="6"/><text:span text:style-name="T24">7 <text:s text:c="5"/>28 <text:s text:c="4"/>106 alpha-second.txt <text:s text:c="39"/></text:span></text:p>
      <text:p text:style-name="P68"><text:s text:c="5"/><text:span text:style-name="T24">13 <text:s text:c="5"/>52 <text:s text:c="4"/>195 alpha-third.txt <text:s text:c="40"/></text:span></text:p>
      <text:p text:style-name="P68"><text:s text:c="5"/><text:span text:style-name="T24">26 <text:s text:c="4"/>104 <text:s text:c="4"/>390 alpha.txt <text:s text:c="46"/></text:span></text:p>
      <text:p text:style-name="P68"><text:s text:c="6"/><text:span text:style-name="T24">5 <text:s text:c="5"/>10 <text:s text:c="5"/>42 animals.txt <text:s text:c="44"/></text:span></text:p>
      <text:p text:style-name="P68"><text:s text:c="6"/><text:span text:style-name="T24">1 <text:s text:c="6"/>3 <text:s text:c="5"/>14 food.txt <text:s text:c="47"/></text:span></text:p>
      <text:p text:style-name="P68"><text:s text:c="6"/><text:span text:style-name="T24">7 <text:s text:c="5"/>14 <text:s text:c="4"/>647 hello.sh <text:s text:c="47"/></text:span></text:p>
      <text:p text:style-name="P68"><text:s text:c="6"/><text:span text:style-name="T24">3 <text:s text:c="5"/>11 <text:s text:c="5"/>67 hidden.txt <text:s text:c="45"/></text:span></text:p>
      <text:p text:style-name="P68"><text:s text:c="6"/><text:span text:style-name="T24">5 <text:s text:c="6"/>5 <text:s text:c="5"/>10 letters.txt <text:s text:c="44"/></text:span></text:p>
      <text:p text:style-name="P68"><text:s text:c="6"/><text:span text:style-name="T24">8 <text:s text:c="5"/>32 <text:s text:c="4"/>187 linux.txt </text:span></text:p>
      <text:p text:style-name="P68"><text:s text:c="2"/><text:span text:style-name="T24">10240 <text:s text:c="2"/>10236 <text:s text:c="2"/>66540 longfile.txt <text:s text:c="43"/></text:span></text:p>
      <text:p text:style-name="P68"><text:s text:c="5"/><text:span text:style-name="T24">13 <text:s text:c="5"/>36 <text:s text:c="4"/>236 newhome.txt <text:s text:c="44"/></text:span></text:p>
      <text:p text:style-name="P68"><text:s text:c="6"/><text:span text:style-name="T24">5 <text:s text:c="6"/>5 <text:s text:c="5"/>10 numbers.txt <text:s text:c="44"/></text:span></text:p>
      <text:p text:style-name="P68"><text:s text:c="6"/><text:span text:style-name="T24">4 <text:s text:c="6"/>4 <text:s text:c="5"/>77 os.csv <text:s text:c="49"/></text:span></text:p>
      <text:p text:style-name="P68"><text:s text:c="6"/><text:span text:style-name="T24">4 <text:s text:c="6"/>4 <text:s text:c="5"/>59 people.csv <text:s text:c="45"/></text:span></text:p>
      <text:p text:style-name="P68"><text:s text:c="6"/><text:span text:style-name="T24">6 <text:s text:c="5"/>21 <text:s text:c="4"/>110 profile.txt <text:s text:c="44"/></text:span></text:p>
      <text:p text:style-name="P68"><text:s text:c="5"/><text:span text:style-name="T24">11 <text:s text:c="5"/>11 <text:s text:c="5"/>51 red.txt <text:s text:c="48"/></text:span></text:p>
      <text:p text:style-name="P68"><text:s text:c="6"/><text:span text:style-name="T24">2 <text:s text:c="5"/>26 <text:s text:c="4"/>130 spelling.txt <text:s text:c="43"/></text:span></text:p>
      <text:p text:style-name="P68"><text:s/><text:span text:style-name="T24">102305 <text:s/>102305 <text:s/>971578 words <text:s text:c="50"/></text:span></text:p>
      <text:p text:style-name="P68"><text:s/><text:span text:style-name="T24">112682 <text:s/>112965 1040667 total</text:span></text:p>
      <text:p text:style-name="P4"><text:span text:style-name="T5">The output above reveals that </text:span><text:span text:style-name="Source_20_Text"><text:span text:style-name="T6">longfile.txt</text:span></text:span><text:span text:style-name="T5"> really is the longest file in the folder.</text:span></text:p>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ourier New" svg:font-family="'Courier New', monospace"/>
    <style:font-face style:name="Helvetica Neue" svg:font-family="'Helvetica Neue', Helvetica, Ari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onsolas" svg:font-family="Consolas" style:font-family-generic="swiss" style:font-pitch="fixed"/>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5T16:54:01.285777815</meta:creation-date>
    <dc:date>2021-11-02T15:58:04.663661907</dc:date>
    <meta:editing-duration>PT4H4M</meta:editing-duration>
    <meta:editing-cycles>30</meta:editing-cycles>
    <meta:generator>LibreOffice/7.1.6.2.0$Linux_X86_64 LibreOffice_project/10$Build-2</meta:generator>
    <meta:document-statistic meta:table-count="5" meta:image-count="0" meta:object-count="0" meta:page-count="28" meta:paragraph-count="686" meta:word-count="5918" meta:character-count="38412" meta:non-whitespace-character-count="29391"/>
  </office:meta>
</office:document-meta>
</file>